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3" style:family="table">
      <style:table-properties style:width="7.1875in" fo:margin-left="0in" table:align="left"/>
    </style:style>
    <style:style style:name="Table13.A" style:family="table-column">
      <style:table-column-properties style:column-width="7.1875in"/>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1.3847in" style:rel-column-width="13107*"/>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P1" style:family="paragraph" style:parent-style-name="Standard">
      <style:text-properties officeooo:rsid="0015fb8f" officeooo:paragraph-rsid="0015fb8f"/>
    </style:style>
    <style:style style:name="P2" style:family="paragraph" style:parent-style-name="Standard">
      <style:text-properties officeooo:rsid="00164774" officeooo:paragraph-rsid="00164774"/>
    </style:style>
    <style:style style:name="P3" style:family="paragraph" style:parent-style-name="Standard">
      <style:text-properties officeooo:rsid="001778b7" officeooo:paragraph-rsid="001778b7"/>
    </style:style>
    <style:style style:name="P4" style:family="paragraph" style:parent-style-name="Standard">
      <style:text-properties officeooo:rsid="00190383" officeooo:paragraph-rsid="00190383"/>
    </style:style>
    <style:style style:name="P5" style:family="paragraph" style:parent-style-name="Standard">
      <style:text-properties officeooo:rsid="001b6ea7" officeooo:paragraph-rsid="001b6ea7"/>
    </style:style>
    <style:style style:name="P6" style:family="paragraph" style:parent-style-name="Standard">
      <style:text-properties officeooo:rsid="001c823f" officeooo:paragraph-rsid="001c823f"/>
    </style:style>
    <style:style style:name="P7" style:family="paragraph" style:parent-style-name="Standard">
      <style:text-properties officeooo:rsid="0024b412" officeooo:paragraph-rsid="0024b412"/>
    </style:style>
    <style:style style:name="P8" style:family="paragraph" style:parent-style-name="Standard">
      <style:text-properties officeooo:rsid="0026993d" officeooo:paragraph-rsid="0026993d"/>
    </style:style>
    <style:style style:name="P9" style:family="paragraph" style:parent-style-name="Standard">
      <style:text-properties officeooo:rsid="002a6d69" officeooo:paragraph-rsid="002a6d69"/>
    </style:style>
    <style:style style:name="P10" style:family="paragraph" style:parent-style-name="Standard">
      <style:text-properties officeooo:rsid="002ba02f" officeooo:paragraph-rsid="002ba02f"/>
    </style:style>
    <style:style style:name="P11" style:family="paragraph" style:parent-style-name="Standard">
      <style:text-properties officeooo:rsid="002ea5b2" officeooo:paragraph-rsid="002ea5b2"/>
    </style:style>
    <style:style style:name="P12" style:family="paragraph" style:parent-style-name="Standard">
      <style:text-properties officeooo:rsid="0030577c" officeooo:paragraph-rsid="0030577c"/>
    </style:style>
    <style:style style:name="P13" style:family="paragraph" style:parent-style-name="Standard">
      <style:text-properties officeooo:rsid="0031e4c8" officeooo:paragraph-rsid="0031e4c8"/>
    </style:style>
    <style:style style:name="P14" style:family="paragraph" style:parent-style-name="Standard">
      <style:text-properties officeooo:rsid="00329dda" officeooo:paragraph-rsid="00329dda"/>
    </style:style>
    <style:style style:name="P15" style:family="paragraph" style:parent-style-name="Standard">
      <style:text-properties officeooo:rsid="00332d95" officeooo:paragraph-rsid="00332d95"/>
    </style:style>
    <style:style style:name="P16" style:family="paragraph" style:parent-style-name="Standard">
      <style:text-properties officeooo:rsid="0034f5c3" officeooo:paragraph-rsid="0034f5c3"/>
    </style:style>
    <style:style style:name="P17" style:family="paragraph" style:parent-style-name="Standard">
      <style:text-properties officeooo:rsid="0036c537" officeooo:paragraph-rsid="0036c537"/>
    </style:style>
    <style:style style:name="P18" style:family="paragraph" style:parent-style-name="Standard">
      <style:text-properties officeooo:rsid="00373e03" officeooo:paragraph-rsid="00373e03"/>
    </style:style>
    <style:style style:name="P19" style:family="paragraph" style:parent-style-name="Standard">
      <style:text-properties officeooo:rsid="00391c45" officeooo:paragraph-rsid="00391c45"/>
    </style:style>
    <style:style style:name="P20" style:family="paragraph" style:parent-style-name="Standard">
      <style:text-properties officeooo:rsid="00393175" officeooo:paragraph-rsid="00393175"/>
    </style:style>
    <style:style style:name="P21" style:family="paragraph" style:parent-style-name="Standard">
      <style:text-properties officeooo:rsid="003aec35" officeooo:paragraph-rsid="003aec35"/>
    </style:style>
    <style:style style:name="P22" style:family="paragraph" style:parent-style-name="Standard">
      <style:text-properties officeooo:rsid="003c2f3e" officeooo:paragraph-rsid="003c2f3e"/>
    </style:style>
    <style:style style:name="P23" style:family="paragraph" style:parent-style-name="Standard">
      <style:text-properties officeooo:rsid="003d259b" officeooo:paragraph-rsid="003d259b"/>
    </style:style>
    <style:style style:name="P24" style:family="paragraph" style:parent-style-name="Standard">
      <style:text-properties officeooo:rsid="003d7e79" officeooo:paragraph-rsid="003d7e79"/>
    </style:style>
    <style:style style:name="P25" style:family="paragraph" style:parent-style-name="Standard">
      <style:text-properties officeooo:rsid="00401555" officeooo:paragraph-rsid="00401555"/>
    </style:style>
    <style:style style:name="P26" style:family="paragraph" style:parent-style-name="Standard">
      <style:text-properties officeooo:rsid="00408330" officeooo:paragraph-rsid="00408330"/>
    </style:style>
    <style:style style:name="P27" style:family="paragraph" style:parent-style-name="Standard">
      <style:text-properties officeooo:rsid="0041b370" officeooo:paragraph-rsid="0041b370"/>
    </style:style>
    <style:style style:name="P28" style:family="paragraph" style:parent-style-name="Standard">
      <style:text-properties officeooo:rsid="0043a9f4" officeooo:paragraph-rsid="0043a9f4"/>
    </style:style>
    <style:style style:name="P29" style:family="paragraph" style:parent-style-name="Standard">
      <style:text-properties officeooo:rsid="0043e9f7" officeooo:paragraph-rsid="0043e9f7"/>
    </style:style>
    <style:style style:name="P30" style:family="paragraph" style:parent-style-name="Standard">
      <style:text-properties officeooo:paragraph-rsid="0043e9f7"/>
    </style:style>
    <style:style style:name="P31" style:family="paragraph" style:parent-style-name="Standard">
      <style:text-properties officeooo:rsid="00455412" officeooo:paragraph-rsid="00455412"/>
    </style:style>
    <style:style style:name="P32" style:family="paragraph" style:parent-style-name="Standard">
      <style:text-properties officeooo:rsid="00472b5c" officeooo:paragraph-rsid="00472b5c"/>
    </style:style>
    <style:style style:name="P33" style:family="paragraph" style:parent-style-name="Standard">
      <style:text-properties officeooo:rsid="00489823" officeooo:paragraph-rsid="00472b5c"/>
    </style:style>
    <style:style style:name="P34" style:family="paragraph" style:parent-style-name="Standard">
      <style:text-properties officeooo:rsid="00489823" officeooo:paragraph-rsid="00489823"/>
    </style:style>
    <style:style style:name="P35" style:family="paragraph" style:parent-style-name="Standard">
      <style:text-properties officeooo:rsid="00499dcc" officeooo:paragraph-rsid="00499dcc"/>
    </style:style>
    <style:style style:name="P36" style:family="paragraph" style:parent-style-name="Standard">
      <style:text-properties officeooo:rsid="004a4eb8" officeooo:paragraph-rsid="004a4eb8"/>
    </style:style>
    <style:style style:name="P37" style:family="paragraph" style:parent-style-name="Standard">
      <style:text-properties officeooo:rsid="004ae206" officeooo:paragraph-rsid="004ae206"/>
    </style:style>
    <style:style style:name="P38" style:family="paragraph" style:parent-style-name="Standard">
      <style:text-properties officeooo:rsid="004ba90f" officeooo:paragraph-rsid="004ba90f"/>
    </style:style>
    <style:style style:name="P39" style:family="paragraph" style:parent-style-name="Standard">
      <style:text-properties officeooo:rsid="004c4e2a" officeooo:paragraph-rsid="004c4e2a"/>
    </style:style>
    <style:style style:name="P40" style:family="paragraph" style:parent-style-name="Standard">
      <style:text-properties officeooo:rsid="004d7ae3" officeooo:paragraph-rsid="004d7ae3"/>
    </style:style>
    <style:style style:name="P41" style:family="paragraph" style:parent-style-name="Standard">
      <style:text-properties officeooo:rsid="005075a2" officeooo:paragraph-rsid="005075a2"/>
    </style:style>
    <style:style style:name="P42" style:family="paragraph" style:parent-style-name="Standard">
      <style:text-properties officeooo:rsid="0051e418" officeooo:paragraph-rsid="0051e418"/>
    </style:style>
    <style:style style:name="P43" style:family="paragraph" style:parent-style-name="Standard">
      <style:text-properties officeooo:rsid="0052743e" officeooo:paragraph-rsid="0052743e"/>
    </style:style>
    <style:style style:name="P44" style:family="paragraph" style:parent-style-name="Standard">
      <style:text-properties officeooo:rsid="00531eb8" officeooo:paragraph-rsid="00531eb8"/>
    </style:style>
    <style:style style:name="P45" style:family="paragraph" style:parent-style-name="Standard">
      <style:text-properties officeooo:rsid="0054b966" officeooo:paragraph-rsid="0054b966"/>
    </style:style>
    <style:style style:name="P46" style:family="paragraph" style:parent-style-name="Standard">
      <style:text-properties officeooo:rsid="00568e29" officeooo:paragraph-rsid="00568e29"/>
    </style:style>
    <style:style style:name="P47" style:family="paragraph" style:parent-style-name="Standard">
      <style:text-properties officeooo:rsid="00576d4a" officeooo:paragraph-rsid="00576d4a"/>
    </style:style>
    <style:style style:name="P48" style:family="paragraph" style:parent-style-name="Standard">
      <style:text-properties officeooo:rsid="0058d0c0" officeooo:paragraph-rsid="0058d0c0"/>
    </style:style>
    <style:style style:name="P49" style:family="paragraph" style:parent-style-name="Standard">
      <style:text-properties officeooo:rsid="005ab79b" officeooo:paragraph-rsid="005ab79b"/>
    </style:style>
    <style:style style:name="P50" style:family="paragraph" style:parent-style-name="Standard">
      <style:text-properties officeooo:rsid="005badbe" officeooo:paragraph-rsid="005badbe"/>
    </style:style>
    <style:style style:name="P51" style:family="paragraph" style:parent-style-name="Standard">
      <style:text-properties officeooo:rsid="005badbe" officeooo:paragraph-rsid="005c2a9b"/>
    </style:style>
    <style:style style:name="P52" style:family="paragraph" style:parent-style-name="Standard">
      <style:text-properties officeooo:rsid="005c2a9b" officeooo:paragraph-rsid="005c2a9b"/>
    </style:style>
    <style:style style:name="P53" style:family="paragraph" style:parent-style-name="Standard">
      <style:text-properties officeooo:rsid="005cb601" officeooo:paragraph-rsid="005cb601"/>
    </style:style>
    <style:style style:name="P54" style:family="paragraph" style:parent-style-name="Standard">
      <style:text-properties officeooo:rsid="005e0853" officeooo:paragraph-rsid="005e0853"/>
    </style:style>
    <style:style style:name="P55" style:family="paragraph" style:parent-style-name="Standard">
      <style:text-properties officeooo:rsid="005e0853" officeooo:paragraph-rsid="005ea274"/>
    </style:style>
    <style:style style:name="P56" style:family="paragraph" style:parent-style-name="Standard">
      <style:text-properties officeooo:rsid="005ea274" officeooo:paragraph-rsid="005ea274"/>
    </style:style>
    <style:style style:name="P57" style:family="paragraph" style:parent-style-name="Standard">
      <style:text-properties officeooo:rsid="00607575" officeooo:paragraph-rsid="00607575"/>
    </style:style>
    <style:style style:name="P58" style:family="paragraph" style:parent-style-name="Standard">
      <style:text-properties officeooo:rsid="006166ca" officeooo:paragraph-rsid="006166ca"/>
    </style:style>
    <style:style style:name="P59" style:family="paragraph" style:parent-style-name="Standard">
      <style:text-properties officeooo:rsid="0062edfa" officeooo:paragraph-rsid="0062edfa"/>
    </style:style>
    <style:style style:name="P60" style:family="paragraph" style:parent-style-name="Standard">
      <style:text-properties officeooo:rsid="0063eddb" officeooo:paragraph-rsid="0063eddb"/>
    </style:style>
    <style:style style:name="P61" style:family="paragraph" style:parent-style-name="Standard">
      <style:text-properties officeooo:rsid="00649d29" officeooo:paragraph-rsid="00649d29"/>
    </style:style>
    <style:style style:name="P62" style:family="paragraph" style:parent-style-name="Standard">
      <style:text-properties officeooo:rsid="0064ba5a" officeooo:paragraph-rsid="0064ba5a"/>
    </style:style>
    <style:style style:name="P63" style:family="paragraph" style:parent-style-name="Standard">
      <style:text-properties officeooo:rsid="00668042" officeooo:paragraph-rsid="00668042"/>
    </style:style>
    <style:style style:name="P64" style:family="paragraph" style:parent-style-name="Standard">
      <style:text-properties officeooo:rsid="00671455" officeooo:paragraph-rsid="00671455"/>
    </style:style>
    <style:style style:name="P65" style:family="paragraph" style:parent-style-name="Standard">
      <style:text-properties officeooo:rsid="00672979" officeooo:paragraph-rsid="00672979"/>
    </style:style>
    <style:style style:name="P66" style:family="paragraph" style:parent-style-name="Standard">
      <style:text-properties officeooo:rsid="006869b0" officeooo:paragraph-rsid="006869b0"/>
    </style:style>
    <style:style style:name="P67" style:family="paragraph" style:parent-style-name="Standard">
      <style:text-properties officeooo:rsid="006a122a" officeooo:paragraph-rsid="006a122a"/>
    </style:style>
    <style:style style:name="P68" style:family="paragraph" style:parent-style-name="Standard">
      <style:text-properties officeooo:rsid="006b14b3" officeooo:paragraph-rsid="006b14b3"/>
    </style:style>
    <style:style style:name="P69" style:family="paragraph" style:parent-style-name="Standard">
      <style:text-properties officeooo:rsid="006bc885" officeooo:paragraph-rsid="006bc885"/>
    </style:style>
    <style:style style:name="P70" style:family="paragraph" style:parent-style-name="Standard">
      <style:text-properties officeooo:rsid="006c7c4e" officeooo:paragraph-rsid="006c7c4e"/>
    </style:style>
    <style:style style:name="P71" style:family="paragraph" style:parent-style-name="Standard">
      <style:text-properties officeooo:rsid="006dd75d" officeooo:paragraph-rsid="006dd75d"/>
    </style:style>
    <style:style style:name="P72" style:family="paragraph" style:parent-style-name="Standard">
      <style:text-properties officeooo:rsid="0022e2da" officeooo:paragraph-rsid="0022e2da"/>
    </style:style>
    <style:style style:name="P73" style:family="paragraph" style:parent-style-name="Standard">
      <style:text-properties officeooo:rsid="006fd738" officeooo:paragraph-rsid="006fd738"/>
    </style:style>
    <style:style style:name="P74" style:family="paragraph" style:parent-style-name="Standard">
      <style:text-properties officeooo:rsid="006fd738" officeooo:paragraph-rsid="0070e57a"/>
    </style:style>
    <style:style style:name="P75" style:family="paragraph" style:parent-style-name="Standard">
      <style:text-properties style:font-name="Courier 10 Pitch" officeooo:rsid="006fd738" officeooo:paragraph-rsid="006fd738"/>
    </style:style>
    <style:style style:name="P76" style:family="paragraph" style:parent-style-name="Standard">
      <style:text-properties style:font-name="Courier 10 Pitch" officeooo:rsid="006fd738" officeooo:paragraph-rsid="0070e57a"/>
    </style:style>
    <style:style style:name="P77" style:family="paragraph" style:parent-style-name="Standard">
      <style:text-properties style:font-name="Courier 10 Pitch" officeooo:rsid="006fd738" officeooo:paragraph-rsid="007213d3"/>
    </style:style>
    <style:style style:name="P78" style:family="paragraph" style:parent-style-name="Standard">
      <style:text-properties style:font-name="Courier 10 Pitch" officeooo:rsid="007213d3" officeooo:paragraph-rsid="007213d3"/>
    </style:style>
    <style:style style:name="P79" style:family="paragraph" style:parent-style-name="Standard">
      <style:text-properties fo:color="#800000" style:font-name="Courier 10 Pitch" officeooo:rsid="006fd738" officeooo:paragraph-rsid="0070e57a"/>
    </style:style>
    <style:style style:name="P80" style:family="paragraph" style:parent-style-name="Standard">
      <style:text-properties fo:color="#800000" style:font-name="Courier 10 Pitch" officeooo:rsid="006fd738" officeooo:paragraph-rsid="007213d3"/>
    </style:style>
    <style:style style:name="P81" style:family="paragraph" style:parent-style-name="Standard">
      <style:text-properties fo:color="#800000" style:font-name="Courier 10 Pitch" officeooo:rsid="007213d3" officeooo:paragraph-rsid="007213d3"/>
    </style:style>
    <style:style style:name="P82" style:family="paragraph" style:parent-style-name="Standard">
      <style:text-properties fo:color="#800000" style:font-name="Courier 10 Pitch" officeooo:rsid="0070e57a" officeooo:paragraph-rsid="007213d3"/>
    </style:style>
    <style:style style:name="P83" style:family="paragraph" style:parent-style-name="Standard">
      <style:text-properties fo:color="#000000" style:font-name="Courier 10 Pitch" officeooo:rsid="007213d3" officeooo:paragraph-rsid="007213d3"/>
    </style:style>
    <style:style style:name="P84" style:family="paragraph" style:parent-style-name="Standard">
      <style:text-properties officeooo:rsid="0073d13a" officeooo:paragraph-rsid="0073d13a"/>
    </style:style>
    <style:style style:name="P85" style:family="paragraph" style:parent-style-name="Standard">
      <style:text-properties officeooo:rsid="00741d8b" officeooo:paragraph-rsid="00741d8b"/>
    </style:style>
    <style:style style:name="P86" style:family="paragraph" style:parent-style-name="Standard">
      <style:text-properties officeooo:rsid="0075006b" officeooo:paragraph-rsid="0075006b"/>
    </style:style>
    <style:style style:name="P87" style:family="paragraph" style:parent-style-name="Standard">
      <style:text-properties officeooo:rsid="00769862" officeooo:paragraph-rsid="00769862"/>
    </style:style>
    <style:style style:name="P88" style:family="paragraph" style:parent-style-name="Standard">
      <style:text-properties officeooo:rsid="0077ed76" officeooo:paragraph-rsid="0077ed76"/>
    </style:style>
    <style:style style:name="P89" style:family="paragraph" style:parent-style-name="Standard">
      <style:text-properties officeooo:rsid="007a20a4" officeooo:paragraph-rsid="007a20a4"/>
    </style:style>
    <style:style style:name="P90" style:family="paragraph" style:parent-style-name="Standard">
      <style:text-properties officeooo:rsid="007a56f6" officeooo:paragraph-rsid="007a56f6"/>
    </style:style>
    <style:style style:name="P91" style:family="paragraph" style:parent-style-name="Standard">
      <style:text-properties officeooo:rsid="007c5037" officeooo:paragraph-rsid="007c5037"/>
    </style:style>
    <style:style style:name="P92" style:family="paragraph" style:parent-style-name="Standard">
      <style:text-properties fo:font-weight="bold" officeooo:rsid="007c5037" officeooo:paragraph-rsid="007c5037" style:font-weight-asian="bold" style:font-weight-complex="bold"/>
    </style:style>
    <style:style style:name="P93" style:family="paragraph" style:parent-style-name="Standard">
      <style:text-properties officeooo:rsid="007f41c4" officeooo:paragraph-rsid="007f41c4"/>
    </style:style>
    <style:style style:name="P94" style:family="paragraph" style:parent-style-name="Standard">
      <style:text-properties officeooo:rsid="00811066" officeooo:paragraph-rsid="00811066"/>
    </style:style>
    <style:style style:name="P95" style:family="paragraph" style:parent-style-name="Standard">
      <style:text-properties officeooo:rsid="0082ed2e" officeooo:paragraph-rsid="0082ed2e"/>
    </style:style>
    <style:style style:name="P96" style:family="paragraph" style:parent-style-name="Standard">
      <style:text-properties officeooo:rsid="008567d4" officeooo:paragraph-rsid="008567d4"/>
    </style:style>
    <style:style style:name="P97" style:family="paragraph" style:parent-style-name="Standard">
      <style:text-properties officeooo:rsid="008744ab" officeooo:paragraph-rsid="008744ab"/>
    </style:style>
    <style:style style:name="P98" style:family="paragraph" style:parent-style-name="Standard">
      <style:text-properties officeooo:rsid="00879ab1" officeooo:paragraph-rsid="00879ab1"/>
    </style:style>
    <style:style style:name="P99" style:family="paragraph" style:parent-style-name="Standard">
      <style:text-properties officeooo:rsid="0088b585" officeooo:paragraph-rsid="0088b585"/>
    </style:style>
    <style:style style:name="P100" style:family="paragraph" style:parent-style-name="Standard">
      <style:text-properties officeooo:rsid="0089a686" officeooo:paragraph-rsid="0089a686"/>
    </style:style>
    <style:style style:name="P101" style:family="paragraph" style:parent-style-name="Standard">
      <style:text-properties officeooo:rsid="0089a686" officeooo:paragraph-rsid="008acc26"/>
    </style:style>
    <style:style style:name="P102" style:family="paragraph" style:parent-style-name="Standard">
      <style:text-properties officeooo:rsid="008acc26" officeooo:paragraph-rsid="0089a686"/>
    </style:style>
    <style:style style:name="P103" style:family="paragraph" style:parent-style-name="Standard">
      <style:text-properties officeooo:rsid="008acc26" officeooo:paragraph-rsid="008acc26"/>
    </style:style>
    <style:style style:name="P104" style:family="paragraph" style:parent-style-name="Standard">
      <style:text-properties officeooo:rsid="008b797a" officeooo:paragraph-rsid="008b797a"/>
    </style:style>
    <style:style style:name="P105" style:family="paragraph" style:parent-style-name="Standard">
      <style:text-properties officeooo:rsid="008ced50" officeooo:paragraph-rsid="008ced50"/>
    </style:style>
    <style:style style:name="P106" style:family="paragraph" style:parent-style-name="Standard">
      <style:text-properties officeooo:rsid="008d00ea" officeooo:paragraph-rsid="008d00ea"/>
    </style:style>
    <style:style style:name="P107" style:family="paragraph" style:parent-style-name="Standard">
      <style:text-properties officeooo:rsid="008d6bba" officeooo:paragraph-rsid="008d6bba"/>
    </style:style>
    <style:style style:name="P108" style:family="paragraph" style:parent-style-name="Standard">
      <style:text-properties officeooo:rsid="008ebc6f" officeooo:paragraph-rsid="008ebc6f"/>
    </style:style>
    <style:style style:name="P109" style:family="paragraph" style:parent-style-name="Standard">
      <style:text-properties officeooo:rsid="008ed604" officeooo:paragraph-rsid="008ed604"/>
    </style:style>
    <style:style style:name="P110" style:family="paragraph" style:parent-style-name="Standard">
      <style:text-properties officeooo:rsid="00900372" officeooo:paragraph-rsid="00900372"/>
    </style:style>
    <style:style style:name="P111" style:family="paragraph" style:parent-style-name="Standard">
      <style:text-properties officeooo:rsid="009097e1" officeooo:paragraph-rsid="009097e1"/>
    </style:style>
    <style:style style:name="P112" style:family="paragraph" style:parent-style-name="Standard">
      <style:text-properties officeooo:rsid="009178f9" officeooo:paragraph-rsid="009178f9"/>
    </style:style>
    <style:style style:name="P113" style:family="paragraph" style:parent-style-name="Standard">
      <style:text-properties officeooo:rsid="00917bf2" officeooo:paragraph-rsid="00917bf2"/>
    </style:style>
    <style:style style:name="P114" style:family="paragraph" style:parent-style-name="Standard">
      <style:text-properties officeooo:rsid="009325ad" officeooo:paragraph-rsid="009325ad"/>
    </style:style>
    <style:style style:name="P115" style:family="paragraph" style:parent-style-name="Standard">
      <style:text-properties officeooo:rsid="0095a075" officeooo:paragraph-rsid="0095a075"/>
    </style:style>
    <style:style style:name="P116" style:family="paragraph" style:parent-style-name="Standard">
      <style:text-properties officeooo:rsid="009bd234" officeooo:paragraph-rsid="009bd234"/>
    </style:style>
    <style:style style:name="P117" style:family="paragraph" style:parent-style-name="Standard">
      <style:text-properties officeooo:rsid="009cd098" officeooo:paragraph-rsid="009cd098"/>
    </style:style>
    <style:style style:name="P118" style:family="paragraph" style:parent-style-name="Standard">
      <style:text-properties officeooo:rsid="009d2732" officeooo:paragraph-rsid="009d2732"/>
    </style:style>
    <style:style style:name="P119" style:family="paragraph" style:parent-style-name="Standard">
      <style:text-properties officeooo:rsid="009e2af5" officeooo:paragraph-rsid="009e2af5"/>
    </style:style>
    <style:style style:name="P120" style:family="paragraph" style:parent-style-name="Standard">
      <style:text-properties officeooo:rsid="009eb688" officeooo:paragraph-rsid="009eb688"/>
    </style:style>
    <style:style style:name="P121" style:family="paragraph" style:parent-style-name="Standard">
      <style:text-properties officeooo:rsid="009eefe1" officeooo:paragraph-rsid="009eefe1"/>
    </style:style>
    <style:style style:name="P122" style:family="paragraph" style:parent-style-name="Standard">
      <style:text-properties officeooo:rsid="00a02b59" officeooo:paragraph-rsid="00a02b59"/>
    </style:style>
    <style:style style:name="P123" style:family="paragraph" style:parent-style-name="Standard">
      <style:paragraph-properties fo:text-align="center" style:justify-single-word="false"/>
      <style:text-properties officeooo:rsid="00a02b59" officeooo:paragraph-rsid="00a02b59"/>
    </style:style>
    <style:style style:name="P124" style:family="paragraph" style:parent-style-name="Standard">
      <style:text-properties officeooo:rsid="00a082b5" officeooo:paragraph-rsid="00a082b5"/>
    </style:style>
    <style:style style:name="P125" style:family="paragraph" style:parent-style-name="Standard">
      <style:text-properties officeooo:rsid="00a205fa" officeooo:paragraph-rsid="00a205fa"/>
    </style:style>
    <style:style style:name="P126" style:family="paragraph" style:parent-style-name="Standard">
      <style:text-properties officeooo:rsid="00a30524" officeooo:paragraph-rsid="00a30524"/>
    </style:style>
    <style:style style:name="P127" style:family="paragraph" style:parent-style-name="Standard">
      <style:text-properties officeooo:rsid="00a30ab1" officeooo:paragraph-rsid="00a30ab1"/>
    </style:style>
    <style:style style:name="P128" style:family="paragraph" style:parent-style-name="Standard">
      <style:text-properties officeooo:rsid="00a457be" officeooo:paragraph-rsid="00a457be"/>
    </style:style>
    <style:style style:name="P129" style:family="paragraph" style:parent-style-name="Standard">
      <style:text-properties officeooo:rsid="00a56220" officeooo:paragraph-rsid="00a56220"/>
    </style:style>
    <style:style style:name="P130" style:family="paragraph" style:parent-style-name="Standard">
      <style:text-properties officeooo:rsid="00a696e2" officeooo:paragraph-rsid="00a696e2"/>
    </style:style>
    <style:style style:name="P131" style:family="paragraph" style:parent-style-name="Standard">
      <style:text-properties officeooo:rsid="00a6ff52" officeooo:paragraph-rsid="00a6ff52"/>
    </style:style>
    <style:style style:name="P132" style:family="paragraph" style:parent-style-name="Standard">
      <style:text-properties officeooo:rsid="00a746f9" officeooo:paragraph-rsid="00a746f9"/>
    </style:style>
    <style:style style:name="P133" style:family="paragraph" style:parent-style-name="Standard">
      <style:text-properties officeooo:rsid="00a75a5e" officeooo:paragraph-rsid="00a75a5e"/>
    </style:style>
    <style:style style:name="P134" style:family="paragraph" style:parent-style-name="Standard">
      <style:text-properties officeooo:rsid="00a9bf3c" officeooo:paragraph-rsid="00a9bf3c"/>
    </style:style>
    <style:style style:name="P135" style:family="paragraph" style:parent-style-name="Standard">
      <style:text-properties officeooo:rsid="00ab599b" officeooo:paragraph-rsid="00ab599b"/>
    </style:style>
    <style:style style:name="P136" style:family="paragraph" style:parent-style-name="Standard">
      <style:text-properties officeooo:rsid="00ac048f" officeooo:paragraph-rsid="00ac048f"/>
    </style:style>
    <style:style style:name="P137" style:family="paragraph" style:parent-style-name="Standard">
      <style:text-properties officeooo:rsid="00acd451" officeooo:paragraph-rsid="00acd451"/>
    </style:style>
    <style:style style:name="P138" style:family="paragraph" style:parent-style-name="Standard">
      <style:text-properties officeooo:rsid="00ae6d95" officeooo:paragraph-rsid="00ae6d95"/>
    </style:style>
    <style:style style:name="P139" style:family="paragraph" style:parent-style-name="Standard">
      <style:text-properties officeooo:rsid="00af6abd" officeooo:paragraph-rsid="00af6abd"/>
    </style:style>
    <style:style style:name="P140" style:family="paragraph" style:parent-style-name="Standard">
      <style:text-properties officeooo:rsid="00b11948" officeooo:paragraph-rsid="00b11948"/>
    </style:style>
    <style:style style:name="P141" style:family="paragraph" style:parent-style-name="Standard">
      <style:text-properties officeooo:rsid="00b2c382" officeooo:paragraph-rsid="00b2c382"/>
    </style:style>
    <style:style style:name="P142" style:family="paragraph" style:parent-style-name="Standard">
      <style:text-properties officeooo:rsid="00b39e06" officeooo:paragraph-rsid="00b39e06"/>
    </style:style>
    <style:style style:name="P143" style:family="paragraph" style:parent-style-name="Standard">
      <style:text-properties officeooo:rsid="00b52b19" officeooo:paragraph-rsid="00b52b19"/>
    </style:style>
    <style:style style:name="P144" style:family="paragraph" style:parent-style-name="Standard">
      <style:text-properties officeooo:rsid="00b57511" officeooo:paragraph-rsid="00b57511"/>
    </style:style>
    <style:style style:name="P145" style:family="paragraph" style:parent-style-name="Standard">
      <style:text-properties officeooo:rsid="00b8c58b" officeooo:paragraph-rsid="00b8c58b"/>
    </style:style>
    <style:style style:name="P146" style:family="paragraph" style:parent-style-name="Standard">
      <style:text-properties officeooo:rsid="00bbc350" officeooo:paragraph-rsid="00bbc350"/>
    </style:style>
    <style:style style:name="P147" style:family="paragraph" style:parent-style-name="Standard">
      <style:text-properties officeooo:rsid="00bcc09c" officeooo:paragraph-rsid="00bcc09c"/>
    </style:style>
    <style:style style:name="P148" style:family="paragraph" style:parent-style-name="Standard">
      <style:text-properties officeooo:rsid="00bda19f" officeooo:paragraph-rsid="00bda19f"/>
    </style:style>
    <style:style style:name="P149" style:family="paragraph" style:parent-style-name="Standard">
      <style:text-properties officeooo:rsid="00be3f73" officeooo:paragraph-rsid="00be3f73"/>
    </style:style>
    <style:style style:name="P150" style:family="paragraph" style:parent-style-name="Standard">
      <style:text-properties officeooo:rsid="00c09b8f" officeooo:paragraph-rsid="00c09b8f"/>
    </style:style>
    <style:style style:name="P151" style:family="paragraph" style:parent-style-name="Standard">
      <style:text-properties officeooo:paragraph-rsid="00c09b8f"/>
    </style:style>
    <style:style style:name="P152" style:family="paragraph" style:parent-style-name="Standard">
      <style:text-properties officeooo:rsid="00c2428c" officeooo:paragraph-rsid="00c2428c"/>
    </style:style>
    <style:style style:name="P153" style:family="paragraph" style:parent-style-name="Standard">
      <style:text-properties officeooo:rsid="00c25d3b" officeooo:paragraph-rsid="00c25d3b"/>
    </style:style>
    <style:style style:name="P154" style:family="paragraph" style:parent-style-name="Standard">
      <style:text-properties officeooo:rsid="00c4526d" officeooo:paragraph-rsid="00c4526d"/>
    </style:style>
    <style:style style:name="P155" style:family="paragraph" style:parent-style-name="Standard">
      <style:text-properties officeooo:rsid="00c48e29" officeooo:paragraph-rsid="00c48e29"/>
    </style:style>
    <style:style style:name="P156" style:family="paragraph" style:parent-style-name="Standard">
      <style:text-properties officeooo:rsid="00c62f6b" officeooo:paragraph-rsid="00c62f6b"/>
    </style:style>
    <style:style style:name="P157" style:family="paragraph" style:parent-style-name="Standard">
      <style:text-properties officeooo:rsid="00c77d2d" officeooo:paragraph-rsid="00c77d2d"/>
    </style:style>
    <style:style style:name="P158" style:family="paragraph" style:parent-style-name="Standard">
      <style:text-properties officeooo:rsid="00c8dc51" officeooo:paragraph-rsid="00c8dc51"/>
    </style:style>
    <style:style style:name="P159" style:family="paragraph" style:parent-style-name="Standard">
      <style:text-properties officeooo:rsid="00c9f1d6" officeooo:paragraph-rsid="00c9f1d6"/>
    </style:style>
    <style:style style:name="P160" style:family="paragraph" style:parent-style-name="Standard">
      <style:text-properties officeooo:rsid="00ca0419" officeooo:paragraph-rsid="00ca0419"/>
    </style:style>
    <style:style style:name="P161" style:family="paragraph" style:parent-style-name="Standard">
      <style:text-properties officeooo:rsid="00ca69a3" officeooo:paragraph-rsid="00ca69a3"/>
    </style:style>
    <style:style style:name="P162" style:family="paragraph" style:parent-style-name="Standard">
      <style:text-properties officeooo:rsid="00cb2633" officeooo:paragraph-rsid="00cb2633"/>
    </style:style>
    <style:style style:name="P163" style:family="paragraph" style:parent-style-name="Standard">
      <style:text-properties officeooo:rsid="00cc6288" officeooo:paragraph-rsid="00cc6288"/>
    </style:style>
    <style:style style:name="P164" style:family="paragraph" style:parent-style-name="Standard">
      <style:text-properties officeooo:rsid="00ce504d" officeooo:paragraph-rsid="00ce504d"/>
    </style:style>
    <style:style style:name="P165" style:family="paragraph" style:parent-style-name="Standard">
      <style:text-properties officeooo:rsid="00cf488d" officeooo:paragraph-rsid="00cf488d"/>
    </style:style>
    <style:style style:name="P166" style:family="paragraph" style:parent-style-name="Standard">
      <style:text-properties officeooo:rsid="00d11c93" officeooo:paragraph-rsid="00d11c93"/>
    </style:style>
    <style:style style:name="P167" style:family="paragraph" style:parent-style-name="Standard">
      <style:text-properties officeooo:rsid="00d2e8d8" officeooo:paragraph-rsid="00d2e8d8"/>
    </style:style>
    <style:style style:name="P168" style:family="paragraph" style:parent-style-name="Standard">
      <style:text-properties officeooo:rsid="00d47921" officeooo:paragraph-rsid="00d47921"/>
    </style:style>
    <style:style style:name="P169" style:family="paragraph" style:parent-style-name="Standard">
      <style:text-properties officeooo:rsid="00d635d5" officeooo:paragraph-rsid="00d635d5"/>
    </style:style>
    <style:style style:name="P170" style:family="paragraph" style:parent-style-name="Standard">
      <style:text-properties officeooo:rsid="00d6c9b6" officeooo:paragraph-rsid="00d6c9b6"/>
    </style:style>
    <style:style style:name="P171" style:family="paragraph" style:parent-style-name="Standard">
      <style:text-properties officeooo:rsid="00d760fe" officeooo:paragraph-rsid="00d760fe"/>
    </style:style>
    <style:style style:name="P172" style:family="paragraph" style:parent-style-name="Standard">
      <style:text-properties officeooo:rsid="00da9f8b" officeooo:paragraph-rsid="00da9f8b"/>
    </style:style>
    <style:style style:name="P173" style:family="paragraph" style:parent-style-name="Standard">
      <style:text-properties officeooo:rsid="00daccc4" officeooo:paragraph-rsid="00daccc4"/>
    </style:style>
    <style:style style:name="P174" style:family="paragraph" style:parent-style-name="Standard">
      <style:text-properties officeooo:rsid="00dc6297" officeooo:paragraph-rsid="00dc6297"/>
    </style:style>
    <style:style style:name="P175" style:family="paragraph" style:parent-style-name="Standard">
      <style:text-properties officeooo:rsid="00de1939" officeooo:paragraph-rsid="00de1939"/>
    </style:style>
    <style:style style:name="P176" style:family="paragraph" style:parent-style-name="Standard">
      <style:text-properties officeooo:rsid="00de96cb" officeooo:paragraph-rsid="00de96cb"/>
    </style:style>
    <style:style style:name="P177" style:family="paragraph" style:parent-style-name="Standard">
      <style:text-properties officeooo:rsid="00e05dd6" officeooo:paragraph-rsid="00e05dd6"/>
    </style:style>
    <style:style style:name="P178" style:family="paragraph" style:parent-style-name="Standard">
      <style:text-properties style:text-position="0% 100%" officeooo:rsid="00d760fe" officeooo:paragraph-rsid="00d760fe"/>
    </style:style>
    <style:style style:name="P179" style:family="paragraph" style:parent-style-name="Standard">
      <style:text-properties style:text-position="0% 100%" officeooo:rsid="00d8f14b" officeooo:paragraph-rsid="00d8f14b"/>
    </style:style>
    <style:style style:name="P180" style:family="paragraph" style:parent-style-name="Standard">
      <style:text-properties officeooo:rsid="00e177e5" officeooo:paragraph-rsid="00e177e5"/>
    </style:style>
    <style:style style:name="P181" style:family="paragraph" style:parent-style-name="Standard">
      <style:text-properties officeooo:rsid="00e24907" officeooo:paragraph-rsid="00e24907"/>
    </style:style>
    <style:style style:name="P182" style:family="paragraph" style:parent-style-name="Standard">
      <style:text-properties officeooo:rsid="00e35b73" officeooo:paragraph-rsid="00e35b73"/>
    </style:style>
    <style:style style:name="P183" style:family="paragraph" style:parent-style-name="Standard">
      <style:text-properties officeooo:rsid="00e37404" officeooo:paragraph-rsid="00e37404"/>
    </style:style>
    <style:style style:name="P184" style:family="paragraph" style:parent-style-name="Standard">
      <style:text-properties officeooo:rsid="00e3a6fe" officeooo:paragraph-rsid="00e3a6fe"/>
    </style:style>
    <style:style style:name="P185" style:family="paragraph" style:parent-style-name="Standard">
      <style:text-properties officeooo:rsid="00e47622" officeooo:paragraph-rsid="00e47622"/>
    </style:style>
    <style:style style:name="P186" style:family="paragraph" style:parent-style-name="Standard">
      <style:text-properties officeooo:rsid="00e60f71" officeooo:paragraph-rsid="00e60f71"/>
    </style:style>
    <style:style style:name="P187" style:family="paragraph" style:parent-style-name="Standard">
      <style:text-properties officeooo:rsid="00e70d83" officeooo:paragraph-rsid="00e70d83"/>
    </style:style>
    <style:style style:name="P188" style:family="paragraph" style:parent-style-name="Standard">
      <style:text-properties officeooo:rsid="00e76700" officeooo:paragraph-rsid="00e76700"/>
    </style:style>
    <style:style style:name="P189" style:family="paragraph" style:parent-style-name="Standard">
      <style:text-properties officeooo:rsid="00e84771" officeooo:paragraph-rsid="00e84771"/>
    </style:style>
    <style:style style:name="P190" style:family="paragraph" style:parent-style-name="Standard">
      <style:paragraph-properties style:border-line-width-bottom="0.0047in 0.0047in 0.0047in" fo:padding="0.0291in" fo:border-left="none" fo:border-right="none" fo:border-top="none" fo:border-bottom="1.05pt double #000000" style:join-border="false"/>
      <style:text-properties officeooo:rsid="0034f5c3" officeooo:paragraph-rsid="0034f5c3"/>
    </style:style>
    <style:style style:name="P191" style:family="paragraph" style:parent-style-name="Standard">
      <style:paragraph-properties style:border-line-width-bottom="0.0047in 0.0047in 0.0047in" fo:padding="0.0291in" fo:border-left="none" fo:border-right="none" fo:border-top="none" fo:border-bottom="1.05pt double #000000" style:join-border="false"/>
      <style:text-properties officeooo:rsid="00401555" officeooo:paragraph-rsid="003d7e79"/>
    </style:style>
    <style:style style:name="P192" style:family="paragraph" style:parent-style-name="Standard">
      <style:paragraph-properties style:border-line-width-bottom="0.0047in 0.0047in 0.0047in" fo:padding="0.0291in" fo:border-left="none" fo:border-right="none" fo:border-top="none" fo:border-bottom="1.05pt double #000000" style:join-border="false"/>
      <style:text-properties officeooo:rsid="006fd738" officeooo:paragraph-rsid="006dd75d"/>
    </style:style>
    <style:style style:name="P193" style:family="paragraph" style:parent-style-name="Standard">
      <style:paragraph-properties style:border-line-width-bottom="0.0047in 0.0047in 0.0047in" fo:padding="0.0291in" fo:border-left="none" fo:border-right="none" fo:border-top="none" fo:border-bottom="1.05pt double #000000" style:join-border="false"/>
      <style:text-properties officeooo:rsid="007a20a4" officeooo:paragraph-rsid="0077ed76"/>
    </style:style>
    <style:style style:name="P194" style:family="paragraph" style:parent-style-name="Standard">
      <style:paragraph-properties style:border-line-width-bottom="0.0047in 0.0047in 0.0047in" fo:padding="0.0291in" fo:border-left="none" fo:border-right="none" fo:border-top="none" fo:border-bottom="1.05pt double #000000" style:join-border="false"/>
      <style:text-properties officeooo:rsid="008de22d" officeooo:paragraph-rsid="008de22d"/>
    </style:style>
    <style:style style:name="P195" style:family="paragraph" style:parent-style-name="Standard">
      <style:paragraph-properties style:border-line-width-bottom="0.0047in 0.0047in 0.0047in" fo:padding="0.0291in" fo:border-left="none" fo:border-right="none" fo:border-top="none" fo:border-bottom="1.05pt double #000000" style:join-border="false"/>
      <style:text-properties officeooo:rsid="009325ad" officeooo:paragraph-rsid="009325ad"/>
    </style:style>
    <style:style style:name="P196" style:family="paragraph" style:parent-style-name="Standard">
      <style:paragraph-properties style:border-line-width-bottom="0.0047in 0.0047in 0.0047in" fo:padding="0.0291in" fo:border-left="none" fo:border-right="none" fo:border-top="none" fo:border-bottom="1.05pt double #000000" style:join-border="false"/>
      <style:text-properties officeooo:rsid="009eb688" officeooo:paragraph-rsid="009e2af5"/>
    </style:style>
    <style:style style:name="P197" style:family="paragraph" style:parent-style-name="Standard">
      <style:paragraph-properties style:border-line-width-bottom="0.0047in 0.0047in 0.0047in" fo:padding="0.0291in" fo:border-left="none" fo:border-right="none" fo:border-top="none" fo:border-bottom="1.05pt double #000000" style:join-border="false"/>
      <style:text-properties officeooo:rsid="00a457be" officeooo:paragraph-rsid="00a30ab1"/>
    </style:style>
    <style:style style:name="P198" style:family="paragraph" style:parent-style-name="Standard">
      <style:paragraph-properties style:border-line-width-bottom="0.0047in 0.0047in 0.0047in" fo:padding="0.0291in" fo:border-left="none" fo:border-right="none" fo:border-top="none" fo:border-bottom="1.05pt double #000000" style:join-border="false"/>
      <style:text-properties officeooo:rsid="00a75a5e" officeooo:paragraph-rsid="00a75a5e"/>
    </style:style>
    <style:style style:name="P199" style:family="paragraph" style:parent-style-name="Standard">
      <style:paragraph-properties style:border-line-width-bottom="0.0047in 0.0047in 0.0047in" fo:padding="0.0291in" fo:border-left="none" fo:border-right="none" fo:border-top="none" fo:border-bottom="1.05pt double #000000" style:join-border="false"/>
      <style:text-properties officeooo:rsid="00ae6d95" officeooo:paragraph-rsid="00acd451"/>
    </style:style>
    <style:style style:name="P200" style:family="paragraph" style:parent-style-name="Standard">
      <style:paragraph-properties style:border-line-width-bottom="0.0047in 0.0047in 0.0047in" fo:padding="0.0291in" fo:border-left="none" fo:border-right="none" fo:border-top="none" fo:border-bottom="1.05pt double #000000" style:join-border="false"/>
      <style:text-properties officeooo:rsid="00b8c58b" officeooo:paragraph-rsid="00b727b9"/>
    </style:style>
    <style:style style:name="P201" style:family="paragraph" style:parent-style-name="Standard">
      <style:paragraph-properties style:border-line-width-bottom="0.0047in 0.0047in 0.0047in" fo:padding="0.0291in" fo:border-left="none" fo:border-right="none" fo:border-top="none" fo:border-bottom="1.05pt double #000000" style:join-border="false"/>
      <style:text-properties officeooo:rsid="00c09b8f" officeooo:paragraph-rsid="00be3f73"/>
    </style:style>
    <style:style style:name="P202" style:family="paragraph" style:parent-style-name="Standard">
      <style:paragraph-properties style:border-line-width-bottom="0.0047in 0.0047in 0.0047in" fo:padding="0.0291in" fo:border-left="none" fo:border-right="none" fo:border-top="none" fo:border-bottom="1.05pt double #000000" style:join-border="false"/>
      <style:text-properties officeooo:rsid="00c77d2d" officeooo:paragraph-rsid="00c62f6b"/>
    </style:style>
    <style:style style:name="P203" style:family="paragraph" style:parent-style-name="Standard">
      <style:paragraph-properties style:border-line-width-bottom="0.0047in 0.0047in 0.0047in" fo:padding="0.0291in" fo:border-left="none" fo:border-right="none" fo:border-top="none" fo:border-bottom="1.05pt double #000000" style:join-border="false"/>
      <style:text-properties officeooo:rsid="00d760fe" officeooo:paragraph-rsid="00d635d5"/>
    </style:style>
    <style:style style:name="P204" style:family="paragraph" style:parent-style-name="Standard">
      <style:paragraph-properties fo:padding="0.0291in" fo:border-left="none" fo:border-right="none" fo:border-top="none" fo:border-bottom="0.06pt solid #000000" style:join-border="false"/>
      <style:text-properties officeooo:rsid="005badbe" officeooo:paragraph-rsid="005c2a9b"/>
    </style:style>
    <style:style style:name="P205" style:family="paragraph" style:parent-style-name="Standard">
      <style:paragraph-properties fo:padding="0.0291in" fo:border-left="none" fo:border-right="none" fo:border-top="none" fo:border-bottom="0.06pt solid #000000" style:join-border="false"/>
      <style:text-properties officeooo:rsid="005c2a9b" officeooo:paragraph-rsid="005c2a9b"/>
    </style:style>
    <style:style style:name="P206" style:family="paragraph" style:parent-style-name="Standard">
      <style:paragraph-properties fo:padding="0.0291in" fo:border-left="none" fo:border-right="none" fo:border-top="none" fo:border-bottom="0.06pt solid #000000" style:join-border="false"/>
      <style:text-properties officeooo:rsid="005cb601" officeooo:paragraph-rsid="005cb601"/>
    </style:style>
    <style:style style:name="P207" style:family="paragraph" style:parent-style-name="Standard">
      <style:paragraph-properties fo:padding="0.0291in" fo:border-left="none" fo:border-right="none" fo:border-top="none" fo:border-bottom="0.06pt solid #000000" style:join-border="false"/>
      <style:text-properties officeooo:rsid="00879ab1" officeooo:paragraph-rsid="00879ab1"/>
    </style:style>
    <style:style style:name="P208" style:family="paragraph" style:parent-style-name="Standard">
      <style:paragraph-properties fo:padding="0.0291in" fo:border-left="none" fo:border-right="none" fo:border-top="none" fo:border-bottom="0.06pt solid #000000" style:join-border="false"/>
      <style:text-properties officeooo:rsid="00e177e5" officeooo:paragraph-rsid="00e177e5"/>
    </style:style>
    <style:style style:name="P209" style:family="paragraph" style:parent-style-name="Table_20_Contents">
      <style:text-properties officeooo:rsid="00607575" officeooo:paragraph-rsid="00607575"/>
    </style:style>
    <style:style style:name="P210" style:family="paragraph" style:parent-style-name="Table_20_Contents">
      <style:text-properties style:font-name="Courier 10 Pitch"/>
    </style:style>
    <style:style style:name="P211" style:family="paragraph" style:parent-style-name="Table_20_Contents">
      <style:text-properties style:font-name="Courier 10 Pitch" officeooo:rsid="00741d8b" officeooo:paragraph-rsid="0075006b"/>
    </style:style>
    <style:style style:name="P212" style:family="paragraph" style:parent-style-name="Table_20_Contents">
      <style:text-properties style:font-name="Courier 10 Pitch" officeooo:rsid="00741d8b" officeooo:paragraph-rsid="00741d8b"/>
    </style:style>
    <style:style style:name="P213" style:family="paragraph" style:parent-style-name="Table_20_Contents">
      <style:text-properties style:font-name="Courier 10 Pitch" officeooo:rsid="00741d8b" officeooo:paragraph-rsid="00769862"/>
    </style:style>
    <style:style style:name="P214" style:family="paragraph" style:parent-style-name="Table_20_Contents">
      <style:text-properties style:font-name="Courier 10 Pitch" officeooo:rsid="00811066" officeooo:paragraph-rsid="00811066"/>
    </style:style>
    <style:style style:name="P215" style:family="paragraph" style:parent-style-name="Table_20_Contents">
      <style:text-properties style:font-name="Courier 10 Pitch" officeooo:rsid="008b797a" officeooo:paragraph-rsid="008b797a"/>
    </style:style>
    <style:style style:name="P216" style:family="paragraph" style:parent-style-name="Table_20_Contents">
      <style:text-properties officeooo:rsid="008acc26" officeooo:paragraph-rsid="008acc26"/>
    </style:style>
    <style:style style:name="P217" style:family="paragraph" style:parent-style-name="Table_20_Contents">
      <style:text-properties officeooo:rsid="008d00ea" officeooo:paragraph-rsid="008d00ea"/>
    </style:style>
    <style:style style:name="P218" style:family="paragraph" style:parent-style-name="Table_20_Contents">
      <style:text-properties officeooo:rsid="0095a075" officeooo:paragraph-rsid="0095a075"/>
    </style:style>
    <style:style style:name="P219" style:family="paragraph" style:parent-style-name="Table_20_Contents">
      <style:text-properties officeooo:rsid="00971b91" officeooo:paragraph-rsid="00971b91"/>
    </style:style>
    <style:style style:name="P220" style:family="paragraph" style:parent-style-name="Table_20_Contents">
      <style:text-properties officeooo:rsid="00981e2a" officeooo:paragraph-rsid="00981e2a"/>
    </style:style>
    <style:style style:name="P221" style:family="paragraph" style:parent-style-name="Table_20_Contents">
      <style:text-properties officeooo:rsid="00a02b59" officeooo:paragraph-rsid="00a02b59"/>
    </style:style>
    <style:style style:name="P222" style:family="paragraph" style:parent-style-name="Table_20_Contents">
      <style:text-properties officeooo:rsid="00a457be" officeooo:paragraph-rsid="00a457be"/>
    </style:style>
    <style:style style:name="P223" style:family="paragraph" style:parent-style-name="Table_20_Contents">
      <style:text-properties officeooo:rsid="00a746f9" officeooo:paragraph-rsid="00a746f9"/>
    </style:style>
    <style:style style:name="P224" style:family="paragraph" style:parent-style-name="Table_20_Contents">
      <style:text-properties officeooo:rsid="00c8dc51" officeooo:paragraph-rsid="00c8dc51"/>
    </style:style>
    <style:style style:name="P225" style:family="paragraph" style:parent-style-name="Standard">
      <style:paragraph-properties fo:margin-left="0in" fo:margin-right="0in" fo:text-indent="0in" style:auto-text-indent="false"/>
      <style:text-properties officeooo:rsid="0073e1eb" officeooo:paragraph-rsid="0073e1eb"/>
    </style:style>
    <style:style style:name="P226" style:family="paragraph" style:parent-style-name="Standard">
      <style:paragraph-properties fo:margin-left="0in" fo:margin-right="0in" fo:text-indent="0in" style:auto-text-indent="false"/>
      <style:text-properties style:font-name="Courier 10 Pitch" officeooo:rsid="0073d13a" officeooo:paragraph-rsid="0073e1eb"/>
    </style:style>
    <style:style style:name="P227" style:family="paragraph" style:parent-style-name="Standard">
      <style:paragraph-properties fo:margin-left="0in" fo:margin-right="0in" fo:text-indent="0in" style:auto-text-indent="false"/>
      <style:text-properties style:font-name="Courier 10 Pitch" officeooo:rsid="0073e1eb" officeooo:paragraph-rsid="0073e1eb"/>
    </style:style>
    <style:style style:name="P228" style:family="paragraph" style:parent-style-name="Standard">
      <style:paragraph-properties fo:margin-left="0in" fo:margin-right="0in" fo:text-indent="0in" style:auto-text-indent="false"/>
      <style:text-properties officeooo:rsid="00741d8b" officeooo:paragraph-rsid="00741d8b"/>
    </style:style>
    <style:style style:name="P229" style:family="paragraph" style:parent-style-name="Standard">
      <style:paragraph-properties fo:margin-left="0in" fo:margin-right="0in" fo:text-indent="0in" style:auto-text-indent="false"/>
      <style:text-properties officeooo:rsid="00b8c58b" officeooo:paragraph-rsid="00b8c58b"/>
    </style:style>
    <style:style style:name="P230" style:family="paragraph" style:parent-style-name="Standard">
      <style:paragraph-properties fo:margin-left="0in" fo:margin-right="0in" fo:text-indent="0in" style:auto-text-indent="false"/>
      <style:text-properties officeooo:rsid="00ba2baa" officeooo:paragraph-rsid="00ba2baa"/>
    </style:style>
    <style:style style:name="P231" style:family="paragraph" style:parent-style-name="Standard">
      <style:paragraph-properties fo:margin-left="0in" fo:margin-right="0in" fo:text-indent="0in" style:auto-text-indent="false"/>
      <style:text-properties officeooo:rsid="00ba9636" officeooo:paragraph-rsid="00ba9636"/>
    </style:style>
    <style:style style:name="P232" style:family="paragraph" style:parent-style-name="Table_20_Contents">
      <style:paragraph-properties fo:margin-left="0in" fo:margin-right="0in" fo:text-indent="0in" style:auto-text-indent="false"/>
      <style:text-properties style:font-name="Courier 10 Pitch" officeooo:rsid="00741d8b" officeooo:paragraph-rsid="0075006b"/>
    </style:style>
    <style:style style:name="P233" style:family="paragraph" style:parent-style-name="Table_20_Contents">
      <style:paragraph-properties fo:margin-left="0in" fo:margin-right="0in" fo:text-indent="0in" style:auto-text-indent="false"/>
      <style:text-properties style:font-name="Courier 10 Pitch" officeooo:rsid="00741d8b" officeooo:paragraph-rsid="00741d8b"/>
    </style:style>
    <style:style style:name="P234" style:family="paragraph" style:parent-style-name="Table_20_Contents">
      <style:paragraph-properties fo:margin-left="0in" fo:margin-right="0in" fo:text-indent="0in" style:auto-text-indent="false"/>
      <style:text-properties style:font-name="Courier 10 Pitch" officeooo:rsid="00741d8b" officeooo:paragraph-rsid="00769862"/>
    </style:style>
    <style:style style:name="P235" style:family="paragraph" style:parent-style-name="Table_20_Contents">
      <style:paragraph-properties fo:margin-left="0in" fo:margin-right="0in" fo:text-indent="0in" style:auto-text-indent="false"/>
      <style:text-properties style:font-name="Courier 10 Pitch" officeooo:rsid="0075006b" officeooo:paragraph-rsid="0075006b"/>
    </style:style>
    <style:style style:name="P236" style:family="paragraph" style:parent-style-name="Table_20_Contents">
      <style:paragraph-properties fo:margin-left="0in" fo:margin-right="0in" fo:text-indent="0in" style:auto-text-indent="false"/>
      <style:text-properties style:font-name="Courier 10 Pitch" officeooo:rsid="0075006b" officeooo:paragraph-rsid="00769862"/>
    </style:style>
    <style:style style:name="P237" style:family="paragraph" style:parent-style-name="Table_20_Contents">
      <style:paragraph-properties fo:margin-left="0in" fo:margin-right="0in" fo:text-indent="0in" style:auto-text-indent="false"/>
      <style:text-properties style:font-name="Courier 10 Pitch" officeooo:rsid="00811066" officeooo:paragraph-rsid="00811066"/>
    </style:style>
    <style:style style:name="P238" style:family="paragraph" style:parent-style-name="Table_20_Contents">
      <style:paragraph-properties fo:margin-left="0.4925in" fo:margin-right="0in" fo:text-indent="0in" style:auto-text-indent="false"/>
      <style:text-properties style:font-name="Courier 10 Pitch" officeooo:rsid="00741d8b" officeooo:paragraph-rsid="0075006b"/>
    </style:style>
    <style:style style:name="P239" style:family="paragraph" style:parent-style-name="Table_20_Contents">
      <style:paragraph-properties fo:margin-left="0.4925in" fo:margin-right="0in" fo:text-indent="0in" style:auto-text-indent="false"/>
      <style:text-properties style:font-name="Courier 10 Pitch" officeooo:rsid="00741d8b" officeooo:paragraph-rsid="00741d8b"/>
    </style:style>
    <style:style style:name="P240" style:family="paragraph" style:parent-style-name="Table_20_Contents">
      <style:paragraph-properties fo:margin-left="0.4925in" fo:margin-right="0in" fo:text-indent="0in" style:auto-text-indent="false"/>
      <style:text-properties style:font-name="Courier 10 Pitch" officeooo:rsid="00741d8b" officeooo:paragraph-rsid="00769862"/>
    </style:style>
    <style:style style:name="P241" style:family="paragraph" style:parent-style-name="Table_20_Contents">
      <style:paragraph-properties fo:margin-left="0.4925in" fo:margin-right="0in" fo:text-indent="0in" style:auto-text-indent="false"/>
      <style:text-properties style:font-name="Courier 10 Pitch" officeooo:rsid="0075006b" officeooo:paragraph-rsid="0075006b"/>
    </style:style>
    <style:style style:name="P242" style:family="paragraph" style:parent-style-name="Table_20_Contents">
      <style:paragraph-properties fo:margin-left="0.4925in" fo:margin-right="0in" fo:text-indent="0in" style:auto-text-indent="false"/>
      <style:text-properties style:font-name="Courier 10 Pitch" officeooo:rsid="00769862" officeooo:paragraph-rsid="00769862"/>
    </style:style>
    <style:style style:name="P243" style:family="paragraph" style:parent-style-name="Table_20_Contents">
      <style:paragraph-properties fo:margin-left="0.4925in" fo:margin-right="0in" fo:text-indent="0in" style:auto-text-indent="false"/>
      <style:text-properties style:font-name="Courier 10 Pitch" officeooo:rsid="00811066" officeooo:paragraph-rsid="00811066"/>
    </style:style>
    <style:style style:name="P244" style:family="paragraph" style:parent-style-name="Table_20_Contents">
      <style:paragraph-properties fo:margin-left="0.4925in" fo:margin-right="0in" fo:text-indent="0in" style:auto-text-indent="false"/>
      <style:text-properties officeooo:rsid="008acc26" officeooo:paragraph-rsid="008acc26"/>
    </style:style>
    <style:style style:name="P245" style:family="paragraph" style:parent-style-name="Table_20_Contents">
      <style:paragraph-properties fo:margin-left="0.4925in" fo:margin-right="0in" fo:text-indent="0in" style:auto-text-indent="false"/>
      <style:text-properties officeooo:rsid="0095a075" officeooo:paragraph-rsid="0095a075"/>
    </style:style>
    <style:style style:name="P246" style:family="paragraph" style:parent-style-name="Table_20_Contents">
      <style:paragraph-properties fo:margin-left="0.4925in" fo:margin-right="0in" fo:text-indent="0in" style:auto-text-indent="false"/>
      <style:text-properties officeooo:rsid="00971b91" officeooo:paragraph-rsid="00971b91"/>
    </style:style>
    <style:style style:name="P247" style:family="paragraph" style:parent-style-name="Table_20_Contents">
      <style:paragraph-properties fo:margin-left="0.4925in" fo:margin-right="0in" fo:text-indent="0in" style:auto-text-indent="false"/>
      <style:text-properties officeooo:rsid="00c8dc51" officeooo:paragraph-rsid="00c8dc51"/>
    </style:style>
    <style:style style:name="P248" style:family="paragraph" style:parent-style-name="Standard">
      <style:paragraph-properties fo:margin-left="0.4925in" fo:margin-right="0in" fo:text-indent="0in" style:auto-text-indent="false"/>
      <style:text-properties officeooo:rsid="00b8c58b" officeooo:paragraph-rsid="00b8c58b"/>
    </style:style>
    <style:style style:name="P249" style:family="paragraph" style:parent-style-name="Standard">
      <style:paragraph-properties fo:margin-left="0.4925in" fo:margin-right="0in" fo:text-indent="0in" style:auto-text-indent="false"/>
      <style:text-properties officeooo:rsid="00c2428c" officeooo:paragraph-rsid="00c2428c"/>
    </style:style>
    <style:style style:name="P250" style:family="paragraph" style:parent-style-name="Table_20_Contents">
      <style:paragraph-properties fo:margin-left="0.9846in" fo:margin-right="0in" fo:text-indent="0in" style:auto-text-indent="false"/>
      <style:text-properties style:font-name="Courier 10 Pitch" officeooo:rsid="0075006b" officeooo:paragraph-rsid="0075006b"/>
    </style:style>
    <style:style style:name="P251" style:family="paragraph" style:parent-style-name="Table_20_Contents">
      <style:paragraph-properties fo:margin-left="0.9846in" fo:margin-right="0in" fo:text-indent="0in" style:auto-text-indent="false"/>
      <style:text-properties style:font-name="Courier 10 Pitch" officeooo:rsid="0075006b" officeooo:paragraph-rsid="00769862"/>
    </style:style>
    <style:style style:name="P252" style:family="paragraph" style:parent-style-name="Standard" style:list-style-name="L1">
      <style:text-properties officeooo:rsid="0015fb8f" officeooo:paragraph-rsid="0015fb8f"/>
    </style:style>
    <style:style style:name="P253" style:family="paragraph" style:parent-style-name="Standard" style:list-style-name="L2">
      <style:text-properties officeooo:rsid="00164774" officeooo:paragraph-rsid="00164774"/>
    </style:style>
    <style:style style:name="P254" style:family="paragraph" style:parent-style-name="Standard" style:list-style-name="L3">
      <style:text-properties officeooo:rsid="00190383" officeooo:paragraph-rsid="00190383"/>
    </style:style>
    <style:style style:name="P255" style:family="paragraph" style:parent-style-name="Standard" style:list-style-name="L4">
      <style:text-properties officeooo:rsid="001b6ea7" officeooo:paragraph-rsid="001b6ea7"/>
    </style:style>
    <style:style style:name="P256" style:family="paragraph" style:parent-style-name="Standard" style:list-style-name="L5">
      <style:text-properties officeooo:rsid="001e5fcf" officeooo:paragraph-rsid="001e5fcf"/>
    </style:style>
    <style:style style:name="P257" style:family="paragraph" style:parent-style-name="Standard" style:list-style-name="L5">
      <style:text-properties officeooo:rsid="002003da" officeooo:paragraph-rsid="002003da"/>
    </style:style>
    <style:style style:name="P258" style:family="paragraph" style:parent-style-name="Standard" style:list-style-name="L5">
      <style:text-properties officeooo:rsid="0021e236" officeooo:paragraph-rsid="0021e236"/>
    </style:style>
    <style:style style:name="P259" style:family="paragraph" style:parent-style-name="Standard" style:list-style-name="L5">
      <style:text-properties officeooo:rsid="0022e2da" officeooo:paragraph-rsid="0022e2da"/>
    </style:style>
    <style:style style:name="P260" style:family="paragraph" style:parent-style-name="Standard" style:list-style-name="L6">
      <style:text-properties officeooo:rsid="0028019c" officeooo:paragraph-rsid="0028019c"/>
    </style:style>
    <style:style style:name="P261" style:family="paragraph" style:parent-style-name="Standard" style:list-style-name="L6">
      <style:text-properties officeooo:rsid="002ae598" officeooo:paragraph-rsid="002ae598"/>
    </style:style>
    <style:style style:name="P262" style:family="paragraph" style:parent-style-name="Standard" style:list-style-name="L6">
      <style:text-properties officeooo:rsid="00295fe0" officeooo:paragraph-rsid="00295fe0"/>
    </style:style>
    <style:style style:name="P263" style:family="paragraph" style:parent-style-name="Standard" style:list-style-name="L6">
      <style:text-properties officeooo:rsid="002a6d69" officeooo:paragraph-rsid="002a6d69"/>
    </style:style>
    <style:style style:name="P264" style:family="paragraph" style:parent-style-name="Standard" style:list-style-name="L7">
      <style:text-properties officeooo:rsid="002ba02f" officeooo:paragraph-rsid="002ba02f"/>
    </style:style>
    <style:style style:name="P265" style:family="paragraph" style:parent-style-name="Standard" style:list-style-name="L7">
      <style:text-properties officeooo:rsid="002dd2d6" officeooo:paragraph-rsid="002dd2d6"/>
    </style:style>
    <style:style style:name="P266" style:family="paragraph" style:parent-style-name="Standard" style:list-style-name="L8">
      <style:text-properties officeooo:rsid="002ea5b2" officeooo:paragraph-rsid="002ea5b2"/>
    </style:style>
    <style:style style:name="P267" style:family="paragraph" style:parent-style-name="Standard" style:list-style-name="L8">
      <style:text-properties officeooo:rsid="0030577c" officeooo:paragraph-rsid="0030577c"/>
    </style:style>
    <style:style style:name="P268" style:family="paragraph" style:parent-style-name="Standard" style:list-style-name="L9">
      <style:text-properties officeooo:rsid="0030577c" officeooo:paragraph-rsid="0030577c"/>
    </style:style>
    <style:style style:name="P269" style:family="paragraph" style:parent-style-name="Standard" style:list-style-name="L10">
      <style:text-properties officeooo:rsid="0030577c" officeooo:paragraph-rsid="0030577c"/>
    </style:style>
    <style:style style:name="P270" style:family="paragraph" style:parent-style-name="Standard" style:list-style-name="L11">
      <style:text-properties officeooo:rsid="0030577c" officeooo:paragraph-rsid="0030577c"/>
    </style:style>
    <style:style style:name="P271" style:family="paragraph" style:parent-style-name="Standard" style:list-style-name="L12">
      <style:text-properties officeooo:rsid="0031e4c8" officeooo:paragraph-rsid="0031e4c8"/>
    </style:style>
    <style:style style:name="P272" style:family="paragraph" style:parent-style-name="Standard" style:list-style-name="L12">
      <style:text-properties officeooo:rsid="00329dda" officeooo:paragraph-rsid="00329dda"/>
    </style:style>
    <style:style style:name="P273" style:family="paragraph" style:parent-style-name="Standard" style:list-style-name="L13">
      <style:text-properties officeooo:rsid="0034f5c3" officeooo:paragraph-rsid="0034f5c3"/>
    </style:style>
    <style:style style:name="P274" style:family="paragraph" style:parent-style-name="Standard" style:list-style-name="L14">
      <style:text-properties officeooo:rsid="0034f5c3" officeooo:paragraph-rsid="0034f5c3"/>
    </style:style>
    <style:style style:name="P275" style:family="paragraph" style:parent-style-name="Standard" style:list-style-name="L15">
      <style:text-properties officeooo:rsid="0036c537" officeooo:paragraph-rsid="0036c537"/>
    </style:style>
    <style:style style:name="P276" style:family="paragraph" style:parent-style-name="Standard" style:list-style-name="L15">
      <style:text-properties officeooo:rsid="00373e03" officeooo:paragraph-rsid="00373e03"/>
    </style:style>
    <style:style style:name="P277" style:family="paragraph" style:parent-style-name="Standard" style:list-style-name="L16">
      <style:text-properties officeooo:rsid="00373e03" officeooo:paragraph-rsid="00373e03"/>
    </style:style>
    <style:style style:name="P278" style:family="paragraph" style:parent-style-name="Standard" style:list-style-name="L17">
      <style:text-properties officeooo:rsid="00391c45" officeooo:paragraph-rsid="00391c45"/>
    </style:style>
    <style:style style:name="P279" style:family="paragraph" style:parent-style-name="Standard" style:list-style-name="L18">
      <style:text-properties officeooo:rsid="00391c45" officeooo:paragraph-rsid="00391c45"/>
    </style:style>
    <style:style style:name="P280" style:family="paragraph" style:parent-style-name="Standard" style:list-style-name="L19">
      <style:text-properties officeooo:rsid="00391c45" officeooo:paragraph-rsid="00391c45"/>
    </style:style>
    <style:style style:name="P281" style:family="paragraph" style:parent-style-name="Standard" style:list-style-name="L19">
      <style:text-properties officeooo:rsid="00393175" officeooo:paragraph-rsid="00393175"/>
    </style:style>
    <style:style style:name="P282" style:family="paragraph" style:parent-style-name="Standard" style:list-style-name="L20">
      <style:text-properties officeooo:rsid="003aec35" officeooo:paragraph-rsid="003aec35"/>
    </style:style>
    <style:style style:name="P283" style:family="paragraph" style:parent-style-name="Standard" style:list-style-name="L21">
      <style:text-properties officeooo:rsid="003c2f3e" officeooo:paragraph-rsid="003c2f3e"/>
    </style:style>
    <style:style style:name="P284" style:family="paragraph" style:parent-style-name="Standard" style:list-style-name="L22">
      <style:text-properties officeooo:rsid="003d7e79" officeooo:paragraph-rsid="003d7e79"/>
    </style:style>
    <style:style style:name="P285" style:family="paragraph" style:parent-style-name="Standard" style:list-style-name="L23">
      <style:text-properties officeooo:rsid="003d7e79" officeooo:paragraph-rsid="003d7e79"/>
    </style:style>
    <style:style style:name="P286" style:family="paragraph" style:parent-style-name="Standard" style:list-style-name="L23">
      <style:text-properties officeooo:rsid="003ea316" officeooo:paragraph-rsid="003ea316"/>
    </style:style>
    <style:style style:name="P287" style:family="paragraph" style:parent-style-name="Standard" style:list-style-name="L24">
      <style:text-properties officeooo:rsid="0043a9f4" officeooo:paragraph-rsid="0043a9f4"/>
    </style:style>
    <style:style style:name="P288" style:family="paragraph" style:parent-style-name="Standard" style:list-style-name="L25">
      <style:text-properties officeooo:rsid="0043a9f4" officeooo:paragraph-rsid="0043a9f4"/>
    </style:style>
    <style:style style:name="P289" style:family="paragraph" style:parent-style-name="Standard" style:list-style-name="L26">
      <style:text-properties officeooo:rsid="0043e9f7" officeooo:paragraph-rsid="0043e9f7"/>
    </style:style>
    <style:style style:name="P290" style:family="paragraph" style:parent-style-name="Standard" style:list-style-name="L27">
      <style:text-properties officeooo:rsid="0043e9f7" officeooo:paragraph-rsid="0043e9f7"/>
    </style:style>
    <style:style style:name="P291" style:family="paragraph" style:parent-style-name="Standard" style:list-style-name="L28">
      <style:text-properties officeooo:rsid="0043e9f7" officeooo:paragraph-rsid="0043e9f7"/>
    </style:style>
    <style:style style:name="P292" style:family="paragraph" style:parent-style-name="Standard" style:list-style-name="L29">
      <style:text-properties officeooo:rsid="00455412" officeooo:paragraph-rsid="00455412"/>
    </style:style>
    <style:style style:name="P293" style:family="paragraph" style:parent-style-name="Standard" style:list-style-name="L29">
      <style:text-properties officeooo:rsid="0046637f" officeooo:paragraph-rsid="0046637f"/>
    </style:style>
    <style:style style:name="P294" style:family="paragraph" style:parent-style-name="Standard" style:list-style-name="L30">
      <style:text-properties officeooo:rsid="00472b5c" officeooo:paragraph-rsid="00472b5c"/>
    </style:style>
    <style:style style:name="P295" style:family="paragraph" style:parent-style-name="Standard" style:list-style-name="L31">
      <style:text-properties officeooo:rsid="00472b5c" officeooo:paragraph-rsid="00472b5c"/>
    </style:style>
    <style:style style:name="P296" style:family="paragraph" style:parent-style-name="Standard" style:list-style-name="L32">
      <style:text-properties officeooo:rsid="00472b5c" officeooo:paragraph-rsid="00472b5c"/>
    </style:style>
    <style:style style:name="P297" style:family="paragraph" style:parent-style-name="Standard" style:list-style-name="L33">
      <style:text-properties officeooo:rsid="00472b5c" officeooo:paragraph-rsid="00472b5c"/>
    </style:style>
    <style:style style:name="P298" style:family="paragraph" style:parent-style-name="Standard" style:list-style-name="L34">
      <style:text-properties officeooo:rsid="00489823" officeooo:paragraph-rsid="00489823"/>
    </style:style>
    <style:style style:name="P299" style:family="paragraph" style:parent-style-name="Standard" style:list-style-name="L35">
      <style:text-properties officeooo:rsid="00499dcc" officeooo:paragraph-rsid="00499dcc"/>
    </style:style>
    <style:style style:name="P300" style:family="paragraph" style:parent-style-name="Standard" style:list-style-name="L36">
      <style:text-properties officeooo:rsid="004a4eb8" officeooo:paragraph-rsid="004a4eb8"/>
    </style:style>
    <style:style style:name="P301" style:family="paragraph" style:parent-style-name="Standard" style:list-style-name="L37">
      <style:text-properties officeooo:rsid="004a4eb8" officeooo:paragraph-rsid="004a4eb8"/>
    </style:style>
    <style:style style:name="P302" style:family="paragraph" style:parent-style-name="Standard" style:list-style-name="L37">
      <style:text-properties officeooo:rsid="004ae206" officeooo:paragraph-rsid="004ae206"/>
    </style:style>
    <style:style style:name="P303" style:family="paragraph" style:parent-style-name="Standard" style:list-style-name="L38">
      <style:text-properties officeooo:rsid="004ae206" officeooo:paragraph-rsid="004ae206"/>
    </style:style>
    <style:style style:name="P304" style:family="paragraph" style:parent-style-name="Standard" style:list-style-name="L39">
      <style:text-properties officeooo:rsid="004ae206" officeooo:paragraph-rsid="004ae206"/>
    </style:style>
    <style:style style:name="P305" style:family="paragraph" style:parent-style-name="Standard" style:list-style-name="L37">
      <style:text-properties officeooo:rsid="004ba90f" officeooo:paragraph-rsid="004ba90f"/>
    </style:style>
    <style:style style:name="P306" style:family="paragraph" style:parent-style-name="Standard" style:list-style-name="L40">
      <style:text-properties officeooo:rsid="004ba90f" officeooo:paragraph-rsid="004ba90f"/>
    </style:style>
    <style:style style:name="P307" style:family="paragraph" style:parent-style-name="Standard" style:list-style-name="L41">
      <style:text-properties officeooo:rsid="004ba90f" officeooo:paragraph-rsid="004ba90f"/>
    </style:style>
    <style:style style:name="P308" style:family="paragraph" style:parent-style-name="Standard" style:list-style-name="L42">
      <style:text-properties officeooo:rsid="004c4e2a" officeooo:paragraph-rsid="004c4e2a"/>
    </style:style>
    <style:style style:name="P309" style:family="paragraph" style:parent-style-name="Standard" style:list-style-name="L43">
      <style:text-properties officeooo:rsid="004c4e2a" officeooo:paragraph-rsid="004c4e2a"/>
    </style:style>
    <style:style style:name="P310" style:family="paragraph" style:parent-style-name="Standard" style:list-style-name="L44">
      <style:text-properties officeooo:rsid="004d7ae3" officeooo:paragraph-rsid="004d7ae3"/>
    </style:style>
    <style:style style:name="P311" style:family="paragraph" style:parent-style-name="Standard" style:list-style-name="L45">
      <style:text-properties officeooo:rsid="005075a2" officeooo:paragraph-rsid="005075a2"/>
    </style:style>
    <style:style style:name="P312" style:family="paragraph" style:parent-style-name="Standard" style:list-style-name="L46">
      <style:text-properties officeooo:rsid="005075a2" officeooo:paragraph-rsid="005075a2"/>
    </style:style>
    <style:style style:name="P313" style:family="paragraph" style:parent-style-name="Standard" style:list-style-name="L46">
      <style:text-properties officeooo:rsid="0051e418" officeooo:paragraph-rsid="0051e418"/>
    </style:style>
    <style:style style:name="P314" style:family="paragraph" style:parent-style-name="Standard" style:list-style-name="L47">
      <style:text-properties officeooo:rsid="0051e418" officeooo:paragraph-rsid="0051e418"/>
    </style:style>
    <style:style style:name="P315" style:family="paragraph" style:parent-style-name="Standard" style:list-style-name="L46">
      <style:text-properties officeooo:rsid="0052743e" officeooo:paragraph-rsid="0052743e"/>
    </style:style>
    <style:style style:name="P316" style:family="paragraph" style:parent-style-name="Standard" style:list-style-name="L47">
      <style:text-properties officeooo:rsid="0052743e" officeooo:paragraph-rsid="0052743e"/>
    </style:style>
    <style:style style:name="P317" style:family="paragraph" style:parent-style-name="Standard" style:list-style-name="L48">
      <style:text-properties officeooo:rsid="0052743e" officeooo:paragraph-rsid="0052743e"/>
    </style:style>
    <style:style style:name="P318" style:family="paragraph" style:parent-style-name="Standard" style:list-style-name="L46">
      <style:text-properties officeooo:rsid="00531eb8" officeooo:paragraph-rsid="00531eb8"/>
    </style:style>
    <style:style style:name="P319" style:family="paragraph" style:parent-style-name="Standard" style:list-style-name="L47">
      <style:text-properties officeooo:rsid="00568e29" officeooo:paragraph-rsid="00568e29"/>
    </style:style>
    <style:style style:name="P320" style:family="paragraph" style:parent-style-name="Standard" style:list-style-name="L50">
      <style:text-properties officeooo:rsid="00568e29" officeooo:paragraph-rsid="00568e29"/>
    </style:style>
    <style:style style:name="P321" style:family="paragraph" style:parent-style-name="Standard" style:list-style-name="L47">
      <style:text-properties officeooo:rsid="0052743e" officeooo:paragraph-rsid="0052743e" fo:background-color="#ffff00"/>
    </style:style>
    <style:style style:name="P322" style:family="paragraph" style:parent-style-name="Standard" style:list-style-name="L49">
      <style:text-properties officeooo:rsid="005ab79b" officeooo:paragraph-rsid="005ab79b"/>
    </style:style>
    <style:style style:name="P323" style:family="paragraph" style:parent-style-name="Standard" style:list-style-name="L52">
      <style:text-properties officeooo:rsid="005ab79b" officeooo:paragraph-rsid="005ab79b"/>
    </style:style>
    <style:style style:name="P324" style:family="paragraph" style:parent-style-name="Standard" style:list-style-name="L50">
      <style:text-properties officeooo:rsid="00576d4a" officeooo:paragraph-rsid="00576d4a"/>
    </style:style>
    <style:style style:name="P325" style:family="paragraph" style:parent-style-name="Standard" style:list-style-name="L50">
      <style:text-properties officeooo:rsid="005badbe" officeooo:paragraph-rsid="005badbe"/>
    </style:style>
    <style:style style:name="P326" style:family="paragraph" style:parent-style-name="Standard" style:list-style-name="L51">
      <style:text-properties officeooo:rsid="0054b966" officeooo:paragraph-rsid="0054b966"/>
    </style:style>
    <style:style style:name="P327" style:family="paragraph" style:parent-style-name="Standard" style:list-style-name="L53">
      <style:text-properties officeooo:rsid="005cb601" officeooo:paragraph-rsid="005cb601"/>
    </style:style>
    <style:style style:name="P328" style:family="paragraph" style:parent-style-name="Standard" style:list-style-name="L54">
      <style:text-properties officeooo:rsid="005cb601" officeooo:paragraph-rsid="005cb601"/>
    </style:style>
    <style:style style:name="P329" style:family="paragraph" style:parent-style-name="Standard" style:list-style-name="L55">
      <style:text-properties officeooo:rsid="005e0853" officeooo:paragraph-rsid="005e0853"/>
    </style:style>
    <style:style style:name="P330" style:family="paragraph" style:parent-style-name="Standard" style:list-style-name="L56">
      <style:text-properties officeooo:rsid="005e0853" officeooo:paragraph-rsid="005e0853"/>
    </style:style>
    <style:style style:name="P331" style:family="paragraph" style:parent-style-name="Standard" style:list-style-name="L57">
      <style:text-properties officeooo:rsid="005e0853" officeooo:paragraph-rsid="005e0853"/>
    </style:style>
    <style:style style:name="P332" style:family="paragraph" style:parent-style-name="Standard" style:list-style-name="L58">
      <style:text-properties officeooo:rsid="005e0853" officeooo:paragraph-rsid="005e0853"/>
    </style:style>
    <style:style style:name="P333" style:family="paragraph" style:parent-style-name="Standard" style:list-style-name="L59">
      <style:text-properties officeooo:rsid="005e0853" officeooo:paragraph-rsid="005e0853"/>
    </style:style>
    <style:style style:name="P334" style:family="paragraph" style:parent-style-name="Standard" style:list-style-name="L60">
      <style:text-properties officeooo:rsid="00607575" officeooo:paragraph-rsid="00607575"/>
    </style:style>
    <style:style style:name="P335" style:family="paragraph" style:parent-style-name="Standard" style:list-style-name="L61">
      <style:text-properties officeooo:rsid="00607575" officeooo:paragraph-rsid="00607575"/>
    </style:style>
    <style:style style:name="P336" style:family="paragraph" style:parent-style-name="Standard" style:list-style-name="L62">
      <style:text-properties officeooo:rsid="00607575" officeooo:paragraph-rsid="00607575"/>
    </style:style>
    <style:style style:name="P337" style:family="paragraph" style:parent-style-name="Standard" style:list-style-name="L63">
      <style:text-properties officeooo:rsid="006166ca" officeooo:paragraph-rsid="006166ca"/>
    </style:style>
    <style:style style:name="P338" style:family="paragraph" style:parent-style-name="Standard" style:list-style-name="L64">
      <style:text-properties officeooo:rsid="0062edfa" officeooo:paragraph-rsid="0062edfa"/>
    </style:style>
    <style:style style:name="P339" style:family="paragraph" style:parent-style-name="Standard" style:list-style-name="L65">
      <style:text-properties officeooo:rsid="0062edfa" officeooo:paragraph-rsid="0062edfa"/>
    </style:style>
    <style:style style:name="P340" style:family="paragraph" style:parent-style-name="Standard" style:list-style-name="L66">
      <style:text-properties officeooo:rsid="0063eddb" officeooo:paragraph-rsid="0063eddb"/>
    </style:style>
    <style:style style:name="P341" style:family="paragraph" style:parent-style-name="Standard" style:list-style-name="L67">
      <style:text-properties officeooo:rsid="0063eddb" officeooo:paragraph-rsid="0063eddb"/>
    </style:style>
    <style:style style:name="P342" style:family="paragraph" style:parent-style-name="Standard" style:list-style-name="L68">
      <style:text-properties officeooo:rsid="00649d29" officeooo:paragraph-rsid="00649d29"/>
    </style:style>
    <style:style style:name="P343" style:family="paragraph" style:parent-style-name="Standard" style:list-style-name="L69">
      <style:text-properties officeooo:rsid="0064ba5a" officeooo:paragraph-rsid="0064ba5a"/>
    </style:style>
    <style:style style:name="P344" style:family="paragraph" style:parent-style-name="Standard" style:list-style-name="L70">
      <style:text-properties officeooo:rsid="0064ba5a" officeooo:paragraph-rsid="0064ba5a"/>
    </style:style>
    <style:style style:name="P345" style:family="paragraph" style:parent-style-name="Standard" style:list-style-name="L71">
      <style:text-properties officeooo:rsid="00668042" officeooo:paragraph-rsid="00668042"/>
    </style:style>
    <style:style style:name="P346" style:family="paragraph" style:parent-style-name="Standard" style:list-style-name="L72">
      <style:text-properties officeooo:rsid="00668042" officeooo:paragraph-rsid="00668042"/>
    </style:style>
    <style:style style:name="P347" style:family="paragraph" style:parent-style-name="Standard" style:list-style-name="L72">
      <style:text-properties officeooo:rsid="00671455" officeooo:paragraph-rsid="00671455"/>
    </style:style>
    <style:style style:name="P348" style:family="paragraph" style:parent-style-name="Standard" style:list-style-name="L73">
      <style:text-properties officeooo:rsid="00671455" officeooo:paragraph-rsid="00671455"/>
    </style:style>
    <style:style style:name="P349" style:family="paragraph" style:parent-style-name="Standard" style:list-style-name="L74">
      <style:text-properties officeooo:rsid="00672979" officeooo:paragraph-rsid="00672979"/>
    </style:style>
    <style:style style:name="P350" style:family="paragraph" style:parent-style-name="Standard" style:list-style-name="L75">
      <style:text-properties officeooo:rsid="00672979" officeooo:paragraph-rsid="00672979"/>
    </style:style>
    <style:style style:name="P351" style:family="paragraph" style:parent-style-name="Standard" style:list-style-name="L76">
      <style:text-properties officeooo:rsid="006869b0" officeooo:paragraph-rsid="006869b0"/>
    </style:style>
    <style:style style:name="P352" style:family="paragraph" style:parent-style-name="Standard" style:list-style-name="L77">
      <style:text-properties officeooo:rsid="006869b0" officeooo:paragraph-rsid="006869b0"/>
    </style:style>
    <style:style style:name="P353" style:family="paragraph" style:parent-style-name="Standard" style:list-style-name="L78">
      <style:text-properties officeooo:rsid="006a122a" officeooo:paragraph-rsid="006a122a"/>
    </style:style>
    <style:style style:name="P354" style:family="paragraph" style:parent-style-name="Standard" style:list-style-name="L79">
      <style:text-properties officeooo:rsid="006a122a" officeooo:paragraph-rsid="006a122a"/>
    </style:style>
    <style:style style:name="P355" style:family="paragraph" style:parent-style-name="Standard" style:list-style-name="L80">
      <style:text-properties officeooo:rsid="006b14b3" officeooo:paragraph-rsid="006b14b3"/>
    </style:style>
    <style:style style:name="P356" style:family="paragraph" style:parent-style-name="Standard" style:list-style-name="L81">
      <style:text-properties officeooo:rsid="006b14b3" officeooo:paragraph-rsid="006b14b3"/>
    </style:style>
    <style:style style:name="P357" style:family="paragraph" style:parent-style-name="Standard" style:list-style-name="L81">
      <style:text-properties officeooo:rsid="006bc885" officeooo:paragraph-rsid="006bc885"/>
    </style:style>
    <style:style style:name="P358" style:family="paragraph" style:parent-style-name="Standard" style:list-style-name="L82">
      <style:text-properties officeooo:rsid="006bc885" officeooo:paragraph-rsid="006bc885"/>
    </style:style>
    <style:style style:name="P359" style:family="paragraph" style:parent-style-name="Standard" style:list-style-name="L82">
      <style:text-properties officeooo:rsid="006c7c4e" officeooo:paragraph-rsid="006c7c4e"/>
    </style:style>
    <style:style style:name="P360" style:family="paragraph" style:parent-style-name="Standard" style:list-style-name="L83">
      <style:text-properties officeooo:rsid="006c7c4e" officeooo:paragraph-rsid="006c7c4e"/>
    </style:style>
    <style:style style:name="P361" style:family="paragraph" style:parent-style-name="Standard" style:list-style-name="L84">
      <style:text-properties officeooo:rsid="006c7c4e" officeooo:paragraph-rsid="006c7c4e"/>
    </style:style>
    <style:style style:name="P362" style:family="paragraph" style:parent-style-name="Standard" style:list-style-name="L85">
      <style:text-properties officeooo:rsid="006fd738" officeooo:paragraph-rsid="0070e57a"/>
    </style:style>
    <style:style style:name="P363" style:family="paragraph" style:parent-style-name="Standard" style:list-style-name="L85">
      <style:text-properties officeooo:rsid="007213d3" officeooo:paragraph-rsid="007213d3"/>
    </style:style>
    <style:style style:name="P364" style:family="paragraph" style:parent-style-name="Standard" style:list-style-name="L86">
      <style:text-properties officeooo:rsid="0073d13a" officeooo:paragraph-rsid="0073d13a"/>
    </style:style>
    <style:style style:name="P365" style:family="paragraph" style:parent-style-name="Standard" style:list-style-name="L91">
      <style:text-properties officeooo:rsid="00741d8b" officeooo:paragraph-rsid="00741d8b"/>
    </style:style>
    <style:style style:name="P366" style:family="paragraph" style:parent-style-name="Standard" style:list-style-name="L92">
      <style:text-properties officeooo:rsid="0075006b" officeooo:paragraph-rsid="0075006b"/>
    </style:style>
    <style:style style:name="P367" style:family="paragraph" style:parent-style-name="Standard" style:list-style-name="L93">
      <style:text-properties officeooo:rsid="0075006b" officeooo:paragraph-rsid="0075006b"/>
    </style:style>
    <style:style style:name="P368" style:family="paragraph" style:parent-style-name="Standard" style:list-style-name="L94">
      <style:text-properties officeooo:rsid="007a56f6" officeooo:paragraph-rsid="007a56f6"/>
    </style:style>
    <style:style style:name="P369" style:family="paragraph" style:parent-style-name="Standard" style:list-style-name="L95">
      <style:text-properties officeooo:rsid="007a56f6" officeooo:paragraph-rsid="007a56f6"/>
    </style:style>
    <style:style style:name="P370" style:family="paragraph" style:parent-style-name="Standard" style:list-style-name="L95">
      <style:text-properties officeooo:rsid="007a20a4" officeooo:paragraph-rsid="007a20a4"/>
    </style:style>
    <style:style style:name="P371" style:family="paragraph" style:parent-style-name="Standard" style:list-style-name="L96">
      <style:text-properties officeooo:rsid="007c5037" officeooo:paragraph-rsid="007c5037"/>
    </style:style>
    <style:style style:name="P372" style:family="paragraph" style:parent-style-name="Standard" style:list-style-name="L97">
      <style:text-properties officeooo:rsid="007c5037" officeooo:paragraph-rsid="007c5037"/>
    </style:style>
    <style:style style:name="P373" style:family="paragraph" style:parent-style-name="Standard" style:list-style-name="L97">
      <style:text-properties officeooo:rsid="007cfd54" officeooo:paragraph-rsid="007cfd54"/>
    </style:style>
    <style:style style:name="P374" style:family="paragraph" style:parent-style-name="Standard" style:list-style-name="L97">
      <style:text-properties officeooo:rsid="007e8c89" officeooo:paragraph-rsid="007e8c89"/>
    </style:style>
    <style:style style:name="P375" style:family="paragraph" style:parent-style-name="Standard" style:list-style-name="L98">
      <style:text-properties officeooo:rsid="007f41c4" officeooo:paragraph-rsid="007f41c4"/>
    </style:style>
    <style:style style:name="P376" style:family="paragraph" style:parent-style-name="Standard" style:list-style-name="L99">
      <style:text-properties officeooo:rsid="007f41c4" officeooo:paragraph-rsid="007f41c4"/>
    </style:style>
    <style:style style:name="P377" style:family="paragraph" style:parent-style-name="Standard" style:list-style-name="L100">
      <style:text-properties officeooo:rsid="007f41c4" officeooo:paragraph-rsid="007f41c4"/>
    </style:style>
    <style:style style:name="P378" style:family="paragraph" style:parent-style-name="Standard" style:list-style-name="L101">
      <style:text-properties officeooo:rsid="00811066" officeooo:paragraph-rsid="00811066"/>
    </style:style>
    <style:style style:name="P379" style:family="paragraph" style:parent-style-name="Standard" style:list-style-name="L102">
      <style:text-properties officeooo:rsid="00811066" officeooo:paragraph-rsid="00811066"/>
    </style:style>
    <style:style style:name="P380" style:family="paragraph" style:parent-style-name="Standard" style:list-style-name="L102">
      <style:text-properties officeooo:rsid="0082ed2e" officeooo:paragraph-rsid="0082ed2e"/>
    </style:style>
    <style:style style:name="P381" style:family="paragraph" style:parent-style-name="Standard" style:list-style-name="L103">
      <style:text-properties officeooo:rsid="0082ed2e" officeooo:paragraph-rsid="0082ed2e"/>
    </style:style>
    <style:style style:name="P382" style:family="paragraph" style:parent-style-name="Standard" style:list-style-name="L103">
      <style:text-properties officeooo:rsid="00840e52" officeooo:paragraph-rsid="00840e52"/>
    </style:style>
    <style:style style:name="P383" style:family="paragraph" style:parent-style-name="Standard" style:list-style-name="L103">
      <style:text-properties officeooo:rsid="008567d4" officeooo:paragraph-rsid="008567d4"/>
    </style:style>
    <style:style style:name="P384" style:family="paragraph" style:parent-style-name="Standard" style:list-style-name="L104">
      <style:text-properties officeooo:rsid="008567d4" officeooo:paragraph-rsid="008567d4"/>
    </style:style>
    <style:style style:name="P385" style:family="paragraph" style:parent-style-name="Standard" style:list-style-name="L104">
      <style:text-properties officeooo:rsid="008744ab" officeooo:paragraph-rsid="008744ab"/>
    </style:style>
    <style:style style:name="P386" style:family="paragraph" style:parent-style-name="Standard" style:list-style-name="L105">
      <style:text-properties officeooo:rsid="00879ab1" officeooo:paragraph-rsid="00879ab1"/>
    </style:style>
    <style:style style:name="P387" style:family="paragraph" style:parent-style-name="Standard" style:list-style-name="L106">
      <style:text-properties officeooo:rsid="0088b585" officeooo:paragraph-rsid="0088b585"/>
    </style:style>
    <style:style style:name="P388" style:family="paragraph" style:parent-style-name="Standard" style:list-style-name="L107">
      <style:text-properties officeooo:rsid="0088b585" officeooo:paragraph-rsid="0088b585"/>
    </style:style>
    <style:style style:name="P389" style:family="paragraph" style:parent-style-name="Standard" style:list-style-name="L108">
      <style:text-properties officeooo:rsid="0088b585" officeooo:paragraph-rsid="0088b585"/>
    </style:style>
    <style:style style:name="P390" style:family="paragraph" style:parent-style-name="Standard" style:list-style-name="L109">
      <style:text-properties officeooo:rsid="008acc26" officeooo:paragraph-rsid="008acc26"/>
    </style:style>
    <style:style style:name="P391" style:family="paragraph" style:parent-style-name="Standard" style:list-style-name="L110">
      <style:text-properties officeooo:rsid="008acc26" officeooo:paragraph-rsid="008acc26"/>
    </style:style>
    <style:style style:name="P392" style:family="paragraph" style:parent-style-name="Standard" style:list-style-name="L110">
      <style:text-properties officeooo:rsid="008b797a" officeooo:paragraph-rsid="008b797a"/>
    </style:style>
    <style:style style:name="P393" style:family="paragraph" style:parent-style-name="Standard" style:list-style-name="L111">
      <style:text-properties officeooo:rsid="008ced50" officeooo:paragraph-rsid="008ced50"/>
    </style:style>
    <style:style style:name="P394" style:family="paragraph" style:parent-style-name="Standard" style:list-style-name="L112">
      <style:text-properties officeooo:rsid="008ced50" officeooo:paragraph-rsid="008ced50"/>
    </style:style>
    <style:style style:name="P395" style:family="paragraph" style:parent-style-name="Standard" style:list-style-name="L113">
      <style:text-properties officeooo:rsid="008d00ea" officeooo:paragraph-rsid="008d00ea"/>
    </style:style>
    <style:style style:name="P396" style:family="paragraph" style:parent-style-name="Standard" style:list-style-name="L114">
      <style:text-properties officeooo:rsid="008d00ea" officeooo:paragraph-rsid="008d00ea"/>
    </style:style>
    <style:style style:name="P397" style:family="paragraph" style:parent-style-name="Standard" style:list-style-name="L115">
      <style:text-properties officeooo:rsid="008d00ea" officeooo:paragraph-rsid="008d00ea"/>
    </style:style>
    <style:style style:name="P398" style:family="paragraph" style:parent-style-name="Standard" style:list-style-name="L116">
      <style:text-properties officeooo:rsid="008ed604" officeooo:paragraph-rsid="008ebc6f"/>
    </style:style>
    <style:style style:name="P399" style:family="paragraph" style:parent-style-name="Standard" style:list-style-name="L116">
      <style:text-properties officeooo:rsid="008ed604" officeooo:paragraph-rsid="008ed604"/>
    </style:style>
    <style:style style:name="P400" style:family="paragraph" style:parent-style-name="Standard" style:list-style-name="L117">
      <style:text-properties officeooo:rsid="008ed604" officeooo:paragraph-rsid="008ed604"/>
    </style:style>
    <style:style style:name="P401" style:family="paragraph" style:parent-style-name="Standard" style:list-style-name="L116">
      <style:text-properties officeooo:rsid="00900372" officeooo:paragraph-rsid="00900372"/>
    </style:style>
    <style:style style:name="P402" style:family="paragraph" style:parent-style-name="Standard" style:list-style-name="L118">
      <style:text-properties officeooo:rsid="00900372" officeooo:paragraph-rsid="00900372"/>
    </style:style>
    <style:style style:name="P403" style:family="paragraph" style:parent-style-name="Standard" style:list-style-name="L118">
      <style:text-properties officeooo:rsid="009097e1" officeooo:paragraph-rsid="009097e1"/>
    </style:style>
    <style:style style:name="P404" style:family="paragraph" style:parent-style-name="Standard" style:list-style-name="L119">
      <style:text-properties officeooo:rsid="009097e1" officeooo:paragraph-rsid="009097e1"/>
    </style:style>
    <style:style style:name="P405" style:family="paragraph" style:parent-style-name="Standard" style:list-style-name="L120">
      <style:text-properties officeooo:rsid="00917bf2" officeooo:paragraph-rsid="00917bf2"/>
    </style:style>
    <style:style style:name="P406" style:family="paragraph" style:parent-style-name="Standard" style:list-style-name="L121">
      <style:text-properties officeooo:rsid="00917bf2" officeooo:paragraph-rsid="00917bf2"/>
    </style:style>
    <style:style style:name="P407" style:family="paragraph" style:parent-style-name="Standard" style:list-style-name="L122">
      <style:text-properties officeooo:rsid="009325ad" officeooo:paragraph-rsid="009325ad"/>
    </style:style>
    <style:style style:name="P408" style:family="paragraph" style:parent-style-name="Standard" style:list-style-name="L123">
      <style:text-properties officeooo:rsid="009eb688" officeooo:paragraph-rsid="009eb688"/>
    </style:style>
    <style:style style:name="P409" style:family="paragraph" style:parent-style-name="Standard" style:list-style-name="L124">
      <style:text-properties officeooo:rsid="009eb688" officeooo:paragraph-rsid="009eb688"/>
    </style:style>
    <style:style style:name="P410" style:family="paragraph" style:parent-style-name="Standard" style:list-style-name="L125">
      <style:text-properties officeooo:rsid="009eb688" officeooo:paragraph-rsid="009eb688"/>
    </style:style>
    <style:style style:name="P411" style:family="paragraph" style:parent-style-name="Standard" style:list-style-name="L126">
      <style:text-properties officeooo:rsid="009eefe1" officeooo:paragraph-rsid="009eefe1"/>
    </style:style>
    <style:style style:name="P412" style:family="paragraph" style:parent-style-name="Standard" style:list-style-name="L128">
      <style:text-properties officeooo:rsid="00a02b59" officeooo:paragraph-rsid="00a02b59"/>
    </style:style>
    <style:style style:name="P413" style:family="paragraph" style:parent-style-name="Standard" style:list-style-name="L129">
      <style:text-properties officeooo:rsid="00a02b59" officeooo:paragraph-rsid="00a02b59"/>
    </style:style>
    <style:style style:name="P414" style:family="paragraph" style:parent-style-name="Standard" style:list-style-name="L130">
      <style:text-properties officeooo:rsid="00a205fa" officeooo:paragraph-rsid="00a205fa"/>
    </style:style>
    <style:style style:name="P415" style:family="paragraph" style:parent-style-name="Standard" style:list-style-name="L130">
      <style:text-properties officeooo:rsid="00a30524" officeooo:paragraph-rsid="00a30524"/>
    </style:style>
    <style:style style:name="P416" style:family="paragraph" style:parent-style-name="Standard" style:list-style-name="L131">
      <style:text-properties officeooo:rsid="00a56220" officeooo:paragraph-rsid="00a56220"/>
    </style:style>
    <style:style style:name="P417" style:family="paragraph" style:parent-style-name="Standard" style:list-style-name="L132">
      <style:text-properties officeooo:rsid="00a56220" officeooo:paragraph-rsid="00a56220"/>
    </style:style>
    <style:style style:name="P418" style:family="paragraph" style:parent-style-name="Standard" style:list-style-name="L133">
      <style:text-properties officeooo:rsid="00a696e2" officeooo:paragraph-rsid="00a696e2"/>
    </style:style>
    <style:style style:name="P419" style:family="paragraph" style:parent-style-name="Standard" style:list-style-name="L134">
      <style:text-properties officeooo:rsid="00a696e2" officeooo:paragraph-rsid="00a696e2"/>
    </style:style>
    <style:style style:name="P420" style:family="paragraph" style:parent-style-name="Standard" style:list-style-name="L135">
      <style:text-properties officeooo:rsid="00a746f9" officeooo:paragraph-rsid="00a746f9"/>
    </style:style>
    <style:style style:name="P421" style:family="paragraph" style:parent-style-name="Standard" style:list-style-name="L136">
      <style:text-properties officeooo:rsid="00a9bf3c" officeooo:paragraph-rsid="00a9bf3c"/>
    </style:style>
    <style:style style:name="P422" style:family="paragraph" style:parent-style-name="Standard" style:list-style-name="L137">
      <style:text-properties officeooo:rsid="00a9bf3c" officeooo:paragraph-rsid="00a9bf3c"/>
    </style:style>
    <style:style style:name="P423" style:family="paragraph" style:parent-style-name="Standard" style:list-style-name="L137">
      <style:text-properties officeooo:rsid="00aa7324" officeooo:paragraph-rsid="00aa7324"/>
    </style:style>
    <style:style style:name="P424" style:family="paragraph" style:parent-style-name="Standard" style:list-style-name="L137">
      <style:text-properties officeooo:rsid="00ab599b" officeooo:paragraph-rsid="00ab599b"/>
    </style:style>
    <style:style style:name="P425" style:family="paragraph" style:parent-style-name="Standard" style:list-style-name="L138">
      <style:text-properties officeooo:rsid="00ac048f" officeooo:paragraph-rsid="00ac048f"/>
    </style:style>
    <style:style style:name="P426" style:family="paragraph" style:parent-style-name="Standard" style:list-style-name="L139">
      <style:text-properties officeooo:rsid="00ac048f" officeooo:paragraph-rsid="00ac048f"/>
    </style:style>
    <style:style style:name="P427" style:family="paragraph" style:parent-style-name="Standard" style:list-style-name="L139">
      <style:text-properties officeooo:rsid="00acd451" officeooo:paragraph-rsid="00acd451"/>
    </style:style>
    <style:style style:name="P428" style:family="paragraph" style:parent-style-name="Standard" style:list-style-name="L140">
      <style:text-properties officeooo:rsid="00ae6d95" officeooo:paragraph-rsid="00ae6d95"/>
    </style:style>
    <style:style style:name="P429" style:family="paragraph" style:parent-style-name="Standard" style:list-style-name="L140">
      <style:text-properties officeooo:rsid="00af6abd" officeooo:paragraph-rsid="00af6abd"/>
    </style:style>
    <style:style style:name="P430" style:family="paragraph" style:parent-style-name="Standard" style:list-style-name="L141">
      <style:text-properties officeooo:rsid="00b11948" officeooo:paragraph-rsid="00b11948"/>
    </style:style>
    <style:style style:name="P431" style:family="paragraph" style:parent-style-name="Standard" style:list-style-name="L142">
      <style:text-properties officeooo:rsid="00b11948" officeooo:paragraph-rsid="00b11948"/>
    </style:style>
    <style:style style:name="P432" style:family="paragraph" style:parent-style-name="Standard" style:list-style-name="L143">
      <style:text-properties officeooo:rsid="00b11948" officeooo:paragraph-rsid="00b11948"/>
    </style:style>
    <style:style style:name="P433" style:family="paragraph" style:parent-style-name="Standard" style:list-style-name="L144">
      <style:text-properties officeooo:rsid="00b2c382" officeooo:paragraph-rsid="00b2c382"/>
    </style:style>
    <style:style style:name="P434" style:family="paragraph" style:parent-style-name="Standard" style:list-style-name="L145">
      <style:text-properties officeooo:rsid="00b39e06" officeooo:paragraph-rsid="00b39e06"/>
    </style:style>
    <style:style style:name="P435" style:family="paragraph" style:parent-style-name="Standard" style:list-style-name="L146">
      <style:text-properties officeooo:rsid="00b39e06" officeooo:paragraph-rsid="00b39e06"/>
    </style:style>
    <style:style style:name="P436" style:family="paragraph" style:parent-style-name="Standard" style:list-style-name="L146">
      <style:text-properties officeooo:rsid="00b52b19" officeooo:paragraph-rsid="00b52b19"/>
    </style:style>
    <style:style style:name="P437" style:family="paragraph" style:parent-style-name="Standard" style:list-style-name="L147">
      <style:text-properties officeooo:rsid="00b52b19" officeooo:paragraph-rsid="00b52b19"/>
    </style:style>
    <style:style style:name="P438" style:family="paragraph" style:parent-style-name="Standard" style:list-style-name="L148">
      <style:text-properties officeooo:rsid="00b57511" officeooo:paragraph-rsid="00b57511"/>
    </style:style>
    <style:style style:name="P439" style:family="paragraph" style:parent-style-name="Standard" style:list-style-name="L148">
      <style:text-properties officeooo:rsid="00b727b9" officeooo:paragraph-rsid="00b727b9"/>
    </style:style>
    <style:style style:name="P440" style:family="paragraph" style:parent-style-name="Standard" style:list-style-name="L149">
      <style:text-properties officeooo:rsid="00b8c58b" officeooo:paragraph-rsid="00b8c58b"/>
    </style:style>
    <style:style style:name="P441" style:family="paragraph" style:parent-style-name="Standard" style:list-style-name="L150">
      <style:text-properties officeooo:rsid="00b8c58b" officeooo:paragraph-rsid="00b8c58b"/>
    </style:style>
    <style:style style:name="P442" style:family="paragraph" style:parent-style-name="Standard" style:list-style-name="L151">
      <style:text-properties officeooo:rsid="00b8c58b" officeooo:paragraph-rsid="00b8c58b"/>
    </style:style>
    <style:style style:name="P443" style:family="paragraph" style:parent-style-name="Standard" style:list-style-name="L152">
      <style:text-properties officeooo:rsid="00ba9636" officeooo:paragraph-rsid="00ba9636"/>
    </style:style>
    <style:style style:name="P444" style:family="paragraph" style:parent-style-name="Standard" style:list-style-name="L153">
      <style:text-properties officeooo:rsid="00ba9636" officeooo:paragraph-rsid="00ba9636"/>
    </style:style>
    <style:style style:name="P445" style:family="paragraph" style:parent-style-name="Standard" style:list-style-name="L153">
      <style:text-properties officeooo:rsid="00ba2baa" officeooo:paragraph-rsid="00ba2baa"/>
    </style:style>
    <style:style style:name="P446" style:family="paragraph" style:parent-style-name="Standard" style:list-style-name="L153">
      <style:text-properties officeooo:rsid="00bbc350" officeooo:paragraph-rsid="00bbc350"/>
    </style:style>
    <style:style style:name="P447" style:family="paragraph" style:parent-style-name="Standard" style:list-style-name="L154">
      <style:text-properties officeooo:rsid="00bcc09c" officeooo:paragraph-rsid="00bcc09c"/>
    </style:style>
    <style:style style:name="P448" style:family="paragraph" style:parent-style-name="Standard" style:list-style-name="L155">
      <style:text-properties officeooo:rsid="00bcc09c" officeooo:paragraph-rsid="00bcc09c"/>
    </style:style>
    <style:style style:name="P449" style:family="paragraph" style:parent-style-name="Standard" style:list-style-name="L155">
      <style:text-properties officeooo:rsid="00bda19f" officeooo:paragraph-rsid="00bda19f"/>
    </style:style>
    <style:style style:name="P450" style:family="paragraph" style:parent-style-name="Standard" style:list-style-name="L155">
      <style:text-properties officeooo:rsid="00be3f73" officeooo:paragraph-rsid="00be3f73"/>
    </style:style>
    <style:style style:name="P451" style:family="paragraph" style:parent-style-name="Standard" style:list-style-name="L156">
      <style:text-properties officeooo:rsid="00be3f73" officeooo:paragraph-rsid="00be3f73"/>
    </style:style>
    <style:style style:name="P452" style:family="paragraph" style:parent-style-name="Standard" style:list-style-name="L157">
      <style:text-properties officeooo:rsid="00c09b8f" officeooo:paragraph-rsid="00c09b8f"/>
    </style:style>
    <style:style style:name="P453" style:family="paragraph" style:parent-style-name="Standard" style:list-style-name="L158">
      <style:text-properties officeooo:rsid="00c09b8f" officeooo:paragraph-rsid="00c09b8f"/>
    </style:style>
    <style:style style:name="P454" style:family="paragraph" style:parent-style-name="Standard" style:list-style-name="L159">
      <style:text-properties officeooo:rsid="00c2428c" officeooo:paragraph-rsid="00c2428c"/>
    </style:style>
    <style:style style:name="P455" style:family="paragraph" style:parent-style-name="Standard" style:list-style-name="L160">
      <style:text-properties officeooo:rsid="00c25d3b" officeooo:paragraph-rsid="00c25d3b"/>
    </style:style>
    <style:style style:name="P456" style:family="paragraph" style:parent-style-name="Standard" style:list-style-name="L161">
      <style:text-properties officeooo:rsid="00c4526d" officeooo:paragraph-rsid="00c4526d"/>
    </style:style>
    <style:style style:name="P457" style:family="paragraph" style:parent-style-name="Standard" style:list-style-name="L162">
      <style:text-properties officeooo:rsid="00c4526d" officeooo:paragraph-rsid="00c4526d"/>
    </style:style>
    <style:style style:name="P458" style:family="paragraph" style:parent-style-name="Standard" style:list-style-name="L163">
      <style:text-properties officeooo:rsid="00c48e29" officeooo:paragraph-rsid="00c48e29"/>
    </style:style>
    <style:style style:name="P459" style:family="paragraph" style:parent-style-name="Standard" style:list-style-name="L164">
      <style:text-properties officeooo:rsid="00c62f6b" officeooo:paragraph-rsid="00c62f6b"/>
    </style:style>
    <style:style style:name="P460" style:family="paragraph" style:parent-style-name="Standard" style:list-style-name="L165">
      <style:text-properties officeooo:rsid="00c77d2d" officeooo:paragraph-rsid="00c77d2d"/>
    </style:style>
    <style:style style:name="P461" style:family="paragraph" style:parent-style-name="Standard" style:list-style-name="L166">
      <style:text-properties officeooo:rsid="00c8dc51" officeooo:paragraph-rsid="00c8dc51"/>
    </style:style>
    <style:style style:name="P462" style:family="paragraph" style:parent-style-name="Standard" style:list-style-name="L167">
      <style:text-properties officeooo:rsid="00c8dc51" officeooo:paragraph-rsid="00c8dc51"/>
    </style:style>
    <style:style style:name="P463" style:family="paragraph" style:parent-style-name="Standard" style:list-style-name="L167">
      <style:text-properties officeooo:rsid="00c9f1d6" officeooo:paragraph-rsid="00c9f1d6"/>
    </style:style>
    <style:style style:name="P464" style:family="paragraph" style:parent-style-name="Standard" style:list-style-name="L168">
      <style:text-properties officeooo:rsid="00c9f1d6" officeooo:paragraph-rsid="00c9f1d6"/>
    </style:style>
    <style:style style:name="P465" style:family="paragraph" style:parent-style-name="Standard" style:list-style-name="L169">
      <style:text-properties officeooo:rsid="00c9f1d6" officeooo:paragraph-rsid="00c9f1d6"/>
    </style:style>
    <style:style style:name="P466" style:family="paragraph" style:parent-style-name="Standard" style:list-style-name="L170">
      <style:text-properties officeooo:rsid="00ca0419" officeooo:paragraph-rsid="00ca0419"/>
    </style:style>
    <style:style style:name="P467" style:family="paragraph" style:parent-style-name="Standard" style:list-style-name="L171">
      <style:text-properties officeooo:rsid="00ca0419" officeooo:paragraph-rsid="00ca0419"/>
    </style:style>
    <style:style style:name="P468" style:family="paragraph" style:parent-style-name="Standard" style:list-style-name="L172">
      <style:text-properties officeooo:rsid="00ca0419" officeooo:paragraph-rsid="00ca0419"/>
    </style:style>
    <style:style style:name="P469" style:family="paragraph" style:parent-style-name="Standard" style:list-style-name="L173">
      <style:text-properties officeooo:rsid="00ca0419" officeooo:paragraph-rsid="00ca0419"/>
    </style:style>
    <style:style style:name="P470" style:family="paragraph" style:parent-style-name="Standard" style:list-style-name="L174">
      <style:text-properties officeooo:rsid="00ca0419" officeooo:paragraph-rsid="00ca0419"/>
    </style:style>
    <style:style style:name="P471" style:family="paragraph" style:parent-style-name="Standard" style:list-style-name="L175">
      <style:text-properties officeooo:rsid="00ca69a3" officeooo:paragraph-rsid="00ca69a3"/>
    </style:style>
    <style:style style:name="P472" style:family="paragraph" style:parent-style-name="Standard" style:list-style-name="L176">
      <style:text-properties officeooo:rsid="00ca69a3" officeooo:paragraph-rsid="00ca69a3"/>
    </style:style>
    <style:style style:name="P473" style:family="paragraph" style:parent-style-name="Standard" style:list-style-name="L176">
      <style:text-properties officeooo:rsid="00cb2633" officeooo:paragraph-rsid="00cb2633"/>
    </style:style>
    <style:style style:name="P474" style:family="paragraph" style:parent-style-name="Standard" style:list-style-name="L177">
      <style:text-properties officeooo:rsid="00cb2633" officeooo:paragraph-rsid="00cb2633"/>
    </style:style>
    <style:style style:name="P475" style:family="paragraph" style:parent-style-name="Standard" style:list-style-name="L178">
      <style:text-properties officeooo:rsid="00cc6288" officeooo:paragraph-rsid="00cc6288"/>
    </style:style>
    <style:style style:name="P476" style:family="paragraph" style:parent-style-name="Standard" style:list-style-name="L179">
      <style:text-properties officeooo:rsid="00cc6288" officeooo:paragraph-rsid="00cc6288"/>
    </style:style>
    <style:style style:name="P477" style:family="paragraph" style:parent-style-name="Standard" style:list-style-name="L180">
      <style:text-properties officeooo:rsid="00ce504d" officeooo:paragraph-rsid="00ce504d"/>
    </style:style>
    <style:style style:name="P478" style:family="paragraph" style:parent-style-name="Standard" style:list-style-name="L180">
      <style:text-properties officeooo:rsid="00cf488d" officeooo:paragraph-rsid="00cf488d"/>
    </style:style>
    <style:style style:name="P479" style:family="paragraph" style:parent-style-name="Standard" style:list-style-name="L181">
      <style:text-properties officeooo:rsid="00d2c4de" officeooo:paragraph-rsid="00d2c4de"/>
    </style:style>
    <style:style style:name="P480" style:family="paragraph" style:parent-style-name="Standard" style:list-style-name="L181">
      <style:text-properties officeooo:rsid="00d2e8d8" officeooo:paragraph-rsid="00d2e8d8"/>
    </style:style>
    <style:style style:name="P481" style:family="paragraph" style:parent-style-name="Standard" style:list-style-name="L182">
      <style:text-properties officeooo:rsid="00d47921" officeooo:paragraph-rsid="00d47921"/>
    </style:style>
    <style:style style:name="P482" style:family="paragraph" style:parent-style-name="Standard" style:list-style-name="L183">
      <style:text-properties style:text-position="0% 100%" officeooo:rsid="00d760fe" officeooo:paragraph-rsid="00d760fe"/>
    </style:style>
    <style:style style:name="P483" style:family="paragraph" style:parent-style-name="Standard" style:list-style-name="L184">
      <style:text-properties style:text-position="0% 100%" officeooo:rsid="00d760fe" officeooo:paragraph-rsid="00d760fe"/>
    </style:style>
    <style:style style:name="P484" style:family="paragraph" style:parent-style-name="Standard" style:list-style-name="L185">
      <style:text-properties style:text-position="0% 100%" officeooo:rsid="00d760fe" officeooo:paragraph-rsid="00d760fe"/>
    </style:style>
    <style:style style:name="P485" style:family="paragraph" style:parent-style-name="Standard" style:list-style-name="L186">
      <style:text-properties style:text-position="0% 100%" officeooo:rsid="00d760fe" officeooo:paragraph-rsid="00d760fe"/>
    </style:style>
    <style:style style:name="P486" style:family="paragraph" style:parent-style-name="Standard" style:list-style-name="L186">
      <style:text-properties style:text-position="0% 100%" officeooo:rsid="00d8f14b" officeooo:paragraph-rsid="00d8f14b"/>
    </style:style>
    <style:style style:name="P487" style:family="paragraph" style:parent-style-name="Standard" style:list-style-name="L187">
      <style:text-properties style:text-position="0% 100%" officeooo:rsid="00d8f14b" officeooo:paragraph-rsid="00d8f14b"/>
    </style:style>
    <style:style style:name="P488" style:family="paragraph" style:parent-style-name="Standard" style:list-style-name="L188">
      <style:text-properties style:text-position="0% 100%" officeooo:rsid="00d8f14b" officeooo:paragraph-rsid="00d8f14b"/>
    </style:style>
    <style:style style:name="P489" style:family="paragraph" style:parent-style-name="Standard" style:list-style-name="L183">
      <style:text-properties officeooo:rsid="00d760fe" officeooo:paragraph-rsid="00d760fe"/>
    </style:style>
    <style:style style:name="P490" style:family="paragraph" style:parent-style-name="Standard" style:list-style-name="L189">
      <style:text-properties officeooo:rsid="00daccc4" officeooo:paragraph-rsid="00daccc4"/>
    </style:style>
    <style:style style:name="P491" style:family="paragraph" style:parent-style-name="Standard" style:list-style-name="L190">
      <style:text-properties officeooo:rsid="00de1939" officeooo:paragraph-rsid="00de1939"/>
    </style:style>
    <style:style style:name="P492" style:family="paragraph" style:parent-style-name="Standard" style:list-style-name="L191">
      <style:text-properties officeooo:rsid="00e05dd6" officeooo:paragraph-rsid="00e05dd6"/>
    </style:style>
    <style:style style:name="P493" style:family="paragraph" style:parent-style-name="Standard" style:list-style-name="L192">
      <style:text-properties officeooo:rsid="00e177e5" officeooo:paragraph-rsid="00e177e5"/>
    </style:style>
    <style:style style:name="P494" style:family="paragraph" style:parent-style-name="Standard" style:list-style-name="L193">
      <style:text-properties officeooo:rsid="00e177e5" officeooo:paragraph-rsid="00e177e5"/>
    </style:style>
    <style:style style:name="P495" style:family="paragraph" style:parent-style-name="Standard" style:list-style-name="L194">
      <style:text-properties officeooo:rsid="00e177e5" officeooo:paragraph-rsid="00e177e5"/>
    </style:style>
    <style:style style:name="P496" style:family="paragraph" style:parent-style-name="Standard" style:list-style-name="L195">
      <style:text-properties officeooo:rsid="00e177e5" officeooo:paragraph-rsid="00e177e5"/>
    </style:style>
    <style:style style:name="P497" style:family="paragraph" style:parent-style-name="Standard" style:list-style-name="L196">
      <style:text-properties officeooo:rsid="00e177e5" officeooo:paragraph-rsid="00e177e5"/>
    </style:style>
    <style:style style:name="P498" style:family="paragraph" style:parent-style-name="Standard" style:list-style-name="L197">
      <style:text-properties officeooo:rsid="00e177e5" officeooo:paragraph-rsid="00e177e5"/>
    </style:style>
    <style:style style:name="P499" style:family="paragraph" style:parent-style-name="Standard" style:list-style-name="L198">
      <style:text-properties officeooo:rsid="00e24907" officeooo:paragraph-rsid="00e24907"/>
    </style:style>
    <style:style style:name="P500" style:family="paragraph" style:parent-style-name="Standard" style:list-style-name="L199">
      <style:text-properties officeooo:rsid="00e24907" officeooo:paragraph-rsid="00e24907"/>
    </style:style>
    <style:style style:name="P501" style:family="paragraph" style:parent-style-name="Standard" style:list-style-name="L199">
      <style:text-properties officeooo:rsid="00e35b73" officeooo:paragraph-rsid="00e35b73"/>
    </style:style>
    <style:style style:name="P502" style:family="paragraph" style:parent-style-name="Standard" style:list-style-name="L200">
      <style:text-properties officeooo:rsid="00e37404" officeooo:paragraph-rsid="00e37404"/>
    </style:style>
    <style:style style:name="P503" style:family="paragraph" style:parent-style-name="Standard" style:list-style-name="L201">
      <style:text-properties officeooo:rsid="00e3a6fe" officeooo:paragraph-rsid="00e3a6fe"/>
    </style:style>
    <style:style style:name="P504" style:family="paragraph" style:parent-style-name="Standard" style:list-style-name="L201">
      <style:text-properties officeooo:rsid="00e47622" officeooo:paragraph-rsid="00e47622"/>
    </style:style>
    <style:style style:name="P505" style:family="paragraph" style:parent-style-name="Standard" style:list-style-name="L202">
      <style:text-properties officeooo:rsid="00e47622" officeooo:paragraph-rsid="00e47622"/>
    </style:style>
    <style:style style:name="P506" style:family="paragraph" style:parent-style-name="Standard" style:list-style-name="L203">
      <style:text-properties officeooo:rsid="00e47622" officeooo:paragraph-rsid="00e47622"/>
    </style:style>
    <style:style style:name="P507" style:family="paragraph" style:parent-style-name="Standard" style:list-style-name="L204">
      <style:text-properties officeooo:rsid="00e70d83" officeooo:paragraph-rsid="00e70d83"/>
    </style:style>
    <style:style style:name="P508" style:family="paragraph" style:parent-style-name="Standard" style:list-style-name="L205">
      <style:text-properties officeooo:rsid="00e70d83" officeooo:paragraph-rsid="00e70d83"/>
    </style:style>
    <style:style style:name="P509" style:family="paragraph" style:parent-style-name="Standard" style:list-style-name="L206">
      <style:text-properties officeooo:rsid="00ea39ce" officeooo:paragraph-rsid="00ea39ce"/>
    </style:style>
    <style:style style:name="P510" style:family="paragraph" style:parent-style-name="Standard" style:list-style-name="L29">
      <style:paragraph-properties style:border-line-width-bottom="0.0047in 0.0047in 0.0047in" fo:padding="0.0291in" fo:border-left="none" fo:border-right="none" fo:border-top="none" fo:border-bottom="1.05pt double #000000" style:join-border="false"/>
      <style:text-properties officeooo:rsid="0046637f" officeooo:paragraph-rsid="0046637f"/>
    </style:style>
    <style:style style:name="P511" style:family="paragraph" style:parent-style-name="Standard" style:list-style-name="L43">
      <style:paragraph-properties style:border-line-width-bottom="0.0047in 0.0047in 0.0047in" fo:padding="0.0291in" fo:border-left="none" fo:border-right="none" fo:border-top="none" fo:border-bottom="1.05pt double #000000" style:join-border="false"/>
      <style:text-properties officeooo:rsid="004c4e2a" officeooo:paragraph-rsid="004c4e2a"/>
    </style:style>
    <style:style style:name="P512" style:family="paragraph" style:parent-style-name="Standard" style:list-style-name="L87">
      <style:paragraph-properties fo:margin-left="0in" fo:margin-right="0in" fo:text-indent="0in" style:auto-text-indent="false"/>
      <style:text-properties style:font-name="Courier 10 Pitch" officeooo:rsid="0073d13a" officeooo:paragraph-rsid="0073e1eb"/>
    </style:style>
    <style:style style:name="P513" style:family="paragraph" style:parent-style-name="Standard" style:list-style-name="L88">
      <style:paragraph-properties fo:margin-left="0in" fo:margin-right="0in" fo:text-indent="0in" style:auto-text-indent="false"/>
      <style:text-properties style:font-name="Courier 10 Pitch" officeooo:rsid="0073d13a" officeooo:paragraph-rsid="0073e1eb"/>
    </style:style>
    <style:style style:name="P514" style:family="paragraph" style:parent-style-name="Standard" style:list-style-name="L89">
      <style:paragraph-properties fo:margin-left="0in" fo:margin-right="0in" fo:text-indent="0in" style:auto-text-indent="false"/>
      <style:text-properties style:font-name="Courier 10 Pitch" officeooo:rsid="0073d13a" officeooo:paragraph-rsid="0073e1eb"/>
    </style:style>
    <style:style style:name="P515" style:family="paragraph" style:parent-style-name="Standard" style:list-style-name="L90">
      <style:paragraph-properties fo:margin-left="0in" fo:margin-right="0in" fo:text-indent="0in" style:auto-text-indent="false"/>
      <style:text-properties style:font-name="Courier 10 Pitch" officeooo:rsid="0073e1eb" officeooo:paragraph-rsid="0073e1eb"/>
    </style:style>
    <style:style style:name="P516" style:family="paragraph" style:parent-style-name="Table_20_Contents" style:list-style-name="L127">
      <style:text-properties officeooo:rsid="00a02b59" officeooo:paragraph-rsid="00a02b59"/>
    </style:style>
    <style:style style:name="P517" style:family="paragraph" style:parent-style-name="Table_20_Contents" style:list-style-name="L127">
      <style:text-properties officeooo:rsid="00a205fa" officeooo:paragraph-rsid="00a205fa"/>
    </style:style>
    <style:style style:name="T1" style:family="text">
      <style:text-properties officeooo:rsid="0022e2da"/>
    </style:style>
    <style:style style:name="T2" style:family="text">
      <style:text-properties officeooo:rsid="0025742e"/>
    </style:style>
    <style:style style:name="T3" style:family="text">
      <style:text-properties officeooo:rsid="00295fe0"/>
    </style:style>
    <style:style style:name="T4" style:family="text">
      <style:text-properties officeooo:rsid="002d8498"/>
    </style:style>
    <style:style style:name="T5" style:family="text">
      <style:text-properties officeooo:rsid="00329dda"/>
    </style:style>
    <style:style style:name="T6" style:family="text">
      <style:text-properties officeooo:rsid="0035ca05"/>
    </style:style>
    <style:style style:name="T7" style:family="text">
      <style:text-properties style:text-position="super 58%"/>
    </style:style>
    <style:style style:name="T8" style:family="text">
      <style:text-properties officeooo:rsid="003d7e79"/>
    </style:style>
    <style:style style:name="T9" style:family="text">
      <style:text-properties officeooo:rsid="003ea316"/>
    </style:style>
    <style:style style:name="T10" style:family="text">
      <style:text-properties officeooo:rsid="00455412"/>
    </style:style>
    <style:style style:name="T11" style:family="text">
      <style:text-properties officeooo:rsid="00472b5c"/>
    </style:style>
    <style:style style:name="T12" style:family="text">
      <style:text-properties officeooo:rsid="004e8fb7"/>
    </style:style>
    <style:style style:name="T13" style:family="text">
      <style:text-properties officeooo:rsid="00568e29"/>
    </style:style>
    <style:style style:name="T14" style:family="text">
      <style:text-properties officeooo:rsid="005cb601"/>
    </style:style>
    <style:style style:name="T15" style:family="text">
      <style:text-properties officeooo:rsid="00649d29"/>
    </style:style>
    <style:style style:name="T16" style:family="text">
      <style:text-properties officeooo:rsid="0064ba5a"/>
    </style:style>
    <style:style style:name="T17" style:family="text">
      <style:text-properties officeooo:rsid="006869b0"/>
    </style:style>
    <style:style style:name="T18" style:family="text">
      <style:text-properties officeooo:rsid="006b14b3"/>
    </style:style>
    <style:style style:name="T19" style:family="text">
      <style:text-properties officeooo:rsid="006c7c4e"/>
    </style:style>
    <style:style style:name="T20" style:family="text">
      <style:text-properties officeooo:rsid="0070e57a"/>
    </style:style>
    <style:style style:name="T21" style:family="text">
      <style:text-properties officeooo:rsid="007213d3"/>
    </style:style>
    <style:style style:name="T22" style:family="text">
      <style:text-properties fo:color="#800000"/>
    </style:style>
    <style:style style:name="T23" style:family="text">
      <style:text-properties fo:color="#800000" officeooo:rsid="0070e57a"/>
    </style:style>
    <style:style style:name="T24" style:family="text">
      <style:text-properties fo:color="#000000"/>
    </style:style>
    <style:style style:name="T25" style:family="text">
      <style:text-properties fo:color="#801900"/>
    </style:style>
    <style:style style:name="T26" style:family="text">
      <style:text-properties officeooo:rsid="0075006b"/>
    </style:style>
    <style:style style:name="T27" style:family="text">
      <style:text-properties officeooo:rsid="00769862"/>
    </style:style>
    <style:style style:name="T28" style:family="text">
      <style:text-properties officeooo:rsid="00811066"/>
    </style:style>
    <style:style style:name="T29" style:family="text">
      <style:text-properties officeooo:rsid="008acc26"/>
    </style:style>
    <style:style style:name="T30" style:family="text">
      <style:text-properties officeooo:rsid="008b797a"/>
    </style:style>
    <style:style style:name="T31" style:family="text">
      <style:text-properties officeooo:rsid="008d00ea"/>
    </style:style>
    <style:style style:name="T32" style:family="text">
      <style:text-properties officeooo:rsid="009178f9"/>
    </style:style>
    <style:style style:name="T33" style:family="text">
      <style:text-properties officeooo:rsid="00981e2a"/>
    </style:style>
    <style:style style:name="T34" style:family="text">
      <style:text-properties officeooo:rsid="009eb688"/>
    </style:style>
    <style:style style:name="T35" style:family="text">
      <style:text-properties officeooo:rsid="009eefe1"/>
    </style:style>
    <style:style style:name="T36" style:family="text">
      <style:text-properties officeooo:rsid="00a696e2"/>
    </style:style>
    <style:style style:name="T37" style:family="text">
      <style:text-properties officeooo:rsid="00ab599b"/>
    </style:style>
    <style:style style:name="T38" style:family="text">
      <style:text-properties officeooo:rsid="00adf443"/>
    </style:style>
    <style:style style:name="T39" style:family="text">
      <style:text-properties officeooo:rsid="00ba9636"/>
    </style:style>
    <style:style style:name="T40" style:family="text">
      <style:text-properties officeooo:rsid="00be3f73"/>
    </style:style>
    <style:style style:name="T41" style:family="text">
      <style:text-properties officeooo:rsid="00c8dc51"/>
    </style:style>
    <style:style style:name="T42" style:family="text">
      <style:text-properties style:text-position="0% 100%"/>
    </style:style>
    <style:style style:name="T43" style:family="text">
      <style:text-properties style:text-position="0% 100%" officeooo:rsid="00daccc4"/>
    </style:style>
    <style:style style:name="T44" style:family="text">
      <style:text-properties officeooo:rsid="00e35b7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2425in" fo:text-indent="-0.25in" fo:margin-left="0.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jor Focus</text:p>
      <text:list xml:id="list1425236283044563427" text:style-name="L1">
        <text:list-item>
          <text:p text:style-name="P252">Develop programs that can talk to each other</text:p>
          <text:list>
            <text:list-item>
              <text:p text:style-name="P252">Sharing memory</text:p>
            </text:list-item>
            <text:list-item>
              <text:p text:style-name="P252">through pipes</text:p>
            </text:list-item>
            <text:list-item>
              <text:p text:style-name="P252">using sockets</text:p>
            </text:list-item>
          </text:list>
        </text:list-item>
        <text:list-item>
          <text:p text:style-name="P252">Use concurrency</text:p>
        </text:list-item>
        <text:list-item>
          <text:p text:style-name="P252">Use Unix and its most important tools</text:p>
        </text:list-item>
      </text:list>
      <text:p text:style-name="P1"/>
      <text:p text:style-name="P1">Midterms 30% Final 40% Homework 30%</text:p>
      <text:p text:style-name="P1">Books: The Linux Programming Interface, Kerrisk</text:p>
      <text:p text:style-name="P1">The C Programming Language, Kernighan and Ritchie (optional)</text:p>
      <text:p text:style-name="P1"/>
      <text:p text:style-name="P2">Implementing a Shell</text:p>
      <text:list xml:id="list5604837607398658878" text:style-name="L2">
        <text:list-item>
          <text:p text:style-name="P253">Handling sinals</text:p>
        </text:list-item>
        <text:list-item>
          <text:p text:style-name="P253">Pipin and I/O redirection</text:p>
        </text:list-item>
        <text:list-item>
          <text:p text:style-name="P253">Background</text:p>
        </text:list-item>
      </text:list>
      <text:p text:style-name="P2">Networking &amp; I/O multiplexing (single threaded): e.g. 2-Person Chat</text:p>
      <text:p text:style-name="P2">Multithreading (Pthreads): e.g. chat-room server Posix threading library</text:p>
      <text:p text:style-name="P2"/>
      <text:p text:style-name="P3">openg roup base specifications</text:p>
      <text:p text:style-name="P3"/>
      <text:p text:style-name="P4">simplest compile: gcc hello.c</text:p>
      <text:list xml:id="list2174102118729834067" text:style-name="L3">
        <text:list-item>
          <text:p text:style-name="P254">gcc -o hello hello,c</text:p>
        </text:list-item>
        <text:list-item>
          <text:p text:style-name="P254">gcc -o hello -std=c99 hello.c</text:p>
        </text:list-item>
        <text:list-item>
          <text:p text:style-name="P254">gcc -o hello -std=c99 -Wall hello.c</text:p>
          <text:list>
            <text:list-item>
              <text:p text:style-name="P254">-O1 allows for optimization</text:p>
            </text:list-item>
            <text:list-item>
              <text:p text:style-name="P254">-D option, D_XOPEN_SOURCE=500, for the compiler to recognize certain symbols</text:p>
            </text:list-item>
          </text:list>
        </text:list-item>
      </text:list>
      <text:p text:style-name="P4"/>
      <text:p text:style-name="P5">Makefiles</text:p>
      <text:p text:style-name="P5">if I want to create hello, it depends on hello.c</text:p>
      <text:p text:style-name="P5">hello:hello.c</text:p>
      <text:p text:style-name="P5"><text:tab/>gcc -o hello -std=c99 -Wall -01 hello.c</text:p>
      <text:p text:style-name="P5"/>
      <text:p text:style-name="P5">cstrings</text:p>
      <text:list xml:id="list3907746607138506678" text:style-name="L4">
        <text:list-item>
          <text:p text:style-name="P255">null terminating character (‘\0’)</text:p>
        </text:list-item>
      </text:list>
      <text:p text:style-name="P6">strtol instead of atoi</text:p>
      <text:p text:style-name="P6">C does not allow passing by reference, you must pass the address</text:p>
      <text:p text:style-name="P6"/>
      <text:p text:style-name="P6">Difference between C I/O and UNIX I/O</text:p>
      <text:list xml:id="list6530525885283117228" text:style-name="L5">
        <text:list-item>
          <text:p text:style-name="P256">One makes a bunch of system calls while the other allocates a buffer in user space</text:p>
        </text:list-item>
        <text:list-item>
          <text:p text:style-name="P257">file descriptor when using open, an index to an array within a process <text:span text:style-name="T1">(UNIX)</text:span></text:p>
          <text:list>
            <text:list-item>
              <text:p text:style-name="P258">0 for standard input</text:p>
            </text:list-item>
            <text:list-item>
              <text:p text:style-name="P258">1 for standard output</text:p>
            </text:list-item>
            <text:list-item>
              <text:p text:style-name="P258">2 for standard error</text:p>
            </text:list-item>
          </text:list>
        </text:list-item>
        <text:list-item>
          <text:p text:style-name="P259">C gives some block of memory</text:p>
          <text:list>
            <text:list-item>
              <text:p text:style-name="P259">No way of assigning permiissions</text:p>
            </text:list-item>
          </text:list>
        </text:list-item>
      </text:list>
      <text:p text:style-name="P72"/>
      <text:p text:style-name="P7"><text:soft-page-break/>int getc(FILE *fp) //<text:span text:style-name="T2">May be a macro <text:s text:c="2"/>→ <text:s text:c="2"/>code inserted during compilation phase</text:span></text:p>
      <text:p text:style-name="P7">int fgetc(FILE *fp) //<text:span text:style-name="T2">Must be function</text:span></text:p>
      <text:p text:style-name="P7"/>
      <text:p text:style-name="P8">When do you prefer to use a macro over a function</text:p>
      <text:list xml:id="list2485485164268672923" text:style-name="L6">
        <text:list-item>
          <text:p text:style-name="P260">If you have a small amount of code a macro expands to the line <text:span text:style-name="T3">(in place, substitutes space with argument and operation done with it</text:span></text:p>
          <text:list>
            <text:list-item>
              <text:p text:style-name="P261">f(x)(x+1 would all be replaced with x+1</text:p>
            </text:list-item>
          </text:list>
        </text:list-item>
        <text:list-item>
          <text:p text:style-name="P262">Why would you ever want to use a funciton</text:p>
          <text:list>
            <text:list-item>
              <text:p text:style-name="P263">moderately sized macro, called from many places, expands a lot</text:p>
            </text:list-item>
            <text:list-item>
              <text:p text:style-name="P263">Only used for small pieces of code</text:p>
            </text:list-item>
            <text:list-item>
              <text:p text:style-name="P263">you can get the address of a function but not of a macro</text:p>
            </text:list-item>
          </text:list>
        </text:list-item>
      </text:list>
      <text:p text:style-name="P9"/>
      <text:p text:style-name="P10">Seeking <text:span text:style-name="T4">(Allows you to move positions in a file)</text:span></text:p>
      <text:list xml:id="list4218231462833057661" text:style-name="L7">
        <text:list-item>
          <text:p text:style-name="P264">int fseek(FILE *stream, long offset, int whence)</text:p>
          <text:list>
            <text:list-item>
              <text:p text:style-name="P264">Whence:</text:p>
              <text:list>
                <text:list-item>
                  <text:p text:style-name="P264">SEEK_SET</text:p>
                </text:list-item>
                <text:list-item>
                  <text:p text:style-name="P264">SEEK_CUR</text:p>
                </text:list-item>
                <text:list-item>
                  <text:p text:style-name="P264">SEEK_END</text:p>
                </text:list-item>
              </text:list>
            </text:list-item>
            <text:list-item>
              <text:p text:style-name="P264">returns 0 for success and -1 otherwise</text:p>
            </text:list-item>
          </text:list>
        </text:list-item>
        <text:list-item>
          <text:p text:style-name="P264"><text:s/>long ftell(FILE *stream)</text:p>
        </text:list-item>
        <text:list-item>
          <text:p text:style-name="P265">Seek past the end and begin writing</text:p>
          <text:list>
            <text:list-item>
              <text:p text:style-name="P265">you cannot seek before the beginning </text:p>
            </text:list-item>
          </text:list>
        </text:list-item>
      </text:list>
      <text:p text:style-name="P11"/>
      <text:p text:style-name="P11">Two separate name spaces, structs and every other name</text:p>
      <text:p text:style-name="P11"/>
      <text:p text:style-name="P11">UNIX open – returns smallest unused file descriptor</text:p>
      <text:p text:style-name="P11">C fopen – returns address to FILE where FILE is a struct (typedef)</text:p>
      <text:p text:style-name="P11"/>
      <text:p text:style-name="P11">Dyanmic Memory</text:p>
      <text:list xml:id="list8570124792791391141" text:style-name="L8">
        <text:list-item>
          <text:p text:style-name="P266">malloc</text:p>
        </text:list-item>
        <text:list-item>
          <text:p text:style-name="P266">realloc</text:p>
          <text:list>
            <text:list-item>
              <text:p text:style-name="P266">allows you to grow memory iff there is space above your allocated memory</text:p>
            </text:list-item>
          </text:list>
        </text:list-item>
        <text:list-item>
          <text:p text:style-name="P266">calloc</text:p>
          <text:list>
            <text:list-item>
              <text:p text:style-name="P267">zeroes out memory</text:p>
            </text:list-item>
          </text:list>
        </text:list-item>
        <text:list-item>
          <text:p text:style-name="P267">free – no return value</text:p>
        </text:list-item>
      </text:list>
      <text:p text:style-name="P12"/>
      <text:p text:style-name="P12">Size of an array</text:p>
      <text:list xml:id="list611266346802881254" text:style-name="L9">
        <text:list-item>
          <text:p text:style-name="P268">When passing in an array, it is passed in as a pointer</text:p>
        </text:list-item>
      </text:list>
      <text:p text:style-name="P12"/>
      <text:p text:style-name="P12">Command Line Arguments</text:p>
      <text:list xml:id="list5459290986519879212" text:style-name="L10">
        <text:list-item>
          <text:p text:style-name="P269">argc, argv</text:p>
          <text:list>
            <text:list-item>
              <text:p text:style-name="P269">argc is the number of arguments</text:p>
            </text:list-item>
            <text:list-item>
              <text:p text:style-name="P269">arv is an array of arguments</text:p>
            </text:list-item>
            <text:list-item>
              <text:p text:style-name="P269">first entry in argv is the name of the function</text:p>
            </text:list-item>
          </text:list>
        </text:list-item>
      </text:list>
      <text:p text:style-name="P12"/>
      <text:p text:style-name="P12">Function Parameters</text:p>
      <text:list xml:id="list2193926739198047713" text:style-name="L11">
        <text:list-item>
          <text:p text:style-name="P270"><text:soft-page-break/>explicitly put void in parameters to prevent arguments</text:p>
        </text:list-item>
        <text:list-item>
          <text:p text:style-name="P270">all parameters are passed by value with the exception of arrays, they are passed by pointers</text:p>
        </text:list-item>
        <text:list-item>
          <text:p text:style-name="P270">Passing a function passes in the address of the function</text:p>
        </text:list-item>
      </text:list>
      <text:p text:style-name="P12"/>
      <text:p text:style-name="P13">swap(int ** a, int **b){</text:p>
      <text:p text:style-name="P13">int * tmp = a;</text:p>
      <text:p text:style-name="P13">*a = b;</text:p>
      <text:p text:style-name="P13">*b = tmp;</text:p>
      <text:p text:style-name="P13">}</text:p>
      <text:p text:style-name="P13">swap(&amp;x, &amp;y)</text:p>
      <text:p text:style-name="P13">No Function Overloading <text:span text:style-name="T5">(default params are examples of operator overloading)</text:span></text:p>
      <text:p text:style-name="P13"/>
      <text:p text:style-name="P13">However, UNIX api has two versions of the funct<text:span text:style-name="T6">i</text:span>on “open”</text:p>
      <text:list xml:id="list6270196743983916404" text:style-name="L12">
        <text:list-item>
          <text:p text:style-name="P271">open(pathname, open_flags)</text:p>
        </text:list-item>
        <text:list-item>
          <text:p text:style-name="P271">open(pathname, open_flags, permissions)</text:p>
        </text:list-item>
        <text:list-item>
          <text:p text:style-name="P272">Variable length argument list</text:p>
        </text:list-item>
      </text:list>
      <text:p text:style-name="P14"/>
      <text:p text:style-name="P14">void foo(int n, …) // more parameters</text:p>
      <text:p text:style-name="P14"><text:tab/>va_list ap; </text:p>
      <text:p text:style-name="P14"><text:tab/>va_start(ap,n); //ap starts after n, not a function as n refers the next element instead of copy</text:p>
      <text:p text:style-name="P14"/>
      <text:p text:style-name="P14"><text:tab/>va_arg(ap, char*); // also a macro</text:p>
      <text:p text:style-name="P14"/>
      <text:p text:style-name="P15">Casting in C vs C++</text:p>
      <text:p text:style-name="P15"/>
      <text:p text:style-name="P15">Don’t use a[n], not in c89, use malloc</text:p>
      <text:p text:style-name="P15"/>
      <text:p text:style-name="P15">Passing Functions</text:p>
      <text:list xml:id="list2481425742698495634" text:style-name="L13">
        <text:list-item>
          <text:p text:style-name="P273">c++ used templates so that it didn’t know what the type is</text:p>
        </text:list-item>
      </text:list>
      <text:p text:style-name="P16"/>
      <text:p text:style-name="P16">Function Pointer Example</text:p>
      <text:list xml:id="list7317220079151644243" text:style-name="L14">
        <text:list-item>
          <text:p text:style-name="P274">foo(void (*f)(void)); // f is a function, without the parenthesis means that it would return a void ptr/ prototype. Void pointers are valid and can be used when you need a generic pointers</text:p>
        </text:list-item>
      </text:list>
      <text:p text:style-name="P16"/>
      <text:p text:style-name="P16">(*f)(); //official way to derefence function</text:p>
      <text:p text:style-name="P16">f(); //also valid</text:p>
      <text:p text:style-name="P190">*f(); // wrong, calls the function and derefences the return</text:p>
      <text:p text:style-name="P17"/>
      <text:p text:style-name="P17">January 30<text:span text:style-name="T7">th</text:span>, 2018</text:p>
      <text:p text:style-name="P17"/>
      <text:p text:style-name="P17">String tokenizer</text:p>
      <text:p text:style-name="P17">strtok(s, “ “); where s is a string and the second parameter is our delimiter</text:p>
      <text:p text:style-name="P17">s = strtok(NULL, “ “); remembers to continue down the string</text:p>
      <text:p text:style-name="P17">//Uses a static local variable</text:p>
      <text:p text:style-name="P17"/>
      <text:p text:style-name="P17">Static Local variable</text:p>
      <text:list xml:id="list3712343297371755910" text:style-name="L15">
        <text:list-item>
          <text:p text:style-name="P275">Stored in global address space </text:p>
        </text:list-item>
        <text:list-item text:start-value="1">
          <text:p text:style-name="P276">example: ctime</text:p>
          <text:list>
            <text:list-item>
              <text:p text:style-name="P276"><text:soft-page-break/>returns the same address for time. If you keep a t1 and t2 time, they would point to the same address and therefore return the same time.</text:p>
            </text:list-item>
          </text:list>
        </text:list-item>
      </text:list>
      <text:p text:style-name="P18">ctime vs ctime_r</text:p>
      <text:list xml:id="list774885076752639202" text:style-name="L16">
        <text:list-item>
          <text:p text:style-name="P277">r functions have an extra variable to store the time to avoid race conditions</text:p>
        </text:list-item>
      </text:list>
      <text:p text:style-name="P18"/>
      <text:p text:style-name="P18">Macros </text:p>
      <text:p text:style-name="P18">#define FRED</text:p>
      <text:p text:style-name="P19">#define FRED 1</text:p>
      <text:p text:style-name="P19">#define RIGHT (i + 1) <text:s/>% <text:s/>N</text:p>
      <text:p text:style-name="P19">#define square(x) x * x</text:p>
      <text:list xml:id="list521423254682231610" text:style-name="L17">
        <text:list-item>
          <text:p text:style-name="P278">square(5)</text:p>
          <text:list>
            <text:list-item>
              <text:p text:style-name="P278">5 * 5</text:p>
            </text:list-item>
            <text:list-item>
              <text:p text:style-name="P278">square(1+1) </text:p>
              <text:list>
                <text:list-item>
                  <text:p text:style-name="P278">the compiler would interpret this</text:p>
                </text:list-item>
                <text:list-item>
                  <text:p text:style-name="P278">1 + 1 * 1 + 1 </text:p>
                </text:list-item>
              </text:list>
            </text:list-item>
            <text:list-item>
              <text:p text:style-name="P278">This can be fixed</text:p>
              <text:list>
                <text:list-item>
                  <text:p text:style-name="P278">square(x) (x)*(x)</text:p>
                </text:list-item>
              </text:list>
            </text:list-item>
          </text:list>
        </text:list-item>
      </text:list>
      <text:p text:style-name="P19">#define square(++a)</text:p>
      <text:list xml:id="list8520553008944271670" text:style-name="L18">
        <text:list-item>
          <text:p text:style-name="P279">Not solvable</text:p>
        </text:list-item>
      </text:list>
      <text:p text:style-name="P19"/>
      <text:p text:style-name="P19">Environment Variables</text:p>
      <text:list xml:id="list4243954916281748974" text:style-name="L19">
        <text:list-item>
          <text:p text:style-name="P280">Allows you to see the defaults of how a program runs</text:p>
        </text:list-item>
        <text:list-item>
          <text:p text:style-name="P281">env -i [name=value]...[utility[arg…]]</text:p>
          <text:list>
            <text:list-item>
              <text:p text:style-name="P281">-i says to ignore inherited environment</text:p>
            </text:list-item>
            <text:list-item>
              <text:p text:style-name="P281">otherwise only replace specified names</text:p>
            </text:list-item>
            <text:list-item>
              <text:p text:style-name="P281">if no utility is provided, displays the resulting environment</text:p>
            </text:list-item>
          </text:list>
        </text:list-item>
        <text:list-item>
          <text:p text:style-name="P281">Located in our user space just above the call stack entry for main</text:p>
        </text:list-item>
      </text:list>
      <text:p text:style-name="P20"/>
      <text:p text:style-name="P20">Shell script in environment variables</text:p>
      <text:p text:style-name="P20">echo “The time in boston is”</text:p>
      <text:p text:style-name="P20">TZ=EST5EDT</text:p>
      <text:p text:style-name="P20">export TZ //places TZ into the environment</text:p>
      <text:p text:style-name="P20">date</text:p>
      <text:p text:style-name="P20"/>
      <text:p text:style-name="P21">&gt;chdir implemented in the cmd line with cd</text:p>
      <text:p text:style-name="P21">&gt;pwd doesn’t change</text:p>
      <text:p text:style-name="P21">&gt;it only changed the working directory of that process</text:p>
      <text:p text:style-name="P21">&gt;Fixed this by making chdir a built in command of the shell</text:p>
      <text:list xml:id="list4872762587142070774" text:style-name="L20">
        <text:list-item>
          <text:p text:style-name="P282">Distinguishes it from a user defined functions</text:p>
        </text:list-item>
      </text:list>
      <text:p text:style-name="P21">NULL is used to say when an array is finished as there is no way to define its says</text:p>
      <text:p text:style-name="P21"/>
      <text:p text:style-name="P21">extern char **environ; //Define somewhere else by someone else</text:p>
      <text:p text:style-name="P21">//<text:span text:style-name="T8">May or may not be visible or modifiable in current unit</text:span></text:p>
      <text:p text:style-name="P21">//<text:span text:style-name="T11">Global</text:span></text:p>
      <text:p text:style-name="P21"/>
      <text:p text:style-name="P22">&gt;env a=b</text:p>
      <text:list xml:id="list1479674760501415936" text:style-name="L21">
        <text:list-item>
          <text:p text:style-name="P283">if a doesn’t exist, you have to make an entirely new array</text:p>
        </text:list-item>
      </text:list>
      <text:p text:style-name="P22"><text:soft-page-break/></text:p>
      <text:p text:style-name="P22"/>
      <text:p text:style-name="P22"/>
      <text:p text:style-name="P23">environ is above the stack frame, parameter names are above the local variables</text:p>
      <text:p text:style-name="P22"/>
      <text:p text:style-name="P22">| Kernel</text:p>
      <text:p text:style-name="P23">| Here is the initial environment array // The one the process sets up for us</text:p>
      <text:p text:style-name="P22">| Somewhere here is env</text:p>
      <text:p text:style-name="P22">| main // stack entry contains local variables</text:p>
      <text:p text:style-name="P22">|</text:p>
      <text:p text:style-name="P22">| </text:p>
      <text:p text:style-name="P22">| Globals // if they are not initialized they are defaulted to 0</text:p>
      <text:p text:style-name="P22">| code/ text</text:p>
      <text:p text:style-name="P22"/>
      <text:p text:style-name="P24">errno</text:p>
      <text:list xml:id="list8019224930616969191" text:style-name="L22">
        <text:list-item>
          <text:p text:style-name="P284">functions only sets up errno if it fails</text:p>
        </text:list-item>
        <text:list-item>
          <text:p text:style-name="P284">errno will not exist if the function never failed</text:p>
        </text:list-item>
        <text:list-item>
          <text:p text:style-name="P284">use perror for a readable error message</text:p>
        </text:list-item>
      </text:list>
      <text:p text:style-name="P24"/>
      <text:p text:style-name="P24">Long Jump</text:p>
      <text:list xml:id="list3939182214079039741" text:style-name="L23">
        <text:list-item>
          <text:p text:style-name="P285">Moves the stack pointer when in a functions</text:p>
        </text:list-item>
        <text:list-item>
          <text:p text:style-name="P285">longjmp(buf,17) //this predates throwing an exception</text:p>
        </text:list-item>
        <text:list-item>
          <text:p text:style-name="P286">Gets rid of the call stack</text:p>
        </text:list-item>
      </text:list>
      <text:p text:style-name="P24"/>
      <text:p text:style-name="P24">jmp_buf buf;</text:p>
      <text:p text:style-name="P24"/>
      <text:p text:style-name="P24">void foo(){</text:p>
      <text:p text:style-name="P24"><text:tab/>longjmp(buf,<text:span text:style-name="T9">17</text:span>);</text:p>
      <text:p text:style-name="P24">}</text:p>
      <text:p text:style-name="P24"/>
      <text:p text:style-name="P24">int main(){</text:p>
      <text:p text:style-name="P24"><text:tab/>int val = setjmp(buf);</text:p>
      <text:p text:style-name="P24">}</text:p>
      <text:p text:style-name="P191"/>
      <text:p text:style-name="P25"/>
      <text:p text:style-name="P25">void larry(){</text:p>
      <text:p text:style-name="P25">longjmp(buf,17)</text:p>
      <text:p text:style-name="P25">}</text:p>
      <text:p text:style-name="P25"/>
      <text:p text:style-name="P25">void moe(){</text:p>
      <text:p text:style-name="P25">int local = 42;</text:p>
      <text:p text:style-name="P25">int val = setjmp(buf);</text:p>
      <text:p text:style-name="P25">if (val){</text:p>
      <text:p text:style-name="P25"><text:tab/>printf(“wow”);</text:p>
      <text:p text:style-name="P25">}</text:p>
      <text:p text:style-name="P25">}</text:p>
      <text:p text:style-name="P25"/>
      <text:p text:style-name="P25">main(){</text:p>
      <text:p text:style-name="P25"><text:soft-page-break/>moe();</text:p>
      <text:p text:style-name="P25">larry();</text:p>
      <text:p text:style-name="P25">}</text:p>
      <text:p text:style-name="P25">jmpbuffer stores the address of the code you want to jump to</text:p>
      <text:p text:style-name="P25">when you jmp it blows away the stack and moe is nolonger there. This means it is trying to access the wrong stack frame </text:p>
      <text:p text:style-name="P25">Stack</text:p>
      <text:p text:style-name="P25">|</text:p>
      <text:p text:style-name="P25">|main()</text:p>
      <text:p text:style-name="P25">|--------</text:p>
      <text:p text:style-name="P25">|Larry</text:p>
      <text:p text:style-name="P25">|--------</text:p>
      <text:p text:style-name="P25">|</text:p>
      <text:p text:style-name="P26">Longjumps are supposed to go up through the callstack, not down.</text:p>
      <text:p text:style-name="P26"/>
      <text:p text:style-name="P26">Environment Variables are in chapter six of the lpi book</text:p>
      <text:p text:style-name="P26"/>
      <text:p text:style-name="P27">Last entry in environ and argv is NULL</text:p>
      <text:p text:style-name="P27"/>
      <text:p text:style-name="P27">exec changes the current program running in the current process, does not change the process.</text:p>
      <text:p text:style-name="P27">It overlays the code and the entire process image.</text:p>
      <text:p text:style-name="P27"/>
      <text:p text:style-name="P27">Env R=val key2=val2 foo arg1 arg2</text:p>
      <text:p text:style-name="P27"/>
      <text:p text:style-name="P28">exec does not close files, therefore if a file is opened by a previous program the current program would still leave it open</text:p>
      <text:p text:style-name="P28"/>
      <text:p text:style-name="P28">execv(filename, argv) argv_0 is the same as filename</text:p>
      <text:list xml:id="list1889639591494885839" text:style-name="L24">
        <text:list-item>
          <text:p text:style-name="P287">Notice that there is no argc</text:p>
          <text:list>
            <text:list-item>
              <text:p text:style-name="P287">There is a NULL value at the end of argv</text:p>
            </text:list-item>
          </text:list>
        </text:list-item>
      </text:list>
      <text:p text:style-name="P28">execl(filename, ,,,,,,,,,,,)</text:p>
      <text:list xml:id="list8676698494081615388" text:style-name="L25">
        <text:list-item>
          <text:p text:style-name="P288">Takes a list or variable number of arguments</text:p>
          <text:list>
            <text:list-item>
              <text:p text:style-name="P288">This replaces argv. The last argument is a NULL</text:p>
            </text:list-item>
            <text:list-item>
              <text:p text:style-name="P288">Example: execl(“ls”, “ls”, “-l”, NULL)</text:p>
            </text:list-item>
          </text:list>
        </text:list-item>
      </text:list>
      <text:p text:style-name="P29">execvp or execvp</text:p>
      <text:list xml:id="list5915451873444572155" text:style-name="L26">
        <text:list-item>
          <text:p text:style-name="P289">Specifies path (environment variable path)</text:p>
        </text:list-item>
      </text:list>
      <text:p text:style-name="P29">exec will only return when it fails</text:p>
      <text:list xml:id="list4022220334982703803" text:style-name="L27">
        <text:list-item>
          <text:p text:style-name="P290">exec will only fail if it doesn’t have permission to access or find what you are trying to exec</text:p>
        </text:list-item>
      </text:list>
      <text:p text:style-name="P29"/>
      <text:list xml:id="list6568967998363685046" text:style-name="L28">
        <text:list-item>
          <text:p text:style-name="P291">exec reads in an image</text:p>
        </text:list-item>
        <text:list-item>
          <text:p text:style-name="P291">sets up a memory image</text:p>
        </text:list-item>
        <text:list-item>
          <text:p text:style-name="P291">then sets up the environment array</text:p>
        </text:list-item>
      </text:list>
      <text:p text:style-name="P30"/>
      <text:p text:style-name="P30">-<text:span text:style-name="T10">i completely changes the environment, must be the first arguments</text:span></text:p>
      <text:p text:style-name="P30"/>
      <text:p text:style-name="P31">Segmentation Fault (core dump)</text:p>
      <text:list xml:id="list5427530331888983867" text:style-name="L29">
        <text:list-item>
          <text:p text:style-name="P292">Shows memory after segfault</text:p>
        </text:list-item>
        <text:list-item>
          <text:p text:style-name="P293">Use ulimit to show core dump and set c to unlimited</text:p>
        </text:list-item>
        <text:list-item>
          <text:p text:style-name="P293"><text:soft-page-break/>use -g on gcc command</text:p>
        </text:list-item>
        <text:list-item>
          <text:p text:style-name="P293">you can use gdb with a core filename</text:p>
        </text:list-item>
        <text:list-item>
          <text:p text:style-name="P510">up, down, list, bt (backtrace), print </text:p>
        </text:list-item>
      </text:list>
      <text:p text:style-name="P32">Feb 6<text:span text:style-name="T7">th</text:span>, 2018</text:p>
      <text:p text:style-name="P32"/>
      <text:p text:style-name="P32">User Process Image</text:p>
      <text:p text:style-name="P32"/>
      <text:p text:style-name="P32">execve is a system call</text:p>
      <text:list xml:id="list5232250460499765734" text:style-name="L30">
        <text:list-item>
          <text:p text:style-name="P294">Takes an argv and an environ array that are both terminated with a null ptr</text:p>
        </text:list-item>
      </text:list>
      <text:list xml:id="list2322748226176690175" text:style-name="L31">
        <text:list-item>
          <text:p text:style-name="P295">All other evec functions are wrappers</text:p>
        </text:list-item>
        <text:list-item>
          <text:p text:style-name="P295">execve trashes entire process image, everything in user space</text:p>
        </text:list-item>
      </text:list>
      <text:p text:style-name="P32"/>
      <text:p text:style-name="P32">environ array</text:p>
      <text:p text:style-name="P32">call stack</text:p>
      <text:p text:style-name="P32"/>
      <text:p text:style-name="P32">Signals</text:p>
      <text:list xml:id="list1057720278892823486" text:style-name="L32">
        <text:list-item>
          <text:p text:style-name="P296">Interprocess communication</text:p>
        </text:list-item>
        <text:list-item>
          <text:p text:style-name="P296">Signal Handler</text:p>
        </text:list-item>
        <text:list-item>
          <text:p text:style-name="P296">Default Handlers</text:p>
          <text:list>
            <text:list-item>
              <text:p text:style-name="P296">SigSegV</text:p>
              <text:list>
                <text:list-item>
                  <text:p text:style-name="P296">Program terminates </text:p>
                </text:list-item>
                <text:list-item>
                  <text:p text:style-name="P296">Creates a core dump</text:p>
                </text:list-item>
              </text:list>
            </text:list-item>
          </text:list>
        </text:list-item>
        <text:list-item>
          <text:p text:style-name="P296">If you define your own signal handler, if a program terminates then so does your signal handler</text:p>
          <text:list>
            <text:list-item>
              <text:p text:style-name="P296">If will go to the default behavior/ default handlers</text:p>
            </text:list-item>
          </text:list>
        </text:list-item>
      </text:list>
      <text:p text:style-name="P32"/>
      <text:p text:style-name="P32">The Open Group: defines the standard</text:p>
      <text:p text:style-name="P32"/>
      <text:p text:style-name="P32">extern char** environ</text:p>
      <text:list xml:id="list2573256888470641906" text:style-name="L33">
        <text:list-item>
          <text:p text:style-name="P297">Refer to char** defined in a different file as environ</text:p>
        </text:list-item>
      </text:list>
      <text:p text:style-name="P33"/>
      <text:p text:style-name="P34">Defining a global variable in your code will cause conflicts</text:p>
      <text:list xml:id="list5144859949537322187" text:style-name="L34">
        <text:list-item>
          <text:p text:style-name="P298">Implicitly defined as extern</text:p>
        </text:list-item>
        <text:list-item>
          <text:p text:style-name="P298">Static makes it possible to have duplicate variables</text:p>
          <text:list>
            <text:list-item>
              <text:p text:style-name="P298">It is not visible to other compilation units</text:p>
            </text:list-item>
          </text:list>
        </text:list-item>
      </text:list>
      <text:p text:style-name="P34"/>
      <text:p text:style-name="P35">Dev</text:p>
      <text:list xml:id="list8970885937331679252" text:style-name="L35">
        <text:list-item>
          <text:p text:style-name="P299">Definitions and entries for UNIX</text:p>
        </text:list-item>
      </text:list>
      <text:p text:style-name="P35"/>
      <text:p text:style-name="P35">In Unix, everything is a filename</text:p>
      <text:p text:style-name="P35"/>
      <text:p text:style-name="P36"><text:s/>dev/null</text:p>
      <text:list xml:id="list2676547390650313054" text:style-name="L36">
        <text:list-item>
          <text:p text:style-name="P300">a place for garbage out, when you need to run a function that requires an out</text:p>
        </text:list-item>
        <text:list-item>
          <text:p text:style-name="P300">redirect standard output and standard error to dev/null</text:p>
        </text:list-item>
      </text:list>
      <text:p text:style-name="P36"/>
      <text:p text:style-name="P36">Sys calls</text:p>
      <text:list xml:id="list4438121828555277058" text:style-name="L37">
        <text:list-item>
          <text:p text:style-name="P301">open/ creat, people don’t use creat anymore</text:p>
          <text:list>
            <text:list-item>
              <text:p text:style-name="P301">variable length parameters</text:p>
            </text:list-item>
            <text:list-item>
              <text:p text:style-name="P301"><text:soft-page-break/>C does not allow function overloading</text:p>
            </text:list-item>
            <text:list-item>
              <text:p text:style-name="P301">Open takes another parameters that dictates permissions to create a new file</text:p>
            </text:list-item>
          </text:list>
        </text:list-item>
        <text:list-item>
          <text:p text:style-name="P301">close</text:p>
        </text:list-item>
        <text:list-item>
          <text:p text:style-name="P301">read</text:p>
        </text:list-item>
        <text:list-item>
          <text:p text:style-name="P301">write</text:p>
        </text:list-item>
        <text:list-item>
          <text:p text:style-name="P302">lseek (l for long)</text:p>
          <text:list>
            <text:list-item>
              <text:p text:style-name="P305">Returns where you ended</text:p>
            </text:list-item>
          </text:list>
        </text:list-item>
      </text:list>
      <text:p text:style-name="P37"/>
      <text:p text:style-name="P37">Open, returns a file descriptor</text:p>
      <text:list xml:id="list3035910378787460413" text:style-name="L38">
        <text:list-item>
          <text:p text:style-name="P303">It gets passed a file descriptor, a buffer, and a number of bytes</text:p>
        </text:list-item>
      </text:list>
      <text:p text:style-name="P37">Read/Write</text:p>
      <text:list xml:id="list123031179349931" text:continue-numbering="true" text:style-name="L38">
        <text:list-item>
          <text:p text:style-name="P303">returns number of bytes read or written(if you are at the end of the file it is 0)</text:p>
        </text:list-item>
      </text:list>
      <text:p text:style-name="P37"/>
      <text:p text:style-name="P37">umask (specific to the process)</text:p>
      <text:list xml:id="list350855217585725635" text:style-name="L39">
        <text:list-item>
          <text:p text:style-name="P304">displays a set of permissions</text:p>
        </text:list-item>
        <text:list-item>
          <text:p text:style-name="P304">These are permissions that I can ask to block</text:p>
        </text:list-item>
      </text:list>
      <text:p text:style-name="P37"/>
      <text:p text:style-name="P38">O_EXCL Do not write into a file that is already therefore</text:p>
      <text:p text:style-name="P38"/>
      <text:p text:style-name="P38">C truncates a file when you open it for writing</text:p>
      <text:list xml:id="list8523736077664506911" text:style-name="L40">
        <text:list-item>
          <text:p text:style-name="P306">Start: HELLO</text:p>
        </text:list-item>
        <text:list-item>
          <text:p text:style-name="P306">End: NOLLO</text:p>
        </text:list-item>
        <text:list-item>
          <text:p text:style-name="P306">where I write no into the file where HELLO is store</text:p>
        </text:list-item>
      </text:list>
      <text:p text:style-name="P38">UNIX does not behave this way</text:p>
      <text:list xml:id="list635929653184980505" text:style-name="L41">
        <text:list-item>
          <text:p text:style-name="P307">You need to explicitly use the flag O_TRUNC inorder to truncate</text:p>
        </text:list-item>
      </text:list>
      <text:p text:style-name="P38"/>
      <text:p text:style-name="P38">Holes in Files</text:p>
      <text:list xml:id="list1381934233251251685" text:style-name="L42">
        <text:list-item>
          <text:p text:style-name="P308">File holes let you establish a bunch of empty space (designate size), but it only takes up disk blocks and not the whole size</text:p>
        </text:list-item>
        <text:list-item>
          <text:p text:style-name="P308">Takes up 2 disk blocks (8k)</text:p>
        </text:list-item>
      </text:list>
      <text:p text:style-name="P39"/>
      <text:p text:style-name="P39">Mode</text:p>
      <text:list xml:id="list8853038270108231043" text:style-name="L43">
        <text:list-item>
          <text:p text:style-name="P309">last 4 octal digits are permissions</text:p>
        </text:list-item>
        <text:list-item>
          <text:p text:style-name="P511">1 bit defines are soft links and hard links, directories, Sockets,….etc</text:p>
        </text:list-item>
      </text:list>
      <text:p text:style-name="P40"/>
      <text:p text:style-name="P40">Page Tables</text:p>
      <text:list xml:id="list3341688926251872723" text:style-name="L44">
        <text:list-item>
          <text:p text:style-name="P310">They are located at the bottom of memory</text:p>
        </text:list-item>
        <text:list-item>
          <text:p text:style-name="P310">There are a preset of unallocated address spaces</text:p>
        </text:list-item>
      </text:list>
      <text:p text:style-name="P40"/>
      <text:p text:style-name="P40">|Kernel</text:p>
      <text:p text:style-name="P40">|Call stack</text:p>
      <text:p text:style-name="P40">|heap</text:p>
      <text:p text:style-name="P40">|global</text:p>
      <text:p text:style-name="P40">|code</text:p>
      <text:p text:style-name="P40">|unmapped</text:p>
      <text:p text:style-name="P40"/>
      <text:p text:style-name="P40">//<text:span text:style-name="T12">Check return value of all calls, this includes a malloc</text:span></text:p>
      <text:p text:style-name="P40"><text:soft-page-break/></text:p>
      <text:p text:style-name="P41">sprintf</text:p>
      <text:list xml:id="list8153234597231626131" text:style-name="L45">
        <text:list-item>
          <text:p text:style-name="P311">create a buffer for the output</text:p>
        </text:list-item>
        <text:list-item>
          <text:p text:style-name="P311">string printf</text:p>
        </text:list-item>
      </text:list>
      <text:p text:style-name="P41">Directory Entries</text:p>
      <text:list xml:id="list6516676095856063629" text:style-name="L46">
        <text:list-item>
          <text:p text:style-name="P312">At some point it brings us to an iNode</text:p>
        </text:list-item>
        <text:list-item>
          <text:p text:style-name="P313">Identifier for an iNode</text:p>
          <text:list>
            <text:list-item>
              <text:p text:style-name="P313">iNode number, indexed from to 2 n</text:p>
            </text:list-item>
          </text:list>
        </text:list-item>
        <text:list-item>
          <text:p text:style-name="P313">Contains a name and an iNode number, much like a dictionary</text:p>
        </text:list-item>
      </text:list>
      <text:p text:style-name="P42">iNodes</text:p>
      <text:list xml:id="list123030403246541" text:continue-numbering="true" text:style-name="L46">
        <text:list-item>
          <text:p text:style-name="P313">Meta data(Size, dates) and disk blocks </text:p>
        </text:list-item>
        <text:list-item>
          <text:p text:style-name="P313">Date for when meta data was modified</text:p>
        </text:list-item>
        <text:list-item>
          <text:p text:style-name="P315">Every partition, inode numbers start over again</text:p>
          <text:list>
            <text:list-item>
              <text:p text:style-name="P315">You cannot hard link across file systems</text:p>
            </text:list-item>
          </text:list>
        </text:list-item>
        <text:list-item>
          <text:p text:style-name="P318">Most data in the inode is immutable</text:p>
          <text:list>
            <text:list-item>
              <text:p text:style-name="P318">The file type is **NOT** immutable</text:p>
            </text:list-item>
          </text:list>
        </text:list-item>
      </text:list>
      <text:p text:style-name="P41"/>
      <text:p text:style-name="P46">iNode # and a directory entry, there is a count in each iNode</text:p>
      <text:p text:style-name="P41">Hard links and Soft(Symbolic) links</text:p>
      <text:list xml:id="list6160619621793182255" text:style-name="L47">
        <text:list-item>
          <text:p text:style-name="P314">(Hard Link)</text:p>
          <text:list>
            <text:list-item>
              <text:p text:style-name="P319">Directory entry with an iNode, each iNode also stores a count</text:p>
            </text:list-item>
            <text:list-item>
              <text:p text:style-name="P314">2 different directory entries with the same iNode number</text:p>
            </text:list-item>
            <text:list-item>
              <text:p text:style-name="P314">1 item in the inode meta data is the hard link count</text:p>
              <text:list>
                <text:list-item>
                  <text:p text:style-name="P314">if you delete the file directory, the disk block will not be freed until the hard link count reaches 0</text:p>
                </text:list-item>
              </text:list>
            </text:list-item>
            <text:list-item>
              <text:p text:style-name="P316">You cannot hard link across file systems</text:p>
            </text:list-item>
            <text:list-item>
              <text:p text:style-name="P316">You cannot create a hard link to a directory</text:p>
              <text:list>
                <text:list-item>
                  <text:p text:style-name="P316">You may have loops</text:p>
                </text:list-item>
              </text:list>
            </text:list-item>
          </text:list>
        </text:list-item>
        <text:list-item>
          <text:p text:style-name="P321">(Soft/Symbolic Link)</text:p>
          <text:list>
            <text:list-item>
              <text:p text:style-name="P316">File whose data contents are a path of another file</text:p>
            </text:list-item>
            <text:list-item>
              <text:p text:style-name="P316">Has a different file type**CAN** make a soft link to a directory</text:p>
            </text:list-item>
            <text:list-item>
              <text:p text:style-name="P319">Can cause loops or enter another file system</text:p>
            </text:list-item>
          </text:list>
        </text:list-item>
      </text:list>
      <text:p text:style-name="P43"/>
      <text:p text:style-name="P43">We do not want to store a symbolic link to a large disk block when it only holds a string</text:p>
      <text:list xml:id="list488519653425622059" text:style-name="L48">
        <text:list-item>
          <text:p text:style-name="P317">Store the path into the inode</text:p>
        </text:list-item>
      </text:list>
      <text:p text:style-name="P43"/>
      <text:p text:style-name="P44">struct stat info:</text:p>
      <text:p text:style-name="P44">stat(argv[], &amp;info)</text:p>
      <text:p text:style-name="P44">mode: Owner Group Other, Read Write Execute, Sticky Bit, SetUID, last 12 bits</text:p>
      <text:p text:style-name="P44">links</text:p>
      <text:p text:style-name="P44">user id</text:p>
      <text:p text:style-name="P44">group id</text:p>
      <text:p text:style-name="P44">size</text:p>
      <text:p text:style-name="P44">modtime</text:p>
      <text:p text:style-name="P44">name</text:p>
      <text:p text:style-name="P44"/>
      <text:p text:style-name="P46">File Systems</text:p>
      <text:p text:style-name="P49"><text:soft-page-break/>Directory Entry (name, iNode #) Does not contain size, only place to find file name</text:p>
      <text:p text:style-name="P49">in LINUX and other UNIX file systems it has an extra field for data type</text:p>
      <text:p text:style-name="P49"/>
      <text:p text:style-name="P49">File Types:</text:p>
      <text:list xml:id="list940318943483827967" text:style-name="L49">
        <text:list-item>
          <text:p text:style-name="P322">Directory entry</text:p>
        </text:list-item>
        <text:list-item>
          <text:p text:style-name="P322">REGULAR</text:p>
        </text:list-item>
        <text:list-item>
          <text:p text:style-name="P322">Character special device</text:p>
        </text:list-item>
        <text:list-item>
          <text:p text:style-name="P322">block special device</text:p>
        </text:list-item>
        <text:list-item>
          <text:p text:style-name="P322">Block</text:p>
        </text:list-item>
        <text:list-item>
          <text:p text:style-name="P322">Symbolic Link</text:p>
        </text:list-item>
        <text:list-item>
          <text:p text:style-name="P322">FiFO</text:p>
        </text:list-item>
        <text:list-item>
          <text:p text:style-name="P322">Socket</text:p>
        </text:list-item>
      </text:list>
      <text:p text:style-name="P49"/>
      <text:p text:style-name="P45">du – tells you how many blocks used by a filename</text:p>
      <text:list xml:id="list3273965376006909451" text:style-name="L50">
        <text:list-item>
          <text:p text:style-name="P320">Returns how many blocks are being used from the start of the tree down</text:p>
        </text:list-item>
        <text:list-item>
          <text:p text:style-name="P320">If its a symbolic link, check its block usage but do not follow it.</text:p>
        </text:list-item>
        <text:list-item>
          <text:p text:style-name="P320">In reality it is not a tree</text:p>
          <text:list>
            <text:list-item>
              <text:p text:style-name="P320">It is a directed, acyclic graph</text:p>
              <text:list>
                <text:list-item>
                  <text:p text:style-name="P320">Assuming you ignore:</text:p>
                </text:list-item>
                <text:list-item>
                  <text:p text:style-name="P320">Every directory has two entries in it</text:p>
                  <text:list>
                    <text:list-item>
                      <text:p text:style-name="P320">. &amp; ..</text:p>
                    </text:list-item>
                  </text:list>
                </text:list-item>
                <text:list-item>
                  <text:p text:style-name="P320">. is a loop</text:p>
                </text:list-item>
                <text:list-item>
                  <text:p text:style-name="P320">.. goes straight up to the parent</text:p>
                </text:list-item>
                <text:list-item>
                  <text:p text:style-name="P324">You may count the blocks in a file repeatedly</text:p>
                </text:list-item>
                <text:list-item>
                  <text:p text:style-name="P324">Size will not be in the directory entry</text:p>
                  <text:list>
                    <text:list-item>
                      <text:p text:style-name="P324">It cannot hold the size as it is variable</text:p>
                      <text:list>
                        <text:list-item>
                          <text:p text:style-name="P324">if the file size changes I have no way of going back to the directory entries and make changes</text:p>
                        </text:list-item>
                      </text:list>
                    </text:list-item>
                  </text:list>
                </text:list-item>
                <text:list-item>
                  <text:p text:style-name="P324">use fstat instead (system call)</text:p>
                  <text:list>
                    <text:list-item>
                      <text:p text:style-name="P324">When you call stat on a path name, it could be following a symbolic link, lstat does everything stat will but will not follow symbolic links</text:p>
                    </text:list-item>
                  </text:list>
                </text:list-item>
              </text:list>
            </text:list-item>
          </text:list>
        </text:list-item>
        <text:list-item>
          <text:p text:style-name="P325">implement with a dfs with a stack implementaiton</text:p>
        </text:list-item>
        <text:list-item>
          <text:p text:style-name="P325">Count each inode exactly once</text:p>
        </text:list-item>
      </text:list>
      <text:p text:style-name="P47">DIR object, opendir() returns a pointer to a dir object</text:p>
      <text:p text:style-name="P47"/>
      <text:p text:style-name="P48">return EXIT_FAILURE;</text:p>
      <text:p text:style-name="P45">readdir walks through a directory <text:span text:style-name="T13">(Not a tree)</text:span></text:p>
      <text:list xml:id="list6878359316819299309" text:style-name="L51">
        <text:list-item>
          <text:p text:style-name="P326">It returns a pointer to the next directory entry</text:p>
        </text:list-item>
      </text:list>
      <text:p text:style-name="P45"/>
      <text:p text:style-name="P48">mode – permissions(12bits) &amp; file type (4bits)</text:p>
      <text:p text:style-name="P48"/>
      <text:p text:style-name="P49">Walking through a directory(map)</text:p>
      <text:list xml:id="list4583919774158832920" text:style-name="L52">
        <text:list-item>
          <text:p text:style-name="P323">you have to change the working directory actively.</text:p>
        </text:list-item>
      </text:list>
      <text:p text:style-name="P49"/>
      <text:p text:style-name="P50">Ulimit shows stack frame information and how much space is left</text:p>
      <text:p text:style-name="P50"/>
      <text:p text:style-name="P50"><text:soft-page-break/></text:p>
      <text:p text:style-name="P50">Index of array is major number</text:p>
      <text:p text:style-name="P50">columns are divided by system call and refere</text:p>
      <text:p text:style-name="P52">major and minor device number</text:p>
      <text:p text:style-name="P50"/>
      <text:p text:style-name="P205">minor is the argument you want to pass into the function at each column</text:p>
      <text:p text:style-name="P204"/>
      <text:p text:style-name="P204"/>
      <text:p text:style-name="P51"/>
      <text:p text:style-name="P51"/>
      <text:p text:style-name="P52">hole</text:p>
      <text:p text:style-name="P52"/>
      <text:p text:style-name="P52">wrote 10 bytes</text:p>
      <text:p text:style-name="P52">skip forward <text:span text:style-name="T14">or lskeek(2</text:span>0000<text:span text:style-name="T14">)</text:span></text:p>
      <text:p text:style-name="P52">write 10 bytes <text:span text:style-name="T14">(writes into next block)</text:span></text:p>
      <text:p text:style-name="P53">reports 2 blocks</text:p>
      <text:p text:style-name="P53"/>
      <text:p text:style-name="P53">ln oldPathName linkName</text:p>
      <text:list xml:id="list7553719386420260370" text:style-name="L53">
        <text:list-item>
          <text:p text:style-name="P327">Creates a hard link</text:p>
        </text:list-item>
        <text:list-item>
          <text:p text:style-name="P327">-s creates a symbolic link</text:p>
        </text:list-item>
      </text:list>
      <text:p text:style-name="P53">Downside of symbolic link</text:p>
      <text:list xml:id="list7493607324836837541" text:style-name="L54">
        <text:list-item>
          <text:p text:style-name="P328">The symbolic link does not know if the file it points at is desroyed</text:p>
        </text:list-item>
      </text:list>
      <text:p text:style-name="P53">link and symlink at the code level</text:p>
      <text:p text:style-name="P53"/>
      <text:p text:style-name="P206">ls -l</text:p>
      <text:p text:style-name="P53"/>
      <text:p text:style-name="P54">Process &amp; Programming</text:p>
      <text:list xml:id="list6792464342034033635" text:style-name="L55">
        <text:list-item>
          <text:p text:style-name="P329">Program executable</text:p>
          <text:list>
            <text:list-item>
              <text:p text:style-name="P329">Binary Format</text:p>
            </text:list-item>
            <text:list-item>
              <text:p text:style-name="P329">machine language instrucitons</text:p>
            </text:list-item>
            <text:list-item>
              <text:p text:style-name="P329">Entry point </text:p>
            </text:list-item>
            <text:list-item>
              <text:p text:style-name="P329">Data </text:p>
            </text:list-item>
            <text:list-item>
              <text:p text:style-name="P329">Symbol table</text:p>
            </text:list-item>
            <text:list-item>
              <text:p text:style-name="P329">Shared/ dynamically linked libraries</text:p>
            </text:list-item>
          </text:list>
        </text:list-item>
        <text:list-item>
          <text:p text:style-name="P329">Process is an instance of a program running</text:p>
          <text:list>
            <text:list-item>
              <text:p text:style-name="P329">User space memory and kernal data</text:p>
            </text:list-item>
            <text:list-item>
              <text:p text:style-name="P329">identifiers virtual memory tables (page tables), table of open file descriptors</text:p>
            </text:list-item>
          </text:list>
        </text:list-item>
      </text:list>
      <text:p text:style-name="P54"/>
      <text:p text:style-name="P54">Process Memory image</text:p>
      <text:list xml:id="list264257011860607470" text:style-name="L56">
        <text:list-item>
          <text:p text:style-name="P330">Text(aka code)</text:p>
        </text:list-item>
        <text:list-item>
          <text:p text:style-name="P330">Globals (and static local variables)</text:p>
          <text:list>
            <text:list-item>
              <text:p text:style-name="P330">Initialized</text:p>
            </text:list-item>
            <text:list-item>
              <text:p text:style-name="P330">non-initialized (bss)</text:p>
            </text:list-item>
          </text:list>
        </text:list-item>
        <text:list-item>
          <text:p text:style-name="P330">Heaps</text:p>
        </text:list-item>
        <text:list-item>
          <text:p text:style-name="P330">stack</text:p>
        </text:list-item>
        <text:list-item>
          <text:p text:style-name="P330">Command line args</text:p>
        </text:list-item>
        <text:list-item>
          <text:p text:style-name="P330"><text:soft-page-break/>Environment variables</text:p>
        </text:list-item>
      </text:list>
      <text:p text:style-name="P54"/>
      <text:p text:style-name="P54">Fork</text:p>
      <text:list xml:id="list4381572437101751972" text:style-name="L57">
        <text:list-item>
          <text:p text:style-name="P331">pid_t fork(void)</text:p>
          <text:list>
            <text:list-item>
              <text:p text:style-name="P331">&lt;unistd.h&gt;</text:p>
            </text:list-item>
            <text:list-item>
              <text:p text:style-name="P331">Returns</text:p>
              <text:list>
                <text:list-item>
                  <text:p text:style-name="P331">0 for children</text:p>
                </text:list-item>
                <text:list-item>
                  <text:p text:style-name="P331">Child’s pid for parent</text:p>
                </text:list-item>
                <text:list-item>
                  <text:p text:style-name="P331">-1 failed (only in parent)</text:p>
                </text:list-item>
              </text:list>
            </text:list-item>
          </text:list>
        </text:list-item>
        <text:list-item>
          <text:p text:style-name="P331">makes a copy of parent process</text:p>
        </text:list-item>
      </text:list>
      <text:p text:style-name="P54">Parent or Child?</text:p>
      <text:list xml:id="list735528566508926320" text:style-name="L58">
        <text:list-item>
          <text:p text:style-name="P332">Ask for pid (parent), store into variable</text:p>
        </text:list-item>
        <text:list-item>
          <text:p text:style-name="P332">Fork</text:p>
        </text:list-item>
        <text:list-item>
          <text:p text:style-name="P332">compare both to the variable, the matching one is the parent</text:p>
        </text:list-item>
      </text:list>
      <text:p text:style-name="P54"/>
      <text:p text:style-name="P54">pid_t parent_pid = getpid();</text:p>
      <text:p text:style-name="P54"/>
      <text:p text:style-name="P54">What is different between parent and child?</text:p>
      <text:list xml:id="list9125509778437279599" text:style-name="L59">
        <text:list-item>
          <text:p text:style-name="P333">Process_id</text:p>
        </text:list-item>
        <text:list-item>
          <text:p text:style-name="P333">Parent Process id</text:p>
        </text:list-item>
        <text:list-item>
          <text:p text:style-name="P333">in the child:</text:p>
          <text:list>
            <text:list-item>
              <text:p text:style-name="P333">CPU usage is set to zero</text:p>
            </text:list-item>
            <text:list-item>
              <text:p text:style-name="P333">File locks are given up</text:p>
            </text:list-item>
          </text:list>
        </text:list-item>
        <text:list-item>
          <text:p text:style-name="P333">Pending signals:</text:p>
          <text:list>
            <text:list-item>
              <text:p text:style-name="P333">Signals that have been sent to the parent but not yet handled do not affect the children</text:p>
            </text:list-item>
          </text:list>
        </text:list-item>
        <text:list-item>
          <text:p text:style-name="P333">Alarms: parent’s alarms do not affect children</text:p>
        </text:list-item>
      </text:list>
      <text:p text:style-name="P54"/>
      <text:p text:style-name="P55">Per process file descriptor tables and global open file table</text:p>
      <text:p text:style-name="P55"/>
      <text:p text:style-name="P56">table 5-2 from textbook</text:p>
      <text:p text:style-name="P56">Process A File descriptor Table<text:tab/>open file table (system-wide)<text:tab/><text:tab/>I-node table (system-wide)</text:p>
      <text:p text:style-name="P56">fd flags| file ptr<text:tab/><text:tab/><text:tab/>file offset| status flags| inode ptr<text:tab/>file type| file locks| …</text:p>
      <text:p text:style-name="P56"/>
      <text:p text:style-name="P57">Duplication of file descriptors during fork</text:p>
      <text:p text:style-name="P57"/>
      <text:p text:style-name="P57">Child process gets a duplicate of the page table</text:p>
      <text:list xml:id="list7408948617861697307" text:style-name="L60">
        <text:list-item>
          <text:p text:style-name="P334">All pages (active) will be marked as write protected</text:p>
        </text:list-item>
        <text:list-item>
          <text:p text:style-name="P334">When either parent or child tries to modify a page, a proper copy is made that allows both write into their own tables</text:p>
        </text:list-item>
      </text:list>
      <text:p text:style-name="P57"/>
      <text:p text:style-name="P57">Calling a function without changing process’s memory footprint</text:p>
      <text:p text:style-name="P57"/>
      <text:p text:style-name="P57">listing 24-3: Calling a function without changing the process’s memory footprint</text:p>
      <text:p text:style-name="P57"/>
      <text:p text:style-name="P57"/>
      <text:p text:style-name="P57"/>
      <text:p text:style-name="P57"/>
      <table:table table:name="Table1" table:style-name="Table1">
        <table:table-column table:style-name="Table1.A"/>
        <text:soft-page-break/>
        <table:table-row>
          <table:table-cell table:style-name="Table1.A1" office:value-type="string">
            <text:p text:style-name="P209">pid_t childPid;</text:p>
            <text:p text:style-name="P209">int status;</text:p>
            <text:p text:style-name="P209"/>
            <text:p text:style-name="P209">childPid = fork();</text:p>
            <text:p text:style-name="P209">if(childPid == -1)</text:p>
            <text:p text:style-name="P209"><text:s text:c="5"/>errExit(“fork”);</text:p>
            <text:p text:style-name="P209"/>
            <text:p text:style-name="P209">if(childPid == 0)</text:p>
            <text:p text:style-name="P209"><text:s text:c="5"/>exit(func(arg));</text:p>
            <text:p text:style-name="P209"/>
            <text:p text:style-name="P209">exit takes an unsigned bit</text:p>
          </table:table-cell>
        </table:table-row>
      </table:table>
      <text:p text:style-name="P57"/>
      <text:p text:style-name="P57">Scheduling</text:p>
      <text:list xml:id="list6344523589402926907" text:style-name="L61">
        <text:list-item>
          <text:p text:style-name="P335">Which should run first parent or child?</text:p>
        </text:list-item>
        <text:list-item>
          <text:p text:style-name="P335">Linux has debated this for years!</text:p>
        </text:list-item>
        <text:list-item>
          <text:p text:style-name="P335">Do not make any assumptions</text:p>
        </text:list-item>
      </text:list>
      <text:p text:style-name="P57"/>
      <text:p text:style-name="P57">Argue why the parent or child should run first?</text:p>
      <text:list xml:id="list7326804881944316526" text:style-name="L62">
        <text:list-item>
          <text:p text:style-name="P336">If we fork, there has to be a reason we want the parent to run</text:p>
          <text:list>
            <text:list-item>
              <text:p text:style-name="P336">Child typically runs exec, how does this change things?</text:p>
            </text:list-item>
          </text:list>
        </text:list-item>
      </text:list>
      <text:p text:style-name="P57"/>
      <text:p text:style-name="P58">Vfork</text:p>
      <text:list xml:id="list4676489489152385981" text:style-name="L63">
        <text:list-item>
          <text:p text:style-name="P337">No copying of pages or page tables</text:p>
        </text:list-item>
        <text:list-item>
          <text:p text:style-name="P337">Child uses parent’s page table until a change is made</text:p>
        </text:list-item>
      </text:list>
      <text:p text:style-name="P58"/>
      <text:p text:style-name="P58">Creating N children… actually creates (2^N)-1 children</text:p>
      <text:p text:style-name="P58"/>
      <text:p text:style-name="P58">const int N = 3;</text:p>
      <text:p text:style-name="P58">int main(argc, char* argv[]){</text:p>
      <text:p text:style-name="P58"><text:tab/>int starting_pid = getpid();</text:p>
      <text:p text:style-name="P58"><text:tab/>printf(“pid...”)</text:p>
      <text:p text:style-name="P58"><text:tab/>for(int I to N){</text:p>
      <text:p text:style-name="P58"><text:tab/><text:tab/>if(fork() == 0){</text:p>
      <text:p text:style-name="P58"><text:tab/><text:tab/><text:tab/>printf(“----”)</text:p>
      <text:p text:style-name="P58"><text:tab/><text:tab/>}</text:p>
      <text:p text:style-name="P58"><text:tab/>}</text:p>
      <text:p text:style-name="P58">}</text:p>
      <text:p text:style-name="P58"/>
      <text:p text:style-name="P59">Terminating a process</text:p>
      <text:list xml:id="list1128899870958022067" text:style-name="L64">
        <text:list-item>
          <text:p text:style-name="P338">_exit</text:p>
          <text:list>
            <text:list-item>
              <text:p text:style-name="P338">&lt;stdlib.h&gt;</text:p>
            </text:list-item>
            <text:list-item>
              <text:p text:style-name="P338">close all fds</text:p>
            </text:list-item>
            <text:list-item>
              <text:p text:style-name="P338">release file locks</text:p>
            </text:list-item>
            <text:list-item>
              <text:p text:style-name="P338">Call the functions on atexit stack and on_exit for lnux</text:p>
            </text:list-item>
          </text:list>
        </text:list-item>
        <text:list-item>
          <text:p text:style-name="P338">exit</text:p>
          <text:list>
            <text:list-item>
              <text:p text:style-name="P338">unistd.h</text:p>
            </text:list-item>
            <text:list-item>
              <text:p text:style-name="P338">flush and close all standard I/O streams</text:p>
            </text:list-item>
            <text:list-item>
              <text:p text:style-name="P338"><text:soft-page-break/>Call _exit</text:p>
            </text:list-item>
          </text:list>
        </text:list-item>
        <text:list-item>
          <text:p text:style-name="P338">Argument is an 8-bit unsigned int, ie 0-255</text:p>
        </text:list-item>
      </text:list>
      <text:p text:style-name="P59"/>
      <text:p text:style-name="P59">Waiting for a process</text:p>
      <text:list xml:id="list8452540918065431391" text:style-name="L65">
        <text:list-item>
          <text:p text:style-name="P339">pid_t wait(int* status);</text:p>
          <text:list>
            <text:list-item>
              <text:p text:style-name="P339">Wait for next child to terminate</text:p>
            </text:list-item>
            <text:list-item>
              <text:p text:style-name="P339">return pid of child or -1 if there were no children</text:p>
            </text:list-item>
            <text:list-item>
              <text:p text:style-name="P339">If status is not NULL store the return status of the child at the locaiton specified</text:p>
            </text:list-item>
          </text:list>
        </text:list-item>
        <text:list-item>
          <text:p text:style-name="P339">pid_t waitpid(pid_t pid, int* status, int options)</text:p>
          <text:list>
            <text:list-item>
              <text:p text:style-name="P339">pid</text:p>
              <text:list>
                <text:list-item>
                  <text:p text:style-name="P339">&gt;0 then the child with that process id</text:p>
                </text:list-item>
                <text:list-item>
                  <text:p text:style-name="P339">== 0 then any process in caller’s process group</text:p>
                </text:list-item>
                <text:list-item>
                  <text:p text:style-name="P339">== -1 then any child</text:p>
                </text:list-item>
                <text:list-item>
                  <text:p text:style-name="P339">&lt; -1 then any child in the process group with id pid</text:p>
                </text:list-item>
              </text:list>
            </text:list-item>
            <text:list-item>
              <text:p text:style-name="P339">Options</text:p>
              <text:list>
                <text:list-item>
                  <text:p text:style-name="P339">WNOHANG, WUNTRACED, WCONTINUED</text:p>
                </text:list-item>
              </text:list>
            </text:list-item>
          </text:list>
        </text:list-item>
      </text:list>
      <text:p text:style-name="P59"/>
      <text:p text:style-name="P60">When a process terminates</text:p>
      <text:list xml:id="list4121376755257758479" text:style-name="L66">
        <text:list-item>
          <text:p text:style-name="P340">Releases primary resources</text:p>
          <text:list>
            <text:list-item>
              <text:p text:style-name="P340">Closes opened filed</text:p>
            </text:list-item>
            <text:list-item>
              <text:p text:style-name="P340">releases memory</text:p>
            </text:list-item>
          </text:list>
        </text:list-item>
      </text:list>
      <text:p text:style-name="P60"/>
      <text:p text:style-name="P60">Whats the status?</text:p>
      <text:list xml:id="list4509692225448001971" text:style-name="L67">
        <text:list-item>
          <text:p text:style-name="P341">Status value is normally 16 bits</text:p>
          <text:list>
            <text:list-item>
              <text:p text:style-name="P341">The 8-bit exit/return value if process was terminated by exit/ _exit</text:p>
            </text:list-item>
            <text:list-item>
              <text:p text:style-name="P341">Followed by one bit to indicate if a singal caused a core dump</text:p>
            </text:list-item>
            <text:list-item>
              <text:p text:style-name="P341"><text:span text:style-name="T15">Followed</text:span> by 7 bits to indicate the signal the terminated the process</text:p>
            </text:list-item>
          </text:list>
        </text:list-item>
      </text:list>
      <text:p text:style-name="P61">status &gt;&gt; 8 (bit shift by 8 to the right)</text:p>
      <text:list xml:id="list5733916629699730040" text:style-name="L68">
        <text:list-item>
          <text:p text:style-name="P342">not in place, much like a + b (non-destructive)</text:p>
        </text:list-item>
        <text:list-item>
          <text:p text:style-name="P342">(status &gt;&gt; 8) &amp; 255 to only get the left 4 bits </text:p>
        </text:list-item>
      </text:list>
      <text:p text:style-name="P61"/>
      <text:p text:style-name="P61">Orphan <text:span text:style-name="T16">vs Zombie</text:span></text:p>
      <text:list xml:id="list2993267473752208109" text:style-name="L69">
        <text:list-item>
          <text:p text:style-name="P343">Orphan is alive</text:p>
          <text:list>
            <text:list-item>
              <text:p text:style-name="P343">Parent is terminated</text:p>
            </text:list-item>
          </text:list>
        </text:list-item>
        <text:list-item>
          <text:p text:style-name="P343">Zombie is a terminating process</text:p>
          <text:list>
            <text:list-item>
              <text:p text:style-name="P343">Could be an orphan. Process that has been terminated that no one has waited for yet</text:p>
            </text:list-item>
          </text:list>
        </text:list-item>
      </text:list>
      <text:p text:style-name="P62"/>
      <text:p text:style-name="P62">What is a signal?</text:p>
      <text:list xml:id="list4754275048849060669" text:style-name="L70">
        <text:list-item>
          <text:p text:style-name="P344">A form of inter process communication</text:p>
        </text:list-item>
        <text:list-item>
          <text:p text:style-name="P344">Frequently the sender is the kernel</text:p>
        </text:list-item>
      </text:list>
      <text:p text:style-name="P62"/>
      <text:p text:style-name="P63">Sending a signal from a programs</text:p>
      <text:list xml:id="list779689968915262979" text:style-name="L71">
        <text:list-item>
          <text:p text:style-name="P345">int kill(pid_t pid, int sig); #return 0 on success, -1 on failure</text:p>
        </text:list-item>
        <text:list-item>
          <text:p text:style-name="P345">#include &lt;sys/types.h&gt;</text:p>
        </text:list-item>
        <text:list-item>
          <text:p text:style-name="P345">#include &lt;signal.h&gt;</text:p>
        </text:list-item>
        <text:list-item>
          <text:p text:style-name="P345">pid</text:p>
          <text:list>
            <text:list-item>
              <text:p text:style-name="P345"><text:soft-page-break/>&gt; 1, a process id</text:p>
            </text:list-item>
            <text:list-item>
              <text:p text:style-name="P345">1, any process that can be sent a signal from this process other than itself</text:p>
            </text:list-item>
          </text:list>
        </text:list-item>
      </text:list>
      <text:p text:style-name="P63"/>
      <text:p text:style-name="P63">kill 12345</text:p>
      <text:list xml:id="list6179484175619328576" text:style-name="L72">
        <text:list-item>
          <text:p text:style-name="P346">default signal is sigterm</text:p>
        </text:list-item>
        <text:list-item>
          <text:p text:style-name="P346">I can prevent you from terminating but I cannot stop you from killing</text:p>
        </text:list-item>
        <text:list-item>
          <text:p text:style-name="P346">sigterm vs sigkill</text:p>
          <text:list>
            <text:list-item>
              <text:p text:style-name="P347">sigterm, signal sent from kill – 9 command</text:p>
              <text:list>
                <text:list-item>
                  <text:p text:style-name="P347">Cannot be ignored, cannot be blocked</text:p>
                </text:list-item>
              </text:list>
            </text:list-item>
          </text:list>
        </text:list-item>
      </text:list>
      <text:p text:style-name="P64">Sending a signal from a program</text:p>
      <text:list xml:id="list6386690375605365961" text:style-name="L73">
        <text:list-item>
          <text:p text:style-name="P348">int kill(pid_t pid, int sig);</text:p>
        </text:list-item>
        <text:list-item>
          <text:p text:style-name="P348">#include&lt;sys/types.h&gt;</text:p>
        </text:list-item>
        <text:list-item>
          <text:p text:style-name="P348">#include&lt;signal.h&gt;</text:p>
        </text:list-item>
        <text:list-item>
          <text:p text:style-name="P348">pid</text:p>
          <text:list>
            <text:list-item>
              <text:p text:style-name="P348">&gt; 1, a process id</text:p>
            </text:list-item>
            <text:list-item>
              <text:p text:style-name="P348">1, any process that can be sent a signal from this process other than itself</text:p>
            </text:list-item>
            <text:list-item>
              <text:p text:style-name="P348">0, no signal sent but terun value indicates if pid could be sent a signal</text:p>
            </text:list-item>
            <text:list-item>
              <text:p text:style-name="P348">&lt; 0, a process grup number all processes in the group receive the signal</text:p>
            </text:list-item>
          </text:list>
        </text:list-item>
        <text:list-item>
          <text:p text:style-name="P348">init can only be sent a signal if it has a handler for it… (why)</text:p>
        </text:list-item>
        <text:list-item>
          <text:p text:style-name="P348">A process can send a signal to another process if the “real” or effective pid one matches one of the other (or matches the saved_set_user_id of the other)</text:p>
        </text:list-item>
      </text:list>
      <text:p text:style-name="P65"/>
      <text:p text:style-name="P65">To terminate a parent, send a terminating signal to the pid</text:p>
      <text:list xml:id="list917937733661224890" text:style-name="L74">
        <text:list-item>
          <text:p text:style-name="P349">When a parent is killed, the exit function initializes the parent p_id to process id(1) in the children</text:p>
        </text:list-item>
        <text:list-item>
          <text:p text:style-name="P349">Not permitted to kill init (1)</text:p>
        </text:list-item>
      </text:list>
      <text:p text:style-name="P65"/>
      <text:p text:style-name="P65">No one can send anything to init without init knowingly receiving it</text:p>
      <text:list xml:id="list4325544337561976979" text:style-name="L75">
        <text:list-item>
          <text:p text:style-name="P350">Each user login has its own init on linux, this means it will not always be process id 1</text:p>
        </text:list-item>
        <text:list-item>
          <text:p text:style-name="P350">pids wrap, <text:span text:style-name="T17">looks through all pids until it finds will.</text:span></text:p>
        </text:list-item>
      </text:list>
      <text:p text:style-name="P66">Sending a signal to yourself</text:p>
      <text:list xml:id="list1569818761108718648" text:style-name="L76">
        <text:list-item>
          <text:p text:style-name="P351">int raise(int sig)</text:p>
        </text:list-item>
        <text:list-item>
          <text:p text:style-name="P351">#include&lt;signal.h&gt;</text:p>
        </text:list-item>
        <text:list-item>
          <text:p text:style-name="P351">sends signal to calling process (or thread)</text:p>
        </text:list-item>
        <text:list-item>
          <text:p text:style-name="P351">Equivalent for single threaded process?</text:p>
        </text:list-item>
      </text:list>
      <text:p text:style-name="P66">Handing a signal: signal</text:p>
      <text:list xml:id="list2362455566413840793" text:style-name="L77">
        <text:list-item>
          <text:p text:style-name="P352">default behaviors</text:p>
          <text:list>
            <text:list-item>
              <text:p text:style-name="P352">terminate</text:p>
            </text:list-item>
            <text:list-item>
              <text:p text:style-name="P352">terminate with a core dump</text:p>
            </text:list-item>
          </text:list>
        </text:list-item>
        <text:list-item>
          <text:p text:style-name="P352">SIGCHILD 17, IGN, child stopped or terminated is ignored</text:p>
          <text:list>
            <text:list-item>
              <text:p text:style-name="P352">Why?</text:p>
            </text:list-item>
            <text:list-item>
              <text:p text:style-name="P352">Would kill off parents as you called things like fork</text:p>
            </text:list-item>
          </text:list>
        </text:list-item>
        <text:list-item>
          <text:p text:style-name="P352">void (*signal(int signum, void (*handler)(int))))(int); //Open Group</text:p>
        </text:list-item>
        <text:list-item>
          <text:p text:style-name="P352">typedef void (*sighandler_t)(int)</text:p>
        </text:list-item>
        <text:list-item>
          <text:p text:style-name="P352">sighandler_t signal(int signum, sighandler_t handler);</text:p>
        </text:list-item>
        <text:list-item>
          <text:p text:style-name="P352">#include&lt; isgnal.h&gt;</text:p>
        </text:list-item>
        <text:list-item>
          <text:p text:style-name="P352"><text:soft-page-break/>returns pointer to handler that was registered for signum or SIG_ERR on error</text:p>
        </text:list-item>
        <text:list-item>
          <text:p text:style-name="P352">Avoid its use: use sigaction(2) instead</text:p>
        </text:list-item>
        <text:list-item>
          <text:p text:style-name="P352">SIG_DFL and SIG_IGN can be used for the handler arguments</text:p>
        </text:list-item>
        <text:list-item>
          <text:p text:style-name="P352">#define SIG_DFL (void(*)(int)) 0</text:p>
        </text:list-item>
        <text:list-item>
          <text:p text:style-name="P352">#define SIG_IGN (void(*)(int)) 1</text:p>
        </text:list-item>
        <text:list-item>
          <text:p text:style-name="P352">#define SIG_ERR (void(*)(int)) -1</text:p>
        </text:list-item>
      </text:list>
      <text:p text:style-name="P66"/>
      <text:p text:style-name="P67">Signal Downsides</text:p>
      <text:list xml:id="list1477086336926592535" text:style-name="L78">
        <text:list-item>
          <text:p text:style-name="P353">Unreliable</text:p>
          <text:list>
            <text:list-item>
              <text:p text:style-name="P353">Signals could get lost!</text:p>
            </text:list-item>
          </text:list>
        </text:list-item>
        <text:list-item>
          <text:p text:style-name="P353">Implementations varied</text:p>
          <text:list>
            <text:list-item>
              <text:p text:style-name="P353">as to what the disposition of the handler was after a asignal was caught</text:p>
              <text:list>
                <text:list-item>
                  <text:p text:style-name="P353">Was the handler still in effect or did we switch to default behaviors</text:p>
                </text:list-item>
                <text:list-item>
                  <text:p text:style-name="P353">What happens if the same signal is sent that is being handled?</text:p>
                </text:list-item>
                <text:list-item>
                  <text:p text:style-name="P353">What happens if another signal is sent while one is being handled?</text:p>
                </text:list-item>
              </text:list>
            </text:list-item>
          </text:list>
        </text:list-item>
        <text:list-item>
          <text:p text:style-name="P353">Doesn’t provide facility for blocking or getting additional info along with some other aspects of greater control of behaviors</text:p>
        </text:list-item>
      </text:list>
      <text:p text:style-name="P67"/>
      <text:p text:style-name="P67">void foo(int num){</text:p>
      <text:p text:style-name="P67"><text:tab/>signal(num, foo); //reinstates foo as the signal handler when this signal is called</text:p>
      <text:p text:style-name="P67">}</text:p>
      <text:p text:style-name="P67">why is this a problem?</text:p>
      <text:list xml:id="list1878163924342741037" text:style-name="L79">
        <text:list-item>
          <text:p text:style-name="P354">RACE CONDITIONS</text:p>
        </text:list-item>
        <text:list-item>
          <text:p text:style-name="P354">It is possible that the signal be sent <text:span text:style-name="T18">but not caught in time before the signal line</text:span></text:p>
        </text:list-item>
      </text:list>
      <text:p text:style-name="P68">What happens when a signal is sent to the handler while it is handling another signal</text:p>
      <text:list xml:id="list5677965256565145600" text:style-name="L80">
        <text:list-item>
          <text:p text:style-name="P355">Some implementations would buffer</text:p>
        </text:list-item>
        <text:list-item>
          <text:p text:style-name="P355">Some implementations would allow the signal handler to be interrupted by other instances of the signal handlers</text:p>
        </text:list-item>
        <text:list-item>
          <text:p text:style-name="P355">Should I keep the same signal over and over again?</text:p>
          <text:list>
            <text:list-item>
              <text:p text:style-name="P355">Probably, because we want to make sure its from the right sender</text:p>
            </text:list-item>
          </text:list>
        </text:list-item>
      </text:list>
      <text:p text:style-name="P68"/>
      <text:p text:style-name="P68">Signals and fork/ exec</text:p>
      <text:list xml:id="list8864832703508395132" text:style-name="L81">
        <text:list-item>
          <text:p text:style-name="P356">Any handler that you specified is not going to be there once you do an exec call</text:p>
        </text:list-item>
        <text:list-item>
          <text:p text:style-name="P357">Anything that was ignored will remain ignored, anything with a handler will be reset to the default</text:p>
          <text:list>
            <text:list-item>
              <text:p text:style-name="P357">Signals are states and therefore unchanging in the operating systems</text:p>
            </text:list-item>
          </text:list>
        </text:list-item>
      </text:list>
      <text:p text:style-name="P69"/>
      <text:list xml:id="list123030566248610" text:continue-numbering="true" text:style-name="L81">
        <text:list-item>
          <text:p text:style-name="P357">Stevens: When a program is executed</text:p>
          <text:list>
            <text:list-item>
              <text:p text:style-name="P357">the status of all signals is either default or ignore</text:p>
            </text:list-item>
            <text:list-item>
              <text:p text:style-name="P357">Normally, all signals are set to their default action</text:p>
            </text:list-item>
            <text:list-item>
              <text:p text:style-name="P357">unless the process that calls exec is ignoring the signal</text:p>
            </text:list-item>
            <text:list-item>
              <text:p text:style-name="P357">Specifically, the exec functions change</text:p>
            </text:list-item>
          </text:list>
        </text:list-item>
      </text:list>
      <text:p text:style-name="P69"/>
      <text:p text:style-name="P69">Waiting to be signaled?</text:p>
      <text:list xml:id="list300072176038793473" text:style-name="L82">
        <text:list-item>
          <text:p text:style-name="P358">Int pause(void)</text:p>
        </text:list-item>
        <text:list-item>
          <text:p text:style-name="P358">#include &lt;unistd.h&gt;</text:p>
        </text:list-item>
        <text:list-item>
          <text:p text:style-name="P358"><text:soft-page-break/>pau<text:span text:style-name="T19">s</text:span>e() causes the calling process (or thread) to sleep until a signal is delivered terminates the process or causes the invocation of a <text:s/>signal-ca<text:span text:style-name="T19">tching funciton</text:span></text:p>
        </text:list-item>
        <text:list-item>
          <text:p text:style-name="P358">pause(): Only returns when a signal was caught and the signal-catching function returned. In this case pause() return -1, and errno is set to EINTR</text:p>
          <text:list>
            <text:list-item>
              <text:p text:style-name="P359">You return because you got interrupted, you failed </text:p>
            </text:list-item>
          </text:list>
        </text:list-item>
      </text:list>
      <text:p text:style-name="P70"/>
      <text:p text:style-name="P69">When you block on a mutex, there is a context switch to go to the next process. Context switches are expensive</text:p>
      <text:p text:style-name="P69"/>
      <text:p text:style-name="P70">Blocking </text:p>
      <text:list xml:id="list8828282290686889378" text:style-name="L83">
        <text:list-item>
          <text:p text:style-name="P360">So, what can we do with signals?</text:p>
          <text:list>
            <text:list-item>
              <text:p text:style-name="P360">We can accept whatever the default behavior is</text:p>
            </text:list-item>
            <text:list-item>
              <text:p text:style-name="P360">We can handle the signal when it is delivered</text:p>
            </text:list-item>
            <text:list-item>
              <text:p text:style-name="P360">We can ignore the signal forever</text:p>
            </text:list-item>
            <text:list-item>
              <text:p text:style-name="P360">We can wait to be signaled</text:p>
            </text:list-item>
          </text:list>
        </text:list-item>
        <text:list-item>
          <text:p text:style-name="P360">What if we don’t want to handle it right way, but also don’t want to ignore it forever</text:p>
        </text:list-item>
        <text:list-item>
          <text:p text:style-name="P360">That’s what blocking is</text:p>
          <text:list>
            <text:list-item>
              <text:p text:style-name="P360">Depending on how you block, if you block and get sent a SIGINT, or any other signals, it will only send one, even if you send 100</text:p>
            </text:list-item>
          </text:list>
        </text:list-item>
      </text:list>
      <text:p text:style-name="P70"/>
      <text:p text:style-name="P70">sigprocmask</text:p>
      <text:list xml:id="list8555570270477890410" text:style-name="L84">
        <text:list-item>
          <text:p text:style-name="P361">int sigprocmask(int how, const sigset_t * set, sigset_t* oldset);</text:p>
        </text:list-item>
        <text:list-item>
          <text:p text:style-name="P361">How?</text:p>
          <text:list>
            <text:list-item>
              <text:p text:style-name="P361">SI_BLOCK</text:p>
              <text:list>
                <text:list-item>
                  <text:p text:style-name="P361">The set of blocked signals s the union of the current set and the set arguments</text:p>
                </text:list-item>
              </text:list>
            </text:list-item>
            <text:list-item>
              <text:p text:style-name="P361">SIG_INLOCK</text:p>
              <text:list>
                <text:list-item>
                  <text:p text:style-name="P361">The signals in set are removed from the current set of blocked signals. It is permissible to attempt to unblock a signals whish is not blocked</text:p>
                </text:list-item>
              </text:list>
            </text:list-item>
            <text:list-item>
              <text:p text:style-name="P361">Sig_SETMASK</text:p>
              <text:list>
                <text:list-item>
                  <text:p text:style-name="P361">The set of blocked Signals is set to the argument set</text:p>
                </text:list-item>
              </text:list>
            </text:list-item>
          </text:list>
        </text:list-item>
        <text:list-item>
          <text:p text:style-name="P361">#include &lt;signal.h&gt;</text:p>
        </text:list-item>
        <text:list-item>
          <text:p text:style-name="P361">Filters out temporarily, you do not forget them but rather ignore them for now</text:p>
        </text:list-item>
        <text:list-item>
          <text:p text:style-name="P361">if you want to completely ignore them then set the disposition to ignore</text:p>
        </text:list-item>
        <text:list-item>
          <text:p text:style-name="P361">(sigset_t details on next slide)</text:p>
        </text:list-item>
      </text:list>
      <text:p text:style-name="P71">sigset_t</text:p>
      <text:p text:style-name="P71"/>
      <text:p text:style-name="P71">Implement a shell</text:p>
      <text:p text:style-name="P71">use strtok for tokenizing</text:p>
      <text:p text:style-name="P71">exit command (built in)</text:p>
      <text:p text:style-name="P71">ctrl-C should not affect your shell but it should affect any process your shell is running</text:p>
      <text:p text:style-name="P71">io redirection, not piping ls &gt; tmp</text:p>
      <text:p text:style-name="P192"/>
      <text:p text:style-name="P73"/>
      <text:p text:style-name="P73">SIGINT and SIGQUIT, handle them both in the shell</text:p>
      <text:p text:style-name="P73">(CTRL C and CTRL Q)</text:p>
      <text:p text:style-name="P73"/>
      <text:p text:style-name="P73"/>
      <text:p text:style-name="P73"><text:soft-page-break/>IO Redirection:</text:p>
      <text:list xml:id="list689404186239559783" text:style-name="L85">
        <text:list-item>
          <text:p text:style-name="P362">Concurrency problems</text:p>
          <text:list>
            <text:list-item>
              <text:p text:style-name="P362">Your process could have the next open fd taken, meaning it will get a different fd</text:p>
            </text:list-item>
            <text:list-item>
              <text:p text:style-name="P363">Grabbing a fd from a parent</text:p>
            </text:list-item>
          </text:list>
        </text:list-item>
        <text:list-item>
          <text:p text:style-name="P362">Signal Handler</text:p>
          <text:list>
            <text:list-item>
              <text:p text:style-name="P362">Could interrupt and do something with opening and closing files</text:p>
            </text:list-item>
          </text:list>
        </text:list-item>
      </text:list>
      <text:p text:style-name="P74"/>
      <text:p text:style-name="P73"/>
      <text:p text:style-name="P73"/>
      <table:table table:name="Table2" table:style-name="Table2">
        <table:table-column table:style-name="Table2.A"/>
        <table:table-row>
          <table:table-cell table:style-name="Table2.A1" office:value-type="string">
            <text:p text:style-name="P78">char line[BUFFSIZE];</text:p>
            <text:p text:style-name="P76"/>
            <text:p text:style-name="P79">//<text:span text:style-name="T21">read from the console and print to the console</text:span></text:p>
            <text:p text:style-name="P76">int n = read(0, line, BUFFSIZE-1]</text:p>
            <text:p text:style-name="P76">line[n] = ‘\n’;</text:p>
            <text:p text:style-name="P76">write(1, line, n+1);</text:p>
            <text:p text:style-name="P76"/>
            <text:p text:style-name="P79">//<text:span text:style-name="T20">redirect input by closing standard input and opening the file</text:span></text:p>
            <text:p text:style-name="P76">close(0); <text:s text:c="21"/><text:span text:style-name="T22">//</text:span><text:span text:style-name="T23">close standard input</text:span></text:p>
            <text:p text:style-name="P76">open(“/etc/passwd”, O_RDONLY); <text:span text:style-name="T22">//</text:span><text:span text:style-name="T23">Redirecting standard in to passwd</text:span></text:p>
            <text:p text:style-name="P79">//hands you the next open file description, race condition</text:p>
            <text:p text:style-name="P76"/>
            <text:p text:style-name="P79">//<text:span text:style-name="T20">again read from standard input, now the file</text:span></text:p>
            <text:p text:style-name="P79">//<text:span text:style-name="T20">and print to the console. Same code as in beginning</text:span></text:p>
            <text:p text:style-name="P76">n = read(0, line, BUFFSIZE-1);</text:p>
            <text:p text:style-name="P76">line[n] = ‘\n’;</text:p>
            <text:p text:style-name="P76">write(1, line, n+1);</text:p>
          </table:table-cell>
        </table:table-row>
      </table:table>
      <text:p text:style-name="P75"/>
      <table:table table:name="Table3" table:style-name="Table3">
        <table:table-column table:style-name="Table3.A"/>
        <table:table-row>
          <table:table-cell table:style-name="Table3.A1" office:value-type="string">
            <text:p text:style-name="P78">char line[BUFFSIZE];</text:p>
            <text:p text:style-name="P77"/>
            <text:p text:style-name="P80">//<text:span text:style-name="T21">read from the console and print to the console</text:span></text:p>
            <text:p text:style-name="P77">int n = read(0, line, BUFFSIZE-1]</text:p>
            <text:p text:style-name="P77">line[n] = ‘\n’;</text:p>
            <text:p text:style-name="P77">write(1, line, n+1);</text:p>
            <text:p text:style-name="P77"/>
            <text:p text:style-name="P77">//<text:span text:style-name="T21">Open the file before direction</text:span></text:p>
            <text:p text:style-name="P77">open(“/etc/passwd”, O_RDONLY);</text:p>
            <text:p text:style-name="P77"/>
            <text:p text:style-name="P80">//<text:span text:style-name="T20">redirect input by closing standard input and opening the file</text:span></text:p>
            <text:p text:style-name="P77">close(0); <text:s text:c="21"/><text:span text:style-name="T22">//</text:span><text:span text:style-name="T23">close standard input</text:span></text:p>
            <text:p text:style-name="P83">dup(fd); <text:s text:c="22"/><text:span text:style-name="T25">// and then duping the fd into lowest</text:span></text:p>
            <text:p text:style-name="P82"><text:s text:c="31"/>// free fd. Returns new fd or -1</text:p>
            <text:p text:style-name="P80"><text:s text:c="31"/>// <text:span text:style-name="T21">Doesn’t handle race condition</text:span></text:p>
            <text:p text:style-name="P80"/>
            <text:p text:style-name="P81"><text:span text:style-name="T24">dup2(fd, 0);</text:span> // Now theres no ambiguity as to which fd to use as <text:s text:c="15"/></text:p>
            <text:p text:style-name="P81"><text:s text:c="13"/>// target.</text:p>
            <text:p text:style-name="P81"><text:s text:c="13"/>// Handles race condition</text:p>
            <text:p text:style-name="P80"><text:soft-page-break/></text:p>
            <text:p text:style-name="P82">//and close the file’s original descriptor as we don’t want</text:p>
            <text:p text:style-name="P80">//<text:span text:style-name="T21">unsused open fds</text:span></text:p>
            <text:p text:style-name="P83">close(fd);</text:p>
            <text:p text:style-name="P77"/>
            <text:p text:style-name="P80">//<text:span text:style-name="T20">again read from standard input, now the file</text:span></text:p>
            <text:p text:style-name="P80">//<text:span text:style-name="T20">and print to the console. Same code as in beginning</text:span></text:p>
            <text:p text:style-name="P80">// <text:span text:style-name="T21">(and same as in redirect.c)</text:span></text:p>
            <text:p text:style-name="P77">n = read(0, line, BUFFSIZE-1);</text:p>
            <text:p text:style-name="P77">line[n] = ‘\n’;</text:p>
            <text:p text:style-name="P77">write(1, line, n+1);</text:p>
          </table:table-cell>
        </table:table-row>
      </table:table>
      <text:p text:style-name="P73"/>
      <text:p text:style-name="P73"/>
      <text:p text:style-name="P84">Example: ls &gt; tmp</text:p>
      <text:p text:style-name="P84"/>
      <text:list xml:id="list1008809603453739478" text:style-name="L86">
        <text:list-item>
          <text:p text:style-name="P364">redirect before ls executes </text:p>
        </text:list-item>
        <text:list-item>
          <text:p text:style-name="P364">fork, and the child process executes ls, do not change the parent as we lose keyboard input</text:p>
        </text:list-item>
        <text:list-item>
          <text:p text:style-name="P364">When exec runs it terminates the process, make sure that is the child process1</text:p>
        </text:list-item>
      </text:list>
      <text:p text:style-name="P84"/>
      <text:p text:style-name="P84">Using pipes from the command line: Spell Checking</text:p>
      <table:table table:name="Table4" table:style-name="Table4">
        <table:table-column table:style-name="Table4.A"/>
        <table:table-row>
          <table:table-cell table:style-name="Table4.A1" office:value-type="string">
            <text:p text:style-name="P226">tr -d ‘.,;:”\!\[]()?’ | \</text:p>
            <text:list xml:id="list7720003579163086031" text:style-name="L87">
              <text:list-header>
                <text:p text:style-name="P512"><text:s text:c="5"/>//removes all listed characters then pipes it</text:p>
              </text:list-header>
            </text:list>
            <text:p text:style-name="P226">tr ‘\t’ ‘ ‘ | \</text:p>
            <text:list xml:id="list7704975649521387762" text:style-name="L88">
              <text:list-header>
                <text:p text:style-name="P513"><text:s text:c="5"/>//maps first character to second characters</text:p>
              </text:list-header>
            </text:list>
            <text:p text:style-name="P226">tr ‘ ‘ ‘\n’ | \</text:p>
            <text:p text:style-name="P226">tr [A-Z] [a-z] | \</text:p>
            <text:p text:style-name="P226">sort | uniq | \</text:p>
            <text:p text:style-name="P226">comm -23 - /usr/share/dict/web2s</text:p>
            <text:p text:style-name="P226"><text:s text:c="5"/>//Don’t show me things that were shared</text:p>
            <text:list xml:id="list407740094325297020" text:style-name="L89">
              <text:list-header>
                <text:p text:style-name="P514"><text:s text:c="5"/>//Don’t show me things that were only in the dictionary</text:p>
                <text:p text:style-name="P514"><text:s text:c="5"/>//Only show things that are in the document</text:p>
              </text:list-header>
            </text:list>
            <text:p text:style-name="P227"/>
            <text:p text:style-name="P227">Shell sees a bunch of pipes and creates a number of children that corresponds to it</text:p>
            <text:list xml:id="list6999755426834970281" text:style-name="L90">
              <text:list-header>
                <text:p text:style-name="P515">Would it be a fan out or would it be linear</text:p>
              </text:list-header>
            </text:list>
            <text:p text:style-name="P226"/>
            <text:p text:style-name="P226">\ continues command after pipe</text:p>
            <text:p text:style-name="P226"/>
            <text:p text:style-name="P226">find <text:s text:c="4"/>-name dict 2&gt; /dev/null</text:p>
          </table:table-cell>
        </table:table-row>
      </table:table>
      <text:p text:style-name="P225"/>
      <text:p text:style-name="P225"/>
      <text:p text:style-name="P225">Create a pipe, write and read</text:p>
      <text:p text:style-name="P225">No error checking</text:p>
      <text:p text:style-name="P228">Without a fork your program will only talk to itself</text:p>
      <table:table table:name="Table5" table:style-name="Table5">
        <table:table-column table:style-name="Table5.A"/>
        <table:table-row>
          <table:table-cell table:style-name="Table5.A1" office:value-type="string">
            <text:p text:style-name="P227">char mesg[] = “Listen to me!\n”; //String to write</text:p>
            <text:p text:style-name="P227">char lin[MAXLINE]; <text:tab/><text:tab/>//Buffer to read into</text:p>
            <text:p text:style-name="P227"><text:soft-page-break/>int fd[2];<text:tab/><text:tab/><text:tab/>//fds for pipe</text:p>
            <text:p text:style-name="P227"/>
            <text:p text:style-name="P227">pipe(fd); //Create pipe</text:p>
            <text:p text:style-name="P227"/>
            <text:p text:style-name="P227">write(fd[1], mesg, strlen(mesg)); // Send the message to the pipe</text:p>
            <text:p text:style-name="P227">int count = read(fd[0], lin, MAXLINE); //Read it back</text:p>
            <text:p text:style-name="P227"/>
            <text:p text:style-name="P227">//Display the read msg to standard output</text:p>
            <text:p text:style-name="P227">write(STDOUT_FILENO, line, count);</text:p>
          </table:table-cell>
        </table:table-row>
      </table:table>
      <text:p text:style-name="P225"/>
      <text:p text:style-name="P225"/>
      <text:p text:style-name="P228">Some one has to set up the pipe</text:p>
      <text:list xml:id="list7450451211834731878" text:style-name="L91">
        <text:list-item>
          <text:p text:style-name="P365">Process hierarchy: at the top someone set up the pipe</text:p>
        </text:list-item>
        <text:list-item>
          <text:p text:style-name="P365">Original sets it up, and the descendants inherit file descriptors . Everyone is free to read and write</text:p>
        </text:list-item>
      </text:list>
      <text:p text:style-name="P85"/>
      <table:table table:name="Table6" table:style-name="Table6">
        <table:table-column table:style-name="Table6.A"/>
        <table:table-row>
          <table:table-cell table:style-name="Table6.A1" office:value-type="string">
            <text:p text:style-name="P212">If (pip(fd) &lt; 0){</text:p>
            <text:p text:style-name="P239">perror(“Could not open pipe”);</text:p>
            <text:p text:style-name="P239">exit(1);</text:p>
            <text:p text:style-name="P233">}</text:p>
            <text:p text:style-name="P233">if ((pid == fork()) == 0){</text:p>
            <text:p text:style-name="P239">//Writes to parent</text:p>
            <text:p text:style-name="P239">write(fd[1], mesg, strlen(mesg));</text:p>
            <text:p text:style-name="P233">}</text:p>
            <text:p text:style-name="P233">else if (pid &gt; 0){</text:p>
            <text:p text:style-name="P239">int count = read<text:span text:style-name="T26">(fd[0], line, MAXLINE);</text:span></text:p>
            <text:p text:style-name="P241">write(STDOUT_FILENO, line, count);</text:p>
            <text:p text:style-name="P233">}</text:p>
            <text:p text:style-name="P233">else {</text:p>
            <text:p text:style-name="P233">failed</text:p>
            <text:p text:style-name="P233">}</text:p>
          </table:table-cell>
        </table:table-row>
      </table:table>
      <text:p text:style-name="P85"/>
      <text:p text:style-name="P85"/>
      <table:table table:name="Table7" table:style-name="Table7">
        <table:table-column table:style-name="Table7.A"/>
        <table:table-row>
          <table:table-cell table:style-name="Table7.A1" office:value-type="string">
            <text:p text:style-name="P211">If (pip(fd) &lt; 0){</text:p>
            <text:p text:style-name="P238">perror(“Could not open pipe”);</text:p>
            <text:p text:style-name="P238">exit(1);</text:p>
            <text:p text:style-name="P232">}</text:p>
            <text:p text:style-name="P232">if ((pid == fork()) == 0){</text:p>
            <text:p text:style-name="P238">//<text:span text:style-name="T27">Child is doing the writing</text:span></text:p>
            <text:p text:style-name="P238">write(fd[1], mesg, strlen(mesg));</text:p>
            <text:p text:style-name="P232">}</text:p>
            <text:p text:style-name="P232">else{ //<text:span text:style-name="T27">Assuming the parent is doing the reading</text:span></text:p>
            <text:p text:style-name="P238">int count;</text:p>
            <text:p text:style-name="P238"><text:span text:style-name="T26">while(</text:span>read<text:span text:style-name="T26">(fd[0], line, MAXLINE) &gt; 0){</text:span></text:p>
            <text:p text:style-name="P250">write(STDOUT_FILENO, line, count);</text:p>
            <text:p text:style-name="P235">}</text:p>
            <text:p text:style-name="P232"><text:soft-page-break/>}</text:p>
          </table:table-cell>
        </table:table-row>
      </table:table>
      <text:p text:style-name="P85"/>
      <text:p text:style-name="P85"/>
      <text:p text:style-name="P86">Child wrote into pipe</text:p>
      <text:p text:style-name="P86">Parent is trying to read from the pipe.</text:p>
      <text:p text:style-name="P86">Child terminates and exit closes all file descritptors</text:p>
      <text:p text:style-name="P86">Parent is looping and constantly getting blocks</text:p>
      <text:list xml:id="list4209672534144057827" text:style-name="L92">
        <text:list-item>
          <text:p text:style-name="P366">Keeps reading until there is nothing left to read</text:p>
        </text:list-item>
        <text:list-item>
          <text:p text:style-name="P366">But there could be something to read in the future</text:p>
        </text:list-item>
        <text:list-item>
          <text:p text:style-name="P366">Every single process can write into the pipe, you can only be sure there won’t be something in the pipe once all processes are finish, including the parent</text:p>
        </text:list-item>
      </text:list>
      <text:p text:style-name="P86"/>
      <text:p text:style-name="P86">What does read return when there is nothing left to read</text:p>
      <text:list xml:id="list7038512137956811159" text:style-name="L93">
        <text:list-item>
          <text:p text:style-name="P367">Returns number of bits left to read, stops at 0</text:p>
        </text:list-item>
      </text:list>
      <text:p text:style-name="P86"/>
      <table:table table:name="Table8" table:style-name="Table8">
        <table:table-column table:style-name="Table8.A"/>
        <table:table-row>
          <table:table-cell table:style-name="Table8.A1" office:value-type="string">
            <text:p text:style-name="P211">If (pip<text:span text:style-name="T27">e</text:span>(fd) &lt; 0){</text:p>
            <text:p text:style-name="P238">perror(“Could not open pipe”);</text:p>
            <text:p text:style-name="P238">exit(1);</text:p>
            <text:p text:style-name="P232">}</text:p>
            <text:p text:style-name="P232">if ((pid == fork()) <text:s/><text:span text:style-name="T26">&gt; </text:span>0){</text:p>
            <text:p text:style-name="P238">//<text:span text:style-name="T27">Parent</text:span></text:p>
            <text:p text:style-name="P238">write(fd[1], mesg, strlen(mesg));</text:p>
            <text:p text:style-name="P232">}</text:p>
            <text:p text:style-name="P232">else{ //<text:span text:style-name="T27">Assuming no errors, child listens</text:span></text:p>
            <text:p text:style-name="P238">int count;</text:p>
            <text:p text:style-name="P238"><text:span text:style-name="T26">while(</text:span>read<text:span text:style-name="T26">(fd[0], line, MAXLINE) &gt; 0){</text:span></text:p>
            <text:p text:style-name="P250">write(STDOUT_FILENO, line, count);</text:p>
            <text:p text:style-name="P235">}</text:p>
            <text:p text:style-name="P232">}</text:p>
          </table:table-cell>
        </table:table-row>
      </table:table>
      <text:p text:style-name="P150">=</text:p>
      <text:p text:style-name="P86"/>
      <text:p text:style-name="P87">2 processes involved, 1 more for the shell</text:p>
      <text:p text:style-name="P87">Gives a prompt when the parent exits</text:p>
      <text:p text:style-name="P87">Child process becomes an orphan, PPID is 1</text:p>
      <text:p text:style-name="P87">It remains blocked, can be seen with ps -l</text:p>
      <text:p text:style-name="P87"/>
      <table:table table:name="Table9" table:style-name="Table9">
        <table:table-column table:style-name="Table9.A"/>
        <table:table-row>
          <table:table-cell table:style-name="Table9.A1" office:value-type="string">
            <text:p text:style-name="P213">If (pip<text:span text:style-name="T27">e</text:span>(fd) &lt; 0){</text:p>
            <text:p text:style-name="P240">perror(“Could not open pipe”);</text:p>
            <text:p text:style-name="P240">exit(1);</text:p>
            <text:p text:style-name="P234">}</text:p>
            <text:p text:style-name="P234">if ((pid == fork()) <text:s/><text:span text:style-name="T26">&gt; </text:span>0){</text:p>
            <text:p text:style-name="P240">//<text:span text:style-name="T27">Parent</text:span></text:p>
            <text:p text:style-name="P240">write(fd[1], mesg, strlen(mesg));</text:p>
            <text:p text:style-name="P234">}</text:p>
            <text:p text:style-name="P234">else{ //<text:span text:style-name="T27">Assuming no errors, child listens</text:span></text:p>
            <text:p text:style-name="P242">close(fd[1]); //Closes his writing end</text:p>
            <text:p text:style-name="P240"><text:soft-page-break/>int count;</text:p>
            <text:p text:style-name="P240"><text:span text:style-name="T26">while(</text:span>read<text:span text:style-name="T26">(fd[0], line, MAXLINE) &gt; 0){ //Originally blocked on read</text:span></text:p>
            <text:p text:style-name="P251">write(STDOUT_FILENO, line, count);</text:p>
            <text:p text:style-name="P236">}</text:p>
          </table:table-cell>
        </table:table-row>
      </table:table>
      <text:p text:style-name="P87"/>
      <text:p text:style-name="P87">Fixed!</text:p>
      <text:p text:style-name="P87"/>
      <text:p text:style-name="P88">0 child </text:p>
      <text:p text:style-name="P88">else is parent</text:p>
      <text:p text:style-name="P88"/>
      <text:p text:style-name="P88">fd[0] is input</text:p>
      <text:p text:style-name="P88">fd[1] is output</text:p>
      <text:p text:style-name="P193"/>
      <text:p text:style-name="P92">March 1<text:span text:style-name="T7">st</text:span>, 2018</text:p>
      <text:p text:style-name="P91"/>
      <text:p text:style-name="P89">Unix Shell</text:p>
      <text:p text:style-name="P89">1. prompt</text:p>
      <text:p text:style-name="P89">2. Get Input</text:p>
      <text:p text:style-name="P89">3. Tokenize</text:p>
      <text:list xml:id="list4897489866031203085" text:style-name="L94">
        <text:list-item>
          <text:p text:style-name="P368">strtok: Returns a pointer to the first token, modifies the string</text:p>
          <text:list>
            <text:list-item>
              <text:p text:style-name="P368">Changes delimiter characters to null character, lets you have a pointer to a string</text:p>
            </text:list-item>
            <text:list-item>
              <text:p text:style-name="P368">Ends when strtok is null</text:p>
            </text:list-item>
            <text:list-item>
              <text:p text:style-name="P368">turn them into an argv</text:p>
            </text:list-item>
          </text:list>
        </text:list-item>
      </text:list>
      <text:p text:style-name="P89">4. Error Checking</text:p>
      <text:p text:style-name="P89">5. fork</text:p>
      <text:list xml:id="list905797121185987057" text:style-name="L95">
        <text:list-item>
          <text:p text:style-name="P370">Parent: wait for child</text:p>
        </text:list-item>
        <text:list-item>
          <text:p text:style-name="P369">Child: exec, check for failure</text:p>
          <text:list>
            <text:list-item>
              <text:p text:style-name="P369">If the child terminated due to a failed exec, make sure they terminate</text:p>
            </text:list-item>
          </text:list>
        </text:list-item>
      </text:list>
      <text:p text:style-name="P90"/>
      <text:p text:style-name="P90"/>
      <text:p text:style-name="P91">Reading from a pipe…</text:p>
      <text:list xml:id="list4319762869415626307" text:style-name="L96">
        <text:list-item>
          <text:p text:style-name="P371">If you read from a pipe and nothing was written, what will happen?</text:p>
          <text:list>
            <text:list-item>
              <text:p text:style-name="P371">Block, I/O call</text:p>
            </text:list-item>
          </text:list>
        </text:list-item>
        <text:list-item>
          <text:p text:style-name="P371">What if you read from a pipe but no one has an open writing end for the pipe?</text:p>
          <text:list>
            <text:list-item>
              <text:p text:style-name="P371">Example: read(Fd), returns 0 when it is finished</text:p>
            </text:list-item>
          </text:list>
        </text:list-item>
        <text:list-item>
          <text:p text:style-name="P371">If you are not going to write to a pipe, be sure to close fd[1], stdin is 0, stdout 1</text:p>
          <text:list>
            <text:list-item>
              <text:p text:style-name="P371">Otherwise? All following reads will not know there is nothing to be read, blocked</text:p>
            </text:list-item>
            <text:list-item>
              <text:p text:style-name="P371">Remember to close and any other file descriptor (e.g. opened with dup) that is a copy of fd[1]</text:p>
            </text:list-item>
          </text:list>
        </text:list-item>
      </text:list>
      <text:p text:style-name="P91">Writing to a pipe…</text:p>
      <text:list xml:id="list2609720342268218355" text:style-name="L97">
        <text:list-item>
          <text:p text:style-name="P372">There is a limit!</text:p>
          <text:list>
            <text:list-item>
              <text:p text:style-name="P372">How much you can write at any one time (contiguous chunk ~4k)</text:p>
            </text:list-item>
          </text:list>
        </text:list-item>
        <text:list-item>
          <text:p text:style-name="P373">If you write to a pipe, when do you return?</text:p>
          <text:list>
            <text:list-item>
              <text:p text:style-name="P373">Writes to a buffer and simply returns (when writing to a file)</text:p>
            </text:list-item>
            <text:list-item>
              <text:p text:style-name="P373">If the buffer is full it will block</text:p>
            </text:list-item>
          </text:list>
        </text:list-item>
        <text:list-item>
          <text:p text:style-name="P373"><text:soft-page-break/>What if there are no readers?</text:p>
          <text:list>
            <text:list-item>
              <text:p text:style-name="P373">SIGPIPE is sent, regardless if full or empty</text:p>
              <text:list>
                <text:list-item>
                  <text:p text:style-name="P373">If you survive, then write returns -1 with errno set to EPIPE</text:p>
                </text:list-item>
              </text:list>
            </text:list-item>
            <text:list-item>
              <text:p text:style-name="P373">limits.h, includes the limit of the pipe buff. Checks at compilation time</text:p>
            </text:list-item>
          </text:list>
        </text:list-item>
        <text:list-item>
          <text:p text:style-name="P374">If you are not reading from a pipe, be sure to close fd[0]</text:p>
          <text:list>
            <text:list-item>
              <text:p text:style-name="P374">If not, you can’t get EPIPE or SIGPIPE</text:p>
            </text:list-item>
          </text:list>
        </text:list-item>
      </text:list>
      <text:p text:style-name="P93"/>
      <text:p text:style-name="P93">Parent blocking children</text:p>
      <text:list xml:id="list8045313367899126860" text:style-name="L98">
        <text:list-item>
          <text:p text:style-name="P375">create n bytes to a pipe that correspond to n children</text:p>
        </text:list-item>
        <text:list-item>
          <text:p text:style-name="P375">have all children <text:span text:style-name="T28">read from pipe</text:span></text:p>
        </text:list-item>
      </text:list>
      <text:p text:style-name="P93">Have all read from a pipe </text:p>
      <text:p text:style-name="P93"/>
      <text:p text:style-name="P93">or</text:p>
      <text:p text:style-name="P93"/>
      <text:p text:style-name="P93">use a signal</text:p>
      <text:list xml:id="list208493005056642" text:style-name="L99">
        <text:list-item>
          <text:p text:style-name="P376">each child will call pause</text:p>
        </text:list-item>
      </text:list>
      <text:p text:style-name="P93"/>
      <text:p text:style-name="P93">Process Groups</text:p>
      <text:list xml:id="list6670011075956357664" text:style-name="L100">
        <text:list-item>
          <text:p text:style-name="P377">Kill call is a negative number for process groups</text:p>
        </text:list-item>
        <text:list-item>
          <text:p text:style-name="P377">-1 to the process id that is the leader of the group</text:p>
        </text:list-item>
      </text:list>
      <text:p text:style-name="P93"/>
      <table:table table:name="Table10" table:style-name="Table10">
        <table:table-column table:style-name="Table10.A"/>
        <table:table-row>
          <table:table-cell table:style-name="Table10.A1" office:value-type="string">
            <text:p text:style-name="P214">//Reads own source, converting to upper case</text:p>
            <text:p text:style-name="P214">#include &lt;stdio.h&gt; //FILE, popen, perror, printf</text:p>
            <text:p text:style-name="P214">#include &lt;stdlib.h&gt; //exit</text:p>
            <text:p text:style-name="P214"/>
            <text:p text:style-name="P214">FILE* fp = popen(“tr a-z A-Z &lt; popenDemo.c”, “r”);</text:p>
            <text:p text:style-name="P214">if(fp = NULL){</text:p>
            <text:p text:style-name="P243">perror(“popen failed: “);</text:p>
            <text:p text:style-name="P243">exit(1);</text:p>
            <text:p text:style-name="P237">}</text:p>
            <text:p text:style-name="P237">char buf[80];</text:p>
            <text:p text:style-name="P237">while(fgets(buf, 80, fp) &gt; 0) printf(“%s”, buf); //Will always read</text:p>
            <text:p text:style-name="P237">pclose(fp);</text:p>
            <text:p text:style-name="P237"/>
          </table:table-cell>
        </table:table-row>
      </table:table>
      <text:p text:style-name="P93"/>
      <text:p text:style-name="P94">Popen, returns a file pointers</text:p>
      <text:list xml:id="list2546831454176753983" text:style-name="L101">
        <text:list-item>
          <text:p text:style-name="P378">C call, executes a shell command allowing you to read the output or write its parameters</text:p>
          <text:list>
            <text:list-item>
              <text:p text:style-name="P378">Creates a process, someone has to wait for it</text:p>
            </text:list-item>
          </text:list>
        </text:list-item>
      </text:list>
      <text:p text:style-name="P94">pclose(file pointer)</text:p>
      <text:list xml:id="list7004067417401280881" text:style-name="L102">
        <text:list-item>
          <text:p text:style-name="P379">Does not simply have a call to wait(&amp;status)</text:p>
          <text:list>
            <text:list-item>
              <text:p text:style-name="P379">There might be other children that need terminating , we need the specific id</text:p>
            </text:list-item>
          </text:list>
        </text:list-item>
        <text:list-item>
          <text:p text:style-name="P380">Every file descriptor has an index</text:p>
          <text:list>
            <text:list-item>
              <text:p text:style-name="P380">Use fileno to get file index, creates a static array and store the pid</text:p>
            </text:list-item>
            <text:list-item>
              <text:p text:style-name="P380">pclose looks for the index of the fileno, then grabs the pid from the static array</text:p>
            </text:list-item>
          </text:list>
        </text:list-item>
      </text:list>
      <text:p text:style-name="P95"/>
      <text:p text:style-name="P95">sigaction</text:p>
      <text:list xml:id="list2526254949653983538" text:style-name="L103">
        <text:list-item>
          <text:p text:style-name="P381"><text:soft-page-break/>There are some downsides to signal</text:p>
          <text:list>
            <text:list-item>
              <text:p text:style-name="P381">historically it was unrealiable</text:p>
            </text:list-item>
            <text:list-item>
              <text:p text:style-name="P381">It is not very flexible</text:p>
            </text:list-item>
          </text:list>
        </text:list-item>
      </text:list>
      <text:p text:style-name="P95"/>
      <text:list xml:id="list123029506741902" text:continue-numbering="true" text:style-name="L103">
        <text:list-item>
          <text:p text:style-name="P382">replacement for signal</text:p>
          <text:list>
            <text:list-item>
              <text:p text:style-name="P382">sa_sigaction(tells you who sent the signal)</text:p>
            </text:list-item>
            <text:list-item>
              <text:p text:style-name="P382">sa_flags// “behaviors”</text:p>
              <text:list>
                <text:list-item>
                  <text:p text:style-name="P382">SA_RESETHAND: reset back to SIG_DFL at the moment the signal is delivered</text:p>
                </text:list-item>
                <text:list-item>
                  <text:p text:style-name="P382">SA_NODEFER: don’t automatically block signal while in handler</text:p>
                </text:list-item>
                <text:list-item>
                  <text:p text:style-name="P382">SA_SIGINFO: use the sa_sigaction function, not the sa_handler funciton</text:p>
                </text:list-item>
                <text:list-item>
                  <text:p text:style-name="P382">SA_RESTART: restart “slow” I/O system calls when receiving this interrupted</text:p>
                  <text:list>
                    <text:list-item>
                      <text:p text:style-name="P382">Slow means you may never get that signal completed</text:p>
                      <text:list>
                        <text:list-item>
                          <text:p text:style-name="P383">Can be interrupted by signals</text:p>
                        </text:list-item>
                        <text:list-item>
                          <text:p text:style-name="P383">SA_RESTART ensures that the read is continued</text:p>
                        </text:list-item>
                      </text:list>
                    </text:list-item>
                  </text:list>
                </text:list-item>
              </text:list>
            </text:list-item>
          </text:list>
        </text:list-item>
      </text:list>
      <text:p text:style-name="P96"/>
      <text:p text:style-name="P96">struct sigaction, union version</text:p>
      <text:list xml:id="list6202078117838753131" text:style-name="L104">
        <text:list-item>
          <text:p text:style-name="P384">Define multiple fields, but they are all sharing the same slow</text:p>
        </text:list-item>
        <text:list-item>
          <text:p text:style-name="P384">Allows you to only store one address out of sa_handler or sa_sigaction</text:p>
        </text:list-item>
        <text:list-item>
          <text:p text:style-name="P385">Makes two fields into one</text:p>
        </text:list-item>
      </text:list>
      <text:p text:style-name="P97"/>
      <text:p text:style-name="P98">signal mask what is this again?</text:p>
      <text:p text:style-name="P97"/>
      <text:p text:style-name="P98">Long jumps and signals</text:p>
      <text:list xml:id="list7998986147593103445" text:style-name="L105">
        <text:list-item>
          <text:p text:style-name="P386">We’ve seen setjmp and longjmp, so whats new here?</text:p>
          <text:list>
            <text:list-item>
              <text:p text:style-name="P386">Q: What is the signal mask after longjump?</text:p>
            </text:list-item>
            <text:list-item>
              <text:p text:style-name="P386">A: Whatever it was just before the longjump</text:p>
            </text:list-item>
            <text:list-item>
              <text:p text:style-name="P386">Q: Is that what you want?</text:p>
            </text:list-item>
          </text:list>
        </text:list-item>
        <text:list-item>
          <text:p text:style-name="P386">To give you a choice when setting up the jump buffer, we introduce sigsetjmp and siglongjmp</text:p>
        </text:list-item>
      </text:list>
      <text:p text:style-name="P207"/>
      <text:p text:style-name="P98"/>
      <text:p text:style-name="P99">&lt;&lt; here document</text:p>
      <text:p text:style-name="P99"><text:s/>cmd &lt;&lt; Foo</text:p>
      <text:list xml:id="list3462437030096384383" text:style-name="L106">
        <text:list-header>
          <text:p text:style-name="P387">---</text:p>
          <text:p text:style-name="P387">---</text:p>
          <text:p text:style-name="P387">---</text:p>
          <text:p text:style-name="P387">Foo</text:p>
        </text:list-header>
      </text:list>
      <text:p text:style-name="P99">Do not implement, allows you to </text:p>
      <text:p text:style-name="P99"/>
      <text:p text:style-name="P99">append for standard out</text:p>
      <text:p text:style-name="P99">cmd 2&gt; error</text:p>
      <text:p text:style-name="P99"/>
      <text:p text:style-name="P99">The parent doesn’t read</text:p>
      <text:list xml:id="list6755930922474769497" text:style-name="L107">
        <text:list-item>
          <text:p text:style-name="P388">as children finish, they close their write end</text:p>
        </text:list-item>
        <text:list-item>
          <text:p text:style-name="P388">Once all the writing ends have been closed, the pipe cannot receive anything and will end (returns 0)</text:p>
        </text:list-item>
      </text:list>
      <text:p text:style-name="P99"/>
      <text:p text:style-name="P99">Non-local jump</text:p>
      <text:list xml:id="list8789718767218738664" text:style-name="L108">
        <text:list-item>
          <text:p text:style-name="P389"><text:soft-page-break/>Jump up in the call stack</text:p>
        </text:list-item>
      </text:list>
      <text:p text:style-name="P99"/>
      <text:p text:style-name="P102"/>
      <text:p text:style-name="P101">mask is of type sigset_t</text:p>
      <table:table table:name="Table11" table:style-name="Table11">
        <table:table-column table:style-name="Table11.A"/>
        <table:table-row>
          <table:table-cell table:style-name="Table11.A1" office:value-type="string">
            <text:p text:style-name="P101"/>
            <text:p text:style-name="P101">sigset_t alarm_set;</text:p>
            <text:p text:style-name="P101">sigemptyset(&amp;alarm_set);<text:tab/><text:tab/>// Initialize</text:p>
            <text:p text:style-name="P101">sigaddset(&amp;alarm_set, SIGALRM); //Set sigalrm</text:p>
            <text:p text:style-name="P101">//Adds sigalrm to the blocked set</text:p>
            <text:p text:style-name="P101">sigprocmask(SIG_BLOCK, &amp;alarm_set, NULL);</text:p>
            <text:p text:style-name="P101">printf(“alarm proc mask: “);</text:p>
            <text:p text:style-name="P101">printf(alarm_set);</text:p>
            <text:p text:style-name="P101"/>
            <text:p text:style-name="P101">int sigsetjmp(buf, savesigs);</text:p>
            <text:p text:style-name="P101">if(val){</text:p>
            <text:p text:style-name="P101"><text:tab/>printf(“Wow! Back form a long jump! Val =%d\n”, val);</text:p>
            <text:p text:style-name="P101"><text:tab/>sigset_t finalset;</text:p>
            <text:p text:style-name="P101"><text:tab/>sigprocmask(SIG_BLOCK, NULL, &amp;finalset); //what are they now?</text:p>
            <text:p text:style-name="P101"><text:tab/>printf(“final mask “);</text:p>
            <text:p text:style-name="P101">else{</text:p>
            <text:p text:style-name="P101"><text:tab/>printf(“established jump buffer\n”);</text:p>
            <text:p text:style-name="P101"><text:tab/>moe();</text:p>
            <text:p text:style-name="P101">}</text:p>
            <text:p text:style-name="P101">}</text:p>
            <text:p text:style-name="P101"/>
            <text:p text:style-name="P101">void print_mask(sigset_t set){</text:p>
            <text:p text:style-name="P101"><text:tab/>printf(“%<text:span text:style-name="T29">lx\n</text:span>”, *<text:span text:style-name="T29">(long int*)&amp;set</text:span>);</text:p>
            <text:p text:style-name="P101">}</text:p>
            <text:p text:style-name="P103">void moe(){</text:p>
            <text:p text:style-name="P103"><text:tab/>printf(“In moe\n”);</text:p>
            <text:p text:style-name="P103"><text:tab/>larry();</text:p>
            <text:p text:style-name="P103">}</text:p>
          </table:table-cell>
        </table:table-row>
      </table:table>
      <text:p text:style-name="P103"/>
      <text:p text:style-name="P100"/>
      <text:p text:style-name="P100"/>
      <text:p text:style-name="P100"/>
      <text:p text:style-name="P100">set the disposition of the signal to sig ignore</text:p>
      <text:p text:style-name="P100">signal mask – blocking the signal; temporarily store the signal into a buffer</text:p>
      <text:list xml:id="list172313831619593978" text:style-name="L109">
        <text:list-item>
          <text:p text:style-name="P390">sig_block</text:p>
        </text:list-item>
        <text:list-item>
          <text:p text:style-name="P390">sig_unblock</text:p>
        </text:list-item>
        <text:list-item>
          <text:p text:style-name="P390">sig_set</text:p>
        </text:list-item>
      </text:list>
      <text:p text:style-name="P103"/>
      <text:p text:style-name="P103"/>
      <text:p text:style-name="P103"/>
      <text:p text:style-name="P103"/>
      <text:p text:style-name="P103"/>
      <text:p text:style-name="P103"/>
      <text:p text:style-name="P103"/>
      <text:p text:style-name="P103"><text:soft-page-break/>Sleeping</text:p>
      <table:table table:name="Table12" table:style-name="Table12">
        <table:table-column table:style-name="Table12.A"/>
        <table:table-row>
          <table:table-cell table:style-name="Table12.A1" office:value-type="string">
            <text:p text:style-name="P216">Static void sig_alrm(int signo){}</text:p>
            <text:p text:style-name="P216"/>
            <text:p text:style-name="P216">unsigned int toDream(unsigned int nsecs){</text:p>
            <text:p text:style-name="P244">signal(SIGALRM, sig_alrm)</text:p>
            <text:p text:style-name="P244">alarm(nsecs); //start timer</text:p>
            <text:p text:style-name="P244">pause(); //next caught signal</text:p>
            <text:p text:style-name="P244">return alarm(0); //turn off timer </text:p>
          </table:table-cell>
        </table:table-row>
      </table:table>
      <text:p text:style-name="P103"/>
      <text:list xml:id="list6331864222103263454" text:style-name="L110">
        <text:list-item>
          <text:p text:style-name="P391">What happens if there was already an alarm set?</text:p>
          <text:list>
            <text:list-item>
              <text:p text:style-name="P391">Ignores the previous alarm. When you call alarm it cancels the previous and returns the amount of time left on that alarm</text:p>
            </text:list-item>
          </text:list>
        </text:list-item>
        <text:list-item>
          <text:p text:style-name="P391">What was the disposition of SIGALRM?</text:p>
          <text:list>
            <text:list-item>
              <text:p text:style-name="P391">What did he say about disposition?</text:p>
            </text:list-item>
          </text:list>
        </text:list-item>
        <text:list-item>
          <text:p text:style-name="P391">What about the race condition?</text:p>
          <text:list>
            <text:list-item>
              <text:p text:style-name="P391">What is the race condition? If the pause happens after the alarm is already open</text:p>
              <text:list>
                <text:list-item>
                  <text:p text:style-name="P391">We no longer expect any signals to come in which means we are stuck in pause forever</text:p>
                </text:list-item>
                <text:list-item>
                  <text:p text:style-name="P392">We want to block SIGALRM before we call alarm, but by the time we get to pause </text:p>
                </text:list-item>
              </text:list>
            </text:list-item>
          </text:list>
        </text:list-item>
        <text:list-item>
          <text:p text:style-name="P392">What race condition?</text:p>
          <text:list>
            <text:list-item>
              <text:p text:style-name="P392">What happens if alarm goes off before we pause?</text:p>
            </text:list-item>
            <text:list-item>
              <text:p text:style-name="P392">Result, we might pause forever</text:p>
            </text:list-item>
          </text:list>
        </text:list-item>
        <text:list-item>
          <text:p text:style-name="P392">Solution? Don’t pause. Instead</text:p>
          <text:list>
            <text:list-item>
              <text:p text:style-name="P392">Block SIGALRM, using sigprocmask</text:p>
            </text:list-item>
            <text:list-item>
              <text:p text:style-name="P392">Then set the alarm</text:p>
            </text:list-item>
            <text:list-item>
              <text:p text:style-name="P392">And suspend unblocking SIGALRM: sigsuspend (which is a signal mask)</text:p>
            </text:list-item>
          </text:list>
        </text:list-item>
      </text:list>
      <text:p text:style-name="P104"/>
      <text:p text:style-name="P104">Fixing the race condition</text:p>
      <table:table table:name="Table13" table:style-name="Table13">
        <table:table-column table:style-name="Table13.A"/>
        <table:table-row>
          <table:table-cell table:style-name="Table13.A1" office:value-type="string">
            <text:p text:style-name="P210">//<text:span text:style-name="T30">Before we set our alarm, block SIGALRM</text:span></text:p>
            <text:p text:style-name="P215">sigemptyset(&amp;newmask);</text:p>
            <text:p text:style-name="P215">sigaddset(&amp;newmask, SIGALRM);</text:p>
            <text:p text:style-name="P215">sigprocmask(SIG_BLOCK, &amp;newmask, &amp;oldmask); // Add SIGALRM, remembering prior mask state</text:p>
            <text:p text:style-name="P215"/>
            <text:p text:style-name="P215">//Set the alarm, while blocking SIGALRM</text:p>
            <text:p text:style-name="P215">alarm(nsecs);</text:p>
            <text:p text:style-name="P215">//Make sure SIGALRM won’t be blocked while suspended</text:p>
            <text:p text:style-name="P215">suspmask = oldmask;</text:p>
            <text:p text:style-name="P215">sigdelset(&amp;suspmask, SIGALRM);</text:p>
            <text:p text:style-name="P215"/>
            <text:p text:style-name="P215">//Wait for any signal to be caught that wasn’t being locked before</text:p>
            <text:p text:style-name="P215">sigsuspend(&amp;suspmask);</text:p>
          </table:table-cell>
        </table:table-row>
      </table:table>
      <text:p text:style-name="P104"/>
      <text:p text:style-name="P104">Piping</text:p>
      <text:p text:style-name="P104"/>
      <table:table table:name="Table14" table:style-name="Table14">
        <table:table-column table:style-name="Table14.A"/>
        <table:table-row>
          <table:table-cell table:style-name="Table14.A1" office:value-type="string">
            <text:p text:style-name="P104">fd[2]</text:p>
            <text:p text:style-name="P104">pipe(fd)</text:p>
            <text:p text:style-name="P104"><text:soft-page-break/>//If these children exec, treat the reading end as their standard in, the writing end as standard out</text:p>
            <text:p text:style-name="P104">//solution: dup2</text:p>
            <text:p text:style-name="P104"/>
            <text:p text:style-name="P104">dup2(fd[0],0)</text:p>
            <text:p text:style-name="P104">close(fd[0])</text:p>
          </table:table-cell>
        </table:table-row>
      </table:table>
      <text:p text:style-name="P104"/>
      <text:p text:style-name="P105">Asynchronous IO</text:p>
      <text:list xml:id="list8658326645315024308" text:style-name="L111">
        <text:list-item>
          <text:p text:style-name="P393">One is a signal driven process</text:p>
        </text:list-item>
      </text:list>
      <text:p text:style-name="P105"><text:span text:style-name="T31">Poling/ </text:span>Non-blocking I/O</text:p>
      <text:list xml:id="list5621019898368852447" text:style-name="L112">
        <text:list-item>
          <text:p text:style-name="P394">read pipes that can be read <text:span text:style-name="T31">(are you on, are you on, are you on, …..etc)</text:span></text:p>
        </text:list-item>
        <text:list-item>
          <text:p text:style-name="P394">If nothing to read return -1, before anything is written yet and does not necessarily mean all fds are closed</text:p>
        </text:list-item>
        <text:list-item>
          <text:p text:style-name="P394">Uses many cpu cycles</text:p>
        </text:list-item>
      </text:list>
      <text:p text:style-name="P106">Blocking Read</text:p>
      <text:list xml:id="list6763005318454328719" text:style-name="L113">
        <text:list-item>
          <text:p text:style-name="P395">Takes in a set of file descriptors we want to block on</text:p>
        </text:list-item>
      </text:list>
      <text:list xml:id="list6228974839533821592" text:style-name="L114">
        <text:list-item>
          <text:p text:style-name="P396">Select, blocks until any one of them have something to read</text:p>
        </text:list-item>
      </text:list>
      <text:p text:style-name="P106"/>
      <table:table table:name="Table15" table:style-name="Table15">
        <table:table-column table:style-name="Table15.A"/>
        <table:table-row>
          <table:table-cell table:style-name="Table15.A1" office:value-type="string">
            <text:p text:style-name="Table_20_Contents">//<text:span text:style-name="T31">Select.c</text:span></text:p>
            <text:p text:style-name="Table_20_Contents"/>
            <text:p text:style-name="P217">#define READ_SIZE 10</text:p>
            <text:p text:style-name="P217">#define TIMEOUT_SECS 10</text:p>
            <text:p text:style-name="P217"/>
            <text:p text:style-name="P217">int main(){</text:p>
            <text:p text:style-name="P217"/>
            <text:p text:style-name="P217">https://www.tutorialspoint.com/unix_system_calls/_newselect.htm</text:p>
          </table:table-cell>
        </table:table-row>
      </table:table>
      <text:p text:style-name="P106"/>
      <text:p text:style-name="P106">Fd set [ 1, 0, 1, 0, 1]</text:p>
      <text:p text:style-name="P106">0 is you don’t want to hear from them</text:p>
      <text:p text:style-name="P106">Anything that wasn’t ready will be set to 0</text:p>
      <text:p text:style-name="P106">[1, 0, 0, 0, 1]</text:p>
      <text:p text:style-name="P106">2 is off, at the beginning of each loop turn them back on</text:p>
      <text:p text:style-name="P106"/>
      <text:p text:style-name="P106">block on read?</text:p>
      <text:list xml:id="list8371488442143241822" text:style-name="L115">
        <text:list-item>
          <text:p text:style-name="P397">When its full (64k on linux, 4k contiguous blocks)</text:p>
        </text:list-item>
      </text:list>
      <text:p text:style-name="P106"/>
      <text:p text:style-name="P106"/>
      <text:p text:style-name="P107">Masks holds all signals</text:p>
      <text:p text:style-name="P107"/>
      <text:p text:style-name="P194">Disposition was signal number</text:p>
      <text:p text:style-name="P108">March 8<text:span text:style-name="T7">th</text:span> </text:p>
      <text:p text:style-name="P108"/>
      <text:p text:style-name="P108">Sigsuspend – An argument that lets you specify the signal mask/ signals you want to block</text:p>
      <text:p text:style-name="P108">Select – Used when we want to read from many file descriptors, allows you to choose which you want to read from</text:p>
      <text:p text:style-name="P108"/>
      <text:p text:style-name="P108">Poling</text:p>
      <text:p text:style-name="P108"/>
      <text:p text:style-name="P108"><text:soft-page-break/>We get a signal when data is ready</text:p>
      <text:p text:style-name="P108">If we only get some of it, there is no way to naturally see what other data will be there later on</text:p>
      <text:p text:style-name="P108">Signal Driven (edge triggered) – Alerted only at the moment you receive data</text:p>
      <text:p text:style-name="P108"/>
      <text:p text:style-name="P109">SELECT (Slow IO operation)</text:p>
      <text:list xml:id="list8226717627133864574" text:style-name="L116">
        <text:list-item>
          <text:p text:style-name="P398">Argument 1: fd_set – 4 kb to be written at one time</text:p>
          <text:list>
            <text:list-item>
              <text:p text:style-name="P399">Turn on the bits to read from the fd</text:p>
            </text:list-item>
          </text:list>
        </text:list-item>
        <text:list-item>
          <text:p text:style-name="P399">Argument 2: Time Out (Time_val object)</text:p>
          <text:list>
            <text:list-item>
              <text:p text:style-name="P399">Says how many seconds and micro seconds that you want to wait</text:p>
            </text:list-item>
          </text:list>
        </text:list-item>
        <text:list-item>
          <text:p text:style-name="P399">Goes through fds and sets the ones that are not ready to FD_ZERO</text:p>
        </text:list-item>
        <text:list-item>
          <text:p text:style-name="P399">FD_SET to enable one fd in that set</text:p>
        </text:list-item>
        <text:list-item>
          <text:p text:style-name="P399">FD_CLEAR to disable one fd in that set</text:p>
        </text:list-item>
        <text:list-item>
          <text:p text:style-name="P399">FD_ISSET to check if that bit is on</text:p>
          <text:list>
            <text:list-item>
              <text:p text:style-name="P399">-1 if there is an error, entering an invalid fd is an example</text:p>
            </text:list-item>
            <text:list-item>
              <text:p text:style-name="P399">Doesn’t tell you which just how many are active</text:p>
            </text:list-item>
          </text:list>
        </text:list-item>
        <text:list-item>
          <text:p text:style-name="P399">There are some things that can get full such as the pipe buffer</text:p>
        </text:list-item>
        <text:list-item>
          <text:p text:style-name="P401">If all fds were closed means they are non valid and throws an error</text:p>
        </text:list-item>
        <text:list-item>
          <text:p text:style-name="P401">Should never return a 0 → means there was a timeout</text:p>
          <text:p text:style-name="P399"/>
        </text:list-item>
      </text:list>
      <text:p text:style-name="P109">What is a slow read?</text:p>
      <text:list xml:id="list2750388876456057365" text:style-name="L117">
        <text:list-item>
          <text:p text:style-name="P400">What standard read is not considered slow</text:p>
          <text:list>
            <text:list-item>
              <text:p text:style-name="P400">Reading from a file is not considered slow, you either get an error or it should completed</text:p>
            </text:list-item>
          </text:list>
        </text:list-item>
        <text:list-item>
          <text:p text:style-name="P400">Reads from pipes, sockets, from standardin/ keyboard could take forever</text:p>
        </text:list-item>
      </text:list>
      <text:p text:style-name="P109"/>
      <text:p text:style-name="P110">Select is typically used to turn off signals to be blocked, not turn on</text:p>
      <text:list xml:id="list1003984875767380814" text:style-name="L118">
        <text:list-item>
          <text:p text:style-name="P402">Why? Used to avoid a race condition</text:p>
        </text:list-item>
        <text:list-item>
          <text:p text:style-name="P403">want to avoid dropping something you were blocking </text:p>
        </text:list-item>
      </text:list>
      <text:p text:style-name="P111"/>
      <text:p text:style-name="P111">I/O Multiplexing <text:span text:style-name="T32">(priority with threads)</text:span></text:p>
      <text:list xml:id="list6855042093609426481" text:style-name="L119">
        <text:list-item>
          <text:p text:style-name="P404">Having multiple activities happening simultaneously</text:p>
          <text:list>
            <text:list-item>
              <text:p text:style-name="P404">What if we are working with priorities?</text:p>
              <text:list>
                <text:list-item>
                  <text:p text:style-name="P404">Low mediums high</text:p>
                </text:list-item>
                <text:list-item>
                  <text:p text:style-name="P404">if low holds a lock on high and medium is running, low never gets to run</text:p>
                </text:list-item>
                <text:list-item>
                  <text:p text:style-name="P404">This means it never unlocks high</text:p>
                </text:list-item>
                <text:list-item>
                  <text:p text:style-name="P404">Calls WATCHDOG timeout which forces a restart</text:p>
                </text:list-item>
                <text:list-item>
                  <text:p text:style-name="P404">Solution: Lower priority thread inherits the higher priority of what it is locking</text:p>
                  <text:list>
                    <text:list-item>
                      <text:p text:style-name="P404">When high requests the lock low raises priority</text:p>
                    </text:list-item>
                    <text:list-item>
                      <text:p text:style-name="P404">Alternative solution, mutex raises priority</text:p>
                    </text:list-item>
                  </text:list>
                </text:list-item>
              </text:list>
            </text:list-item>
          </text:list>
        </text:list-item>
      </text:list>
      <text:p text:style-name="P111"/>
      <text:p text:style-name="P112">Poling</text:p>
      <text:p text:style-name="P112"/>
      <text:p text:style-name="P112">&amp; bit wise and has a lower priority than most operators</text:p>
      <text:p text:style-name="P112"/>
      <text:p text:style-name="P112">O_NONBLOCK has no effect on a regular file. It does nothing other than set the flag</text:p>
      <text:list xml:id="list2440365569791070604" text:style-name="L120">
        <text:list-item>
          <text:p text:style-name="P405">It is for situations with slow IO</text:p>
        </text:list-item>
      </text:list>
      <text:p text:style-name="P113"/>
      <text:p text:style-name="P113"><text:soft-page-break/>Need globals for handlers</text:p>
      <text:p text:style-name="P113"/>
      <text:p text:style-name="P113">Pause and Sigsuspend only return if there was a handler written for it</text:p>
      <text:p text:style-name="P113"/>
      <text:p text:style-name="P113">Disposition</text:p>
      <text:list xml:id="list9010812961421622250" text:style-name="L121">
        <text:list-item>
          <text:p text:style-name="P406">Example, ignore acts as if the signal was never there. That is its disposition</text:p>
        </text:list-item>
      </text:list>
      <text:p text:style-name="P113"/>
      <text:p text:style-name="P114">volatile – Don’t cache the result and go to memory for every value</text:p>
      <text:p text:style-name="P114">sig_atomic_t When you set them and read from them, you are guaranteed to get the value in them</text:p>
      <text:list xml:id="list3964517256040746749" text:style-name="L122">
        <text:list-item>
          <text:p text:style-name="P407">not atomic: x++, x = x+1</text:p>
        </text:list-item>
        <text:list-item>
          <text:p text:style-name="P407">atomic: x = 1</text:p>
        </text:list-item>
      </text:list>
      <text:p text:style-name="P114"/>
      <text:p text:style-name="P114">We can do IO Multiplexing three different ways</text:p>
      <text:p text:style-name="P114"/>
      <text:p text:style-name="P195">Exam Material – Beginning to March 1<text:span text:style-name="T7">st</text:span> </text:p>
      <text:p text:style-name="P115"/>
      <text:p text:style-name="P115">Exam 1 question 22.</text:p>
      <text:p text:style-name="P115"/>
      <text:p text:style-name="P115">We want all children to run concurrently</text:p>
      <text:p text:style-name="P115"/>
      <text:p text:style-name="P115">1) No concurrency – would be very bad</text:p>
      <text:p text:style-name="P115">2) If exec fails, child is killed</text:p>
      <text:p text:style-name="P115">3) Not having a pipe → need to make sure you close the writing end of the pipe, else children never terminate and you wait forever</text:p>
      <text:p text:style-name="P115">4) Redirection</text:p>
      <text:p text:style-name="P115">5) Not having status</text:p>
      <text:p text:style-name="P115">6) Creating 10 Children</text:p>
      <text:p text:style-name="P115"/>
      <table:table table:name="Table16" table:style-name="Table16">
        <table:table-column table:style-name="Table16.A"/>
        <table:table-row>
          <table:table-cell table:style-name="Table16.A1" office:value-type="string">
            <text:p text:style-name="P218">1. Create a pipe</text:p>
            <text:p text:style-name="P220">2. Send alphabet, close fd[1]</text:p>
            <text:p text:style-name="P218"><text:span text:style-name="T33">3</text:span>. Fork children</text:p>
            <text:p text:style-name="P218">for(….){</text:p>
            <text:p text:style-name="P245">pid = fork();</text:p>
            <text:p text:style-name="P245">//Check if parent or child, child is 0</text:p>
            <text:p text:style-name="P246">if(child){</text:p>
            <text:p text:style-name="P246">}</text:p>
            <text:p text:style-name="P218">}</text:p>
            <text:p text:style-name="P219">Children Read from the pipe</text:p>
            <text:p text:style-name="P219">&gt;redirect&gt; dup2(fd[0], 0)</text:p>
            <text:p text:style-name="P219">&gt;close fd we wrote into&gt; close(fd[1])</text:p>
            <text:p text:style-name="P218"><text:span text:style-name="T33">4</text:span>. <text:span text:style-name="T33">execvp(progname, argv);</text:span> </text:p>
          </table:table-cell>
        </table:table-row>
      </table:table>
      <text:p text:style-name="P115"/>
      <text:p text:style-name="P116">Itoa</text:p>
      <text:p text:style-name="P116">- non standard, too many ways to implement and too many implementations out there</text:p>
      <text:p text:style-name="P116">snprintf()</text:p>
      <text:p text:style-name="P116">strcat(target, source)</text:p>
      <text:p text:style-name="P116"/>
      <text:p text:style-name="P117">execvp, why the p? Its the pathname, will not find files in current working directory without the slash</text:p>
      <text:p text:style-name="P117"><text:soft-page-break/></text:p>
      <text:p text:style-name="P117">execv, is fine and would be able to find the program</text:p>
      <text:p text:style-name="P117">execl(“prog1”, “prog1”, 0);</text:p>
      <text:p text:style-name="P118">waitpid(oid, &amp;status, <text:s/>flags)</text:p>
      <text:p text:style-name="P118">or</text:p>
      <text:p text:style-name="P118">pid = wait(&amp;status);</text:p>
      <text:p text:style-name="P118"/>
      <text:p text:style-name="P118">exit value is the upper byte, the signal is the lower 7 bits</text:p>
      <text:p text:style-name="P118">bit 8 is a core dump</text:p>
      <text:p text:style-name="P118">if you want the exit value, right shift</text:p>
      <text:p text:style-name="P118">if any of the last 7 bits are non 0 there is a signal</text:p>
      <text:p text:style-name="P118"/>
      <text:p text:style-name="P119">0x7F&amp; to get the lower 7 bits</text:p>
      <text:p text:style-name="P119">signal is not a real zero, you can use kill to test the appropriateness of the signa<text:span text:style-name="T34">l-catching</text:span></text:p>
      <text:p text:style-name="P196"/>
      <text:p text:style-name="P120">April 2<text:span text:style-name="T7">nd</text:span>, 2018</text:p>
      <text:p text:style-name="P120">Socket that</text:p>
      <text:p text:style-name="P120">Errno</text:p>
      <text:list xml:id="list5142475832222647350" text:style-name="L123">
        <text:list-item>
          <text:p text:style-name="P408">epipe</text:p>
        </text:list-item>
      </text:list>
      <text:p text:style-name="P120"/>
      <text:p text:style-name="P120">close or shutdown</text:p>
      <text:p text:style-name="P120"/>
      <text:p text:style-name="P120">int close(int fd);</text:p>
      <text:p text:style-name="P120">int shutdown(int soctfd, int how);</text:p>
      <text:p text:style-name="P120"/>
      <text:p text:style-name="P120">Networking</text:p>
      <text:list xml:id="list2825759675193412135" text:style-name="L124">
        <text:list-item>
          <text:p text:style-name="P409">telnet – most common tool to make use of communicating with a client side</text:p>
        </text:list-item>
      </text:list>
      <text:p text:style-name="P120"/>
      <text:p text:style-name="P120">http protocals</text:p>
      <text:list xml:id="list473339659795077687" text:style-name="L125">
        <text:list-item>
          <text:p text:style-name="P410">GET “/name/” HTTP/1.1</text:p>
        </text:list-item>
        <text:list-item>
          <text:p text:style-name="P410">HOST “/<text:span text:style-name="T35">name/”</text:span> </text:p>
        </text:list-item>
      </text:list>
      <text:p text:style-name="P120"/>
      <text:p text:style-name="P120">./<text:span text:style-name="T35">pause &amp;, sets the process into the background</text:span></text:p>
      <text:p text:style-name="P121">[1] 9858</text:p>
      <text:p text:style-name="P121"/>
      <text:p text:style-name="P121">ps displays information on each process1</text:p>
      <text:p text:style-name="P121">PID PPID PGID TPGID STAT COMMAND</text:p>
      <text:p text:style-name="P121">STAT shows the state, S is for sleep T is for stop</text:p>
      <text:p text:style-name="P121"/>
      <text:p text:style-name="P121">ctrl + z, signals to stop</text:p>
      <text:p text:style-name="P121"/>
      <text:p text:style-name="P121">fg, brings background processes to foreground</text:p>
      <text:p text:style-name="P121"/>
      <text:p text:style-name="P121">Process Group IDs</text:p>
      <text:p text:style-name="P121">./pause a | /.pause b &amp;</text:p>
      <text:p text:style-name="P121">[1] 9873</text:p>
      <text:p text:style-name="P121"/>
      <text:p text:style-name="P121">a is 9872</text:p>
      <text:p text:style-name="P121"><text:soft-page-break/>kill -9 9872 </text:p>
      <text:p text:style-name="P121">Only kills a</text:p>
      <text:list xml:id="list2114060419080109024" text:style-name="L126">
        <text:list-item>
          <text:p text:style-name="P411">allows us to send a signal to the whole group</text:p>
        </text:list-item>
      </text:list>
      <text:p text:style-name="P121">kill -9 -9872</text:p>
      <text:p text:style-name="P121">kills all processes in the pipeline </text:p>
      <text:p text:style-name="P121">negative pids distinguish between group ids and process ids</text:p>
      <text:p text:style-name="P121"/>
      <text:p text:style-name="P123">Session</text:p>
      <table:table table:name="Table17" table:style-name="Table17">
        <table:table-column table:style-name="Table17.A"/>
        <table:table-column table:style-name="Table17.B"/>
        <table:table-row>
          <table:table-cell table:style-name="Table17.A1" office:value-type="string">
            <text:p text:style-name="P221">Process Group(background)</text:p>
          </table:table-cell>
          <table:table-cell table:style-name="Table17.B1" office:value-type="string">
            <text:p text:style-name="P221">Process Group</text:p>
          </table:table-cell>
        </table:table-row>
        <table:table-row>
          <table:table-cell table:style-name="Table17.A2" office:value-type="string">
            <text:list xml:id="list5372710590797418856" text:style-name="L127">
              <text:list-item>
                <text:p text:style-name="P516">We should deny it reading from terminal (stdin)</text:p>
              </text:list-item>
              <text:list-item>
                <text:p text:style-name="P517">It does allow interference with standard output depending on the toStop flag</text:p>
              </text:list-item>
              <text:list-item>
                <text:p text:style-name="P517">cat tmp &amp;</text:p>
                <text:list>
                  <text:list-item>
                    <text:p text:style-name="P517">[1] 9945</text:p>
                  </text:list-item>
                  <text:list-item>
                    <text:p text:style-name="P517">SOME STUFF</text:p>
                  </text:list-item>
                  <text:list-item>
                    <text:p text:style-name="P517">[1] Done</text:p>
                  </text:list-item>
                </text:list>
              </text:list-item>
              <text:list-item>
                <text:p text:style-name="P517">With tostop flag enable</text:p>
                <text:list>
                  <text:list-item>
                    <text:p text:style-name="P517">[1] 9945</text:p>
                  </text:list-item>
                  <text:list-item>
                    <text:p text:style-name="P517">[1] Stoppped</text:p>
                  </text:list-item>
                </text:list>
              </text:list-item>
            </text:list>
          </table:table-cell>
          <table:table-cell table:style-name="Table17.B2" office:value-type="string">
            <text:p text:style-name="Table_20_Contents"/>
          </table:table-cell>
        </table:table-row>
      </table:table>
      <text:p text:style-name="P122"/>
      <text:p text:style-name="P122">Tr a-z A-Z &gt; temp &amp;</text:p>
      <text:list xml:id="list2996571932787429895" text:style-name="L128">
        <text:list-item>
          <text:p text:style-name="P412">example of a process being put in the background that needs stdin</text:p>
        </text:list-item>
        <text:list-item>
          <text:p text:style-name="P412">gets sent SIGTTIN or STOP, you are trying to get input with no right to get input</text:p>
        </text:list-item>
      </text:list>
      <text:p text:style-name="P122"/>
      <text:p text:style-name="P122">You cannot catch SIGKILL</text:p>
      <text:list xml:id="list7720016183472855309" text:style-name="L129">
        <text:list-item>
          <text:p text:style-name="P413">SIGSTOP</text:p>
        </text:list-item>
      </text:list>
      <text:p text:style-name="P122"/>
      <text:p text:style-name="P124">Terminal buffer input as well as other commands, it restricts what bash sees and can prevent it from displaying certain information</text:p>
      <text:p text:style-name="P124"/>
      <text:p text:style-name="P124">Mine is sort of working</text:p>
      <text:p text:style-name="P124"/>
      <text:p text:style-name="P125">Forking()</text:p>
      <text:list xml:id="list4606339668164821747" text:style-name="L130">
        <text:list-item>
          <text:p text:style-name="P414">Child has the same group id as the parent </text:p>
        </text:list-item>
        <text:list-item>
          <text:p text:style-name="P414">Why would we not want this?</text:p>
          <text:list>
            <text:list-item>
              <text:p text:style-name="P414">If you send a kill signal to the whole group, it would kill the shell</text:p>
            </text:list-item>
          </text:list>
        </text:list-item>
        <text:list-item>
          <text:p text:style-name="P414">Setting up a new group</text:p>
          <text:list>
            <text:list-item>
              <text:p text:style-name="P414">setpgid()</text:p>
            </text:list-item>
            <text:list-item>
              <text:p text:style-name="P414">Specify a process and declare what group it will be a part of</text:p>
            </text:list-item>
            <text:list-item>
              <text:p text:style-name="P414">You can put yourself in a new group</text:p>
            </text:list-item>
            <text:list-item>
              <text:p text:style-name="P414">You have to put the child into a new group before it execs</text:p>
              <text:list>
                <text:list-item>
                  <text:p text:style-name="P415">Why? The programming you are running could see two different pids depending on when it does getpid</text:p>
                </text:list-item>
                <text:list-item>
                  <text:p text:style-name="P415">Who should change groups</text:p>
                  <text:list>
                    <text:list-item>
                      <text:p text:style-name="P415">can’t rely on changing it after you fork</text:p>
                    </text:list-item>
                    <text:list-item>
                      <text:p text:style-name="P415"><text:soft-page-break/>set the process group in both the parent and the child so there are no scheduling issues</text:p>
                    </text:list-item>
                  </text:list>
                </text:list-item>
              </text:list>
            </text:list-item>
          </text:list>
        </text:list-item>
      </text:list>
      <text:p text:style-name="P126"/>
      <text:p text:style-name="P126">tr – reads input</text:p>
      <text:p text:style-name="P126">sleep – does not do a read,</text:p>
      <text:p text:style-name="P126"/>
      <text:p text:style-name="P127">instead of waiting when you do a background process, wait for a signal SIGCHILD</text:p>
      <text:p text:style-name="P127">- What is its default disposition? Ignore</text:p>
      <text:p text:style-name="P127">while(wait(pid)) for any signal pid, if we only do a signal handler and a wait we don’t know how many signals have been sent</text:p>
      <text:p text:style-name="P197"/>
      <text:p text:style-name="P128"/>
      <text:p text:style-name="P128">bg</text:p>
      <text:p text:style-name="P128"/>
      <table:table table:name="Table18" table:style-name="Table18">
        <table:table-column table:style-name="Table18.A"/>
        <table:table-row>
          <table:table-cell table:style-name="Table18.A1" office:value-type="string">
            <text:p text:style-name="P222">Sleep 100 &amp;</text:p>
            <text:p text:style-name="P222"/>
          </table:table-cell>
        </table:table-row>
        <table:table-row>
          <table:table-cell table:style-name="Table18.A2" office:value-type="string">
            <text:p text:style-name="Table_20_Contents"/>
          </table:table-cell>
        </table:table-row>
      </table:table>
      <text:p text:style-name="P128"/>
      <text:p text:style-name="P129">Process Groups</text:p>
      <text:list xml:id="list92136104021160662" text:style-name="L131">
        <text:list-item>
          <text:p text:style-name="P416">Allows communication to all processes in the same group at the same time</text:p>
        </text:list-item>
        <text:list-item>
          <text:p text:style-name="P416">Negate the id of the process that is the group leader, this is the process group ID</text:p>
        </text:list-item>
      </text:list>
      <text:p text:style-name="P129">Backgrounding a Process</text:p>
      <text:list xml:id="list2385788681811863101" text:style-name="L132">
        <text:list-item>
          <text:p text:style-name="P417">If a background process tries to use stdin, it will be sent a signal SIGTTIN</text:p>
          <text:list>
            <text:list-item>
              <text:p text:style-name="P417">Even if you try to ignore or block the signal, the Read will still fail</text:p>
            </text:list-item>
          </text:list>
        </text:list-item>
        <text:list-item>
          <text:p text:style-name="P417">it can write to stdin out by default, you can change the flag -tostop to prevent it from writing to stdout</text:p>
        </text:list-item>
        <text:list-item>
          <text:p text:style-name="P417">sigttin, sigttou, When either signal is sent the process is stopped</text:p>
        </text:list-item>
        <text:list-item>
          <text:p text:style-name="P417">sigtstop is the terminal stop</text:p>
        </text:list-item>
        <text:list-item>
          <text:p text:style-name="P417">sigstop <text:span text:style-name="T36">19 </text:span>is the normal stop </text:p>
          <text:list>
            <text:list-item>
              <text:p text:style-name="P417">It can be continued with SIGCONT 18</text:p>
            </text:list-item>
          </text:list>
        </text:list-item>
      </text:list>
      <text:p text:style-name="P130">Signals associated with the terminal</text:p>
      <text:list xml:id="list6174862611762351975" text:style-name="L133">
        <text:list-item>
          <text:p text:style-name="P418">SIGINT ctrl-c</text:p>
        </text:list-item>
        <text:list-item>
          <text:p text:style-name="P418">SIGTSTOP ctrl-z</text:p>
        </text:list-item>
        <text:list-item>
          <text:p text:style-name="P418">SIGQUIT</text:p>
        </text:list-item>
      </text:list>
      <text:p text:style-name="P130"/>
      <text:p text:style-name="P130">How do you set a process into its own group?</text:p>
      <text:list xml:id="list1821836683915572647" text:style-name="L134">
        <text:list-item>
          <text:p text:style-name="P419">Setpgid</text:p>
        </text:list-item>
        <text:list-item>
          <text:p text:style-name="P419">both the parent and the child</text:p>
        </text:list-item>
      </text:list>
      <text:p text:style-name="P130"/>
      <text:p text:style-name="P131">fd = 0 refers to the controlling process or parent, in this case it is the process that controls the temrinal</text:p>
      <text:p text:style-name="P131">setpgid(0,0) puts parent in their own group</text:p>
      <text:p text:style-name="P131"/>
      <text:p text:style-name="P131">tcsetpgrp(0, getpid())</text:p>
      <text:p text:style-name="P131"/>
      <text:p text:style-name="P131">if a background process tries to steal the terminal, it will be sent a sigttou, but it can be ignored</text:p>
      <text:p text:style-name="P131"/>
      <text:p text:style-name="P131"><text:soft-page-break/>//Stealing the terminal back</text:p>
      <text:p text:style-name="P131">signal(SIGTTOU, SIG_IGN) //would get a SIGTTOU next if we didn’t </text:p>
      <text:p text:style-name="P131">tcsetpgrp(0, getpid()) // Stealing it back</text:p>
      <text:p text:style-name="P131">signal(SIGTTOU, SIG_DFL) // reset the SIGTTOU handling</text:p>
      <text:p text:style-name="P131"/>
      <text:p text:style-name="P132">$$, process id of the shell</text:p>
      <text:p text:style-name="P132"/>
      <text:p text:style-name="P132">TPGID – process id of the controlling group process</text:p>
      <text:p text:style-name="P132">$ ./job_mon | ./job_mon | ./job_mon</text:p>
      <text:p text:style-name="P132"/>
      <table:table table:name="Table19" table:style-name="Table19">
        <table:table-column table:style-name="Table19.A" table:number-columns-repeated="5"/>
        <table:table-row>
          <table:table-cell table:style-name="Table19.A1" office:value-type="string">
            <text:p text:style-name="P223">Command</text:p>
          </table:table-cell>
          <table:table-cell table:style-name="Table19.A1" office:value-type="string">
            <text:p text:style-name="P223">PID</text:p>
          </table:table-cell>
          <table:table-cell table:style-name="Table19.A1" office:value-type="string">
            <text:p text:style-name="P223">PPID</text:p>
          </table:table-cell>
          <table:table-cell table:style-name="Table19.A1" office:value-type="string">
            <text:p text:style-name="P223">PGRP</text:p>
          </table:table-cell>
          <table:table-cell table:style-name="Table19.E1" office:value-type="string">
            <text:p text:style-name="P223">SID</text:p>
          </table:table-cell>
        </table:table-row>
        <table:table-row>
          <table:table-cell table:style-name="Table19.A2" office:value-type="string">
            <text:p text:style-name="P223">1</text:p>
          </table:table-cell>
          <table:table-cell table:style-name="Table19.A2" office:value-type="string">
            <text:p text:style-name="P223">10692</text:p>
          </table:table-cell>
          <table:table-cell table:style-name="Table19.A2" office:value-type="string">
            <text:p text:style-name="P223">5202</text:p>
          </table:table-cell>
          <table:table-cell table:style-name="Table19.A2" office:value-type="string">
            <text:p text:style-name="P223">10692</text:p>
          </table:table-cell>
          <table:table-cell table:style-name="Table19.E2" office:value-type="string">
            <text:p text:style-name="P223">5205</text:p>
          </table:table-cell>
        </table:table-row>
        <table:table-row>
          <table:table-cell table:style-name="Table19.A2" office:value-type="string">
            <text:p text:style-name="P223">2</text:p>
          </table:table-cell>
          <table:table-cell table:style-name="Table19.A2" office:value-type="string">
            <text:p text:style-name="P223">10693</text:p>
          </table:table-cell>
          <table:table-cell table:style-name="Table19.A2" office:value-type="string">
            <text:p text:style-name="P223">5202</text:p>
          </table:table-cell>
          <table:table-cell table:style-name="Table19.A2" office:value-type="string">
            <text:p text:style-name="P223">10692</text:p>
          </table:table-cell>
          <table:table-cell table:style-name="Table19.E2" office:value-type="string">
            <text:p text:style-name="P223">5205</text:p>
          </table:table-cell>
        </table:table-row>
        <table:table-row>
          <table:table-cell table:style-name="Table19.A2" office:value-type="string">
            <text:p text:style-name="P223">3</text:p>
          </table:table-cell>
          <table:table-cell table:style-name="Table19.A2" office:value-type="string">
            <text:p text:style-name="P223">10694</text:p>
          </table:table-cell>
          <table:table-cell table:style-name="Table19.A2" office:value-type="string">
            <text:p text:style-name="P223">5202</text:p>
          </table:table-cell>
          <table:table-cell table:style-name="Table19.A2" office:value-type="string">
            <text:p text:style-name="P223">10692</text:p>
          </table:table-cell>
          <table:table-cell table:style-name="Table19.E2" office:value-type="string">
            <text:p text:style-name="P223">5205</text:p>
          </table:table-cell>
        </table:table-row>
      </table:table>
      <text:p text:style-name="P132"/>
      <text:p text:style-name="P132">Tcgetaddr()</text:p>
      <text:list xml:id="list12585137352265218" text:style-name="L135">
        <text:list-item>
          <text:p text:style-name="P420">if you send it to something that isn’t a terminal , you get an error</text:p>
          <text:list>
            <text:list-item>
              <text:p text:style-name="P420">notty</text:p>
            </text:list-item>
            <text:list-item>
              <text:p text:style-name="P420">the first process ran knows it is the first one because it its parent is the terminal</text:p>
            </text:list-item>
          </text:list>
        </text:list-item>
      </text:list>
      <text:p text:style-name="P133">all processes stop or interrupt at the same time in these jobs</text:p>
      <text:p text:style-name="P133"/>
      <text:p text:style-name="P198">kill %1 %2 %….etc kills jobs </text:p>
      <text:p text:style-name="P134"/>
      <text:p text:style-name="P134">Multi-threading &amp; Concurrency</text:p>
      <text:list xml:id="list5207678557083286743" text:style-name="L136">
        <text:list-item>
          <text:p text:style-name="P421">Two completely different applications should not share the same memory</text:p>
        </text:list-item>
      </text:list>
      <text:p text:style-name="P134">Threads</text:p>
      <text:list xml:id="list3596290964955302259" text:style-name="L137">
        <text:list-item>
          <text:p text:style-name="P422">Supply the code that should run on that thread, it should be a part of your process image/ executable</text:p>
        </text:list-item>
        <text:list-item>
          <text:p text:style-name="P422">For every thread, a separate stack is created</text:p>
          <text:list>
            <text:list-item>
              <text:p text:style-name="P423">What is being duplicated? Open files? </text:p>
            </text:list-item>
            <text:list-item>
              <text:p text:style-name="P423">What happens when you create a new process? (fork())</text:p>
              <text:list>
                <text:list-item>
                  <text:p text:style-name="P423">Sets flags in the pages until they need to be written over (copy on write)</text:p>
                </text:list-item>
                <text:list-item>
                  <text:p text:style-name="P423">The new process needs a new page table</text:p>
                </text:list-item>
              </text:list>
            </text:list-item>
          </text:list>
        </text:list-item>
        <text:list-item>
          <text:p text:style-name="P423">Creating, shutting down and swapping between threads is all faster than creating a process</text:p>
          <text:list>
            <text:list-item>
              <text:p text:style-name="P423">However they share memory, their main function is to do similar tasks <text:span text:style-name="T37">using the same memory</text:span></text:p>
            </text:list-item>
            <text:list-item>
              <text:p text:style-name="P424">What does it mean for two processes to share memory?</text:p>
              <text:list>
                <text:list-item>
                  <text:p text:style-name="P424">They need to have page table entries that are pointing at the same page table frames</text:p>
                </text:list-item>
              </text:list>
            </text:list-item>
          </text:list>
        </text:list-item>
      </text:list>
      <text:p text:style-name="P135">pthreads</text:p>
      <text:p text:style-name="P135"/>
      <text:p text:style-name="P135">void pointers or void* somefunc(void* unused){return NULL;}</text:p>
      <text:p text:style-name="P135"/>
      <text:p text:style-name="P135">pthread_t tid; //thread id, linux pthreads are not the same as mac pthreads. It is an undefined type</text:p>
      <text:p text:style-name="P135">pthread_create(&amp;tid, NULL, someFunc, NULL); //by the function returns a thread is running</text:p>
      <text:p text:style-name="P135">//Passing in the function means passing in the address of a function</text:p>
      <text:p text:style-name="P135"/>
      <text:p text:style-name="P136"><text:soft-page-break/>in our implementation with multi-threading, main finishes before someFunc finishes. The program exits before someFunc can finish</text:p>
      <text:p text:style-name="P136"/>
      <text:p text:style-name="P136">A few approaches</text:p>
      <text:list xml:id="list1539712453421602834" text:style-name="L138">
        <text:list-item>
          <text:p text:style-name="P425">sleep()</text:p>
        </text:list-item>
        <text:list-item>
          <text:p text:style-name="P425">pause(), the thread will signal when its finishing</text:p>
        </text:list-item>
        <text:list-item>
          <text:p text:style-name="P425">Synchronize, pthread variation of join is simply pthread_join()</text:p>
        </text:list-item>
      </text:list>
      <text:p text:style-name="P136"/>
      <text:p text:style-name="P136">wait(int* status), waits for a signal or exit of a child process</text:p>
      <text:p text:style-name="P136">Threads however do not have a parent entity like processes do</text:p>
      <text:list xml:id="list892707982889258935" text:style-name="L139">
        <text:list-item>
          <text:p text:style-name="P426">Any thread can join on any other thread</text:p>
        </text:list-item>
        <text:list-item>
          <text:p text:style-name="P427">Any one thread can call exit and can kill the entire process</text:p>
        </text:list-item>
        <text:list-item>
          <text:p text:style-name="P427">Any thread can be terminated with a signal</text:p>
        </text:list-item>
        <text:list-item>
          <text:p text:style-name="P427">Or all threads are finished</text:p>
        </text:list-item>
      </text:list>
      <text:p text:style-name="P137">Why do we have the system call exit(), in case we are not in main when we want to exit</text:p>
      <text:p text:style-name="P137"/>
      <text:p text:style-name="P137">main(){</text:p>
      <text:p text:style-name="P137">pthread_exit();// terminates the “main” thread. This means other threads will have a chance to finished. It also means main never calls exit()</text:p>
      <text:p text:style-name="P137">}</text:p>
      <text:p text:style-name="P137"/>
      <text:p text:style-name="P137">pthread_join(tid, NULL);</text:p>
      <text:p text:style-name="P137">//<text:span text:style-name="T38">Proves the address of a pointer variable in the second parameter, it is whatever the function is trying to return </text:span></text:p>
      <text:p text:style-name="P137"/>
      <text:p text:style-name="P137">Never return a pointer to something local as the entire call stack will be gone</text:p>
      <text:p text:style-name="P199"/>
      <text:p text:style-name="P138">Thursday 12<text:span text:style-name="T7">th</text:span>, 2018</text:p>
      <text:p text:style-name="P138">Threading</text:p>
      <text:p text:style-name="P138"/>
      <text:p text:style-name="P138">-pThread</text:p>
      <text:p text:style-name="P138">-lpthread are equivalent </text:p>
      <text:p text:style-name="P138"/>
      <text:p text:style-name="P138">Creating a thread</text:p>
      <text:p text:style-name="P138">pthread create(&amp;tid, void*(stack space) ,func, void*)</text:p>
      <text:p text:style-name="P138"/>
      <text:p text:style-name="P138">pthread does not user errno, an error → if there are not enough resources for the stack space</text:p>
      <text:p text:style-name="P138"/>
      <text:p text:style-name="P138">What is the type of the function parameter</text:p>
      <text:p text:style-name="P138"/>
      <text:p text:style-name="P138">Are you passing in something of the right type?</text:p>
      <text:p text:style-name="P138"/>
      <text:p text:style-name="P138">What would happen if the function pointer is not there?</text:p>
      <text:p text:style-name="P138"/>
      <text:p text:style-name="P138">At compile time, what is the right type of the function parameter?</text:p>
      <text:list xml:id="list107694867544095861" text:style-name="L140">
        <text:list-item>
          <text:p text:style-name="P428">Takes void* and returns void*</text:p>
        </text:list-item>
        <text:list-item>
          <text:p text:style-name="P428">void* (*f)(void*)</text:p>
        </text:list-item>
        <text:list-item>
          <text:p text:style-name="P429">Create starts the thread immediately</text:p>
        </text:list-item>
      </text:list>
      <text:p text:style-name="P138"><text:soft-page-break/></text:p>
      <text:p text:style-name="P139">Falling off the end generates a warning, (allowing the function to terminate without return a void*)</text:p>
      <text:p text:style-name="P139"/>
      <text:p text:style-name="P140">Overhead task of creating many threads and destroying many threads vs Swapping between processes</text:p>
      <text:list xml:id="list3335678197112969052" text:style-name="L141">
        <text:list-item>
          <text:p text:style-name="P430">Threads can close a file descriptor </text:p>
        </text:list-item>
      </text:list>
      <text:p text:style-name="P140"/>
      <text:p text:style-name="P140">Parents and children share the same file descriptors</text:p>
      <text:list xml:id="list8456744470135765846" text:style-name="L142">
        <text:list-item>
          <text:p text:style-name="P431">A separate process can still open that file descriptor </text:p>
        </text:list-item>
      </text:list>
      <text:p text:style-name="P140"/>
      <text:p text:style-name="P140">Sigmask is something that is not shared</text:p>
      <text:list xml:id="list6553341094771483576" text:style-name="L143">
        <text:list-item>
          <text:p text:style-name="P432">Each thread can have its own sigmask</text:p>
        </text:list-item>
        <text:list-item>
          <text:p text:style-name="P432">When a signal is sent to a process, it can be captured by any thread. That means a thread could block the signal</text:p>
          <text:list>
            <text:list-item>
              <text:p text:style-name="P432">Set up only one thread to handle signals </text:p>
            </text:list-item>
            <text:list-item>
              <text:p text:style-name="P432">What else about signals? The disposition. The disposition is process wide. The signal blocking is thread specific </text:p>
            </text:list-item>
          </text:list>
        </text:list-item>
      </text:list>
      <text:p text:style-name="P140"/>
      <text:p text:style-name="P141">Analog to System call wait</text:p>
      <text:list xml:id="list8317567892568212262" text:style-name="L144">
        <text:list-item>
          <text:p text:style-name="P433">Join, to what extent are they the same and how are they different </text:p>
        </text:list-item>
        <text:list-item>
          <text:p text:style-name="P433">With join you can retrieve a return value while you cannot with wait</text:p>
          <text:list>
            <text:list-item>
              <text:p text:style-name="P433">A process can return a status but not a value</text:p>
            </text:list-item>
          </text:list>
        </text:list-item>
        <text:list-item>
          <text:p text:style-name="P433">When we get back wait we get a status</text:p>
          <text:list>
            <text:list-item>
              <text:p text:style-name="P433">How is wait status different from join status?</text:p>
              <text:list>
                <text:list-item>
                  <text:p text:style-name="P433">256 possible wait values, another 127 signals</text:p>
                </text:list-item>
                <text:list-item>
                  <text:p text:style-name="P433">pthread join only shows what the thread chose to return, pthread exit(x), x is your return value</text:p>
                </text:list-item>
              </text:list>
            </text:list-item>
            <text:list-item>
              <text:p text:style-name="P433">You can only wait on children while threads allow you to wait on any thread</text:p>
              <text:list>
                <text:list-item>
                  <text:p text:style-name="P433">You can wait for any child</text:p>
                </text:list-item>
                <text:list-item>
                  <text:p text:style-name="P433">pthread requires you specific the tid</text:p>
                </text:list-item>
              </text:list>
            </text:list-item>
          </text:list>
        </text:list-item>
      </text:list>
      <text:p text:style-name="P141"/>
      <text:p text:style-name="P141">pthread_join(pthread_t tid, Point to the place in memory that the thread uses to store the return data need a void** ptr)</text:p>
      <text:p text:style-name="P141"/>
      <text:list xml:id="list6326308136347275422" text:style-name="L145">
        <text:list-item>
          <text:p text:style-name="P434">If we joined with anyone, we could end up having to wait for a library functions threads</text:p>
        </text:list-item>
        <text:list-item>
          <text:p text:style-name="P434">What does pthread_join return? A process id or 0 on success/ errno on failure</text:p>
          <text:list>
            <text:list-item>
              <text:p text:style-name="P434">A bad thread_id could cause an error</text:p>
            </text:list-item>
          </text:list>
        </text:list-item>
        <text:list-item>
          <text:p text:style-name="P434">pthread_detach, this thread does not need to be joined nor can it be joined</text:p>
          <text:list>
            <text:list-item>
              <text:p text:style-name="P434">This can cause an error when trying to join</text:p>
            </text:list-item>
            <text:list-item>
              <text:p text:style-name="P434">Someone else could already being trying to join it which would cause an error. We cannot join one thread more than once at a time</text:p>
            </text:list-item>
            <text:list-item>
              <text:p text:style-name="P434">You cannot join on yourself</text:p>
              <text:list>
                <text:list-item>
                  <text:p text:style-name="P434">What would it do? Deadlocked</text:p>
                </text:list-item>
              </text:list>
            </text:list-item>
          </text:list>
        </text:list-item>
      </text:list>
      <text:p text:style-name="P142"/>
      <text:p text:style-name="P142">Joining a thread while it is trying to join another thread, this causes a deadlock but most likely won’t be caught</text:p>
      <text:p text:style-name="P142"/>
      <text:p text:style-name="P142"/>
      <text:p text:style-name="P142"><text:soft-page-break/>What do we know about pthread_t?</text:p>
      <text:list xml:id="list4965294932727140514" text:style-name="L146">
        <text:list-item>
          <text:p text:style-name="P435">Honestly nothing</text:p>
          <text:list>
            <text:list-item>
              <text:p text:style-name="P435">What does this keep us from doing?</text:p>
            </text:list-item>
            <text:list-item>
              <text:p text:style-name="P435">Comparisons.</text:p>
              <text:list>
                <text:list-item>
                  <text:p text:style-name="P436">Pthread_equal</text:p>
                </text:list-item>
                <text:list-item>
                  <text:p text:style-name="P436">Pthread_self</text:p>
                </text:list-item>
              </text:list>
            </text:list-item>
          </text:list>
        </text:list-item>
      </text:list>
      <text:p text:style-name="P143"/>
      <text:p text:style-name="P143">Mutexes</text:p>
      <text:list xml:id="list7727024506147242127" text:style-name="L147">
        <text:list-item>
          <text:p text:style-name="P437">pthread_mutex_t mut; can be initialized globally like this</text:p>
        </text:list-item>
        <text:list-item>
          <text:p text:style-name="P437">pthread_mutex_t mut = PTHREAD_MUTEX_INIT</text:p>
        </text:list-item>
        <text:list-item>
          <text:p text:style-name="P437">We also must call destroy when we are done with it, both if its global or local</text:p>
        </text:list-item>
        <text:list-item>
          <text:p text:style-name="P437">An error to lock it while it is already locked or unlocked something already unlocked</text:p>
        </text:list-item>
        <text:list-item>
          <text:p text:style-name="P437">Do not try to unlock something that is locked by someone else </text:p>
        </text:list-item>
      </text:list>
      <text:p text:style-name="P144">By default Mutexes are not fair</text:p>
      <text:p text:style-name="P144"/>
      <text:p text:style-name="P144">Producer consumer Problem</text:p>
      <text:list xml:id="list6781503758679553044" text:style-name="L148">
        <text:list-item>
          <text:p text:style-name="P438">Some number of threads and processes that fill a data structure</text:p>
        </text:list-item>
        <text:list-item>
          <text:p text:style-name="P438">Some number of threads and processes that take from it</text:p>
          <text:list>
            <text:list-item>
              <text:p text:style-name="P438">As a consumer, we wait if we cannot access the data we need. To avoid damaging this data structure we uses locks</text:p>
            </text:list-item>
            <text:list-item>
              <text:p text:style-name="P438">Do not look unless you own</text:p>
            </text:list-item>
            <text:list-item>
              <text:p text:style-name="P438">Before the consumer looks at the data they need to acquire the lock. If nothing is there they must block after releasing. </text:p>
              <text:list>
                <text:list-item>
                  <text:p text:style-name="P438">Sleep is a bad idea because you wasting time and someone else may have acquired the lock → causes a context switch. We are messing up cache</text:p>
                </text:list-item>
                <text:list-item>
                  <text:p text:style-name="P439">What about pause?</text:p>
                </text:list-item>
                <text:list-item>
                  <text:p text:style-name="P439">Condition Variable → causes ourselves to block while(check if available)</text:p>
                </text:list-item>
              </text:list>
            </text:list-item>
          </text:list>
        </text:list-item>
      </text:list>
      <text:p text:style-name="P200"/>
      <text:p text:style-name="P145"/>
      <text:p text:style-name="P145">Why do we join threads?</text:p>
      <text:list xml:id="list3300421758043659252" text:style-name="L149">
        <text:list-item>
          <text:p text:style-name="P440">Synchronize with other threads</text:p>
        </text:list-item>
        <text:list-item>
          <text:p text:style-name="P440">When we want the return value of the thread</text:p>
        </text:list-item>
      </text:list>
      <text:p text:style-name="P145"/>
      <text:p text:style-name="P145">When does a multi threaded process terminate?</text:p>
      <text:list xml:id="list7422889291890180500" text:style-name="L150">
        <text:list-item>
          <text:p text:style-name="P441">When all threads are finished (When this includes detached threads)</text:p>
        </text:list-item>
        <text:list-item>
          <text:p text:style-name="P441">When a signal was delivered</text:p>
        </text:list-item>
        <text:list-item>
          <text:p text:style-name="P441">If exit is called from any thread</text:p>
        </text:list-item>
      </text:list>
      <text:p text:style-name="P145"/>
      <text:p text:style-name="P145">Mutex</text:p>
      <text:list xml:id="list8993904334965580448" text:style-name="L151">
        <text:list-item>
          <text:p text:style-name="P442">waiting on a condition variable until someone else tells me to stop waiting, </text:p>
        </text:list-item>
        <text:list-item>
          <text:p text:style-name="P442">Simultaneously releases the mutex and blocks your process</text:p>
        </text:list-item>
      </text:list>
      <text:p text:style-name="P145"/>
      <text:p text:style-name="P145"/>
      <text:p text:style-name="P145"/>
      <text:p text:style-name="P145"/>
      <text:p text:style-name="P145"/>
      <text:p text:style-name="P145"><text:soft-page-break/></text:p>
      <text:p text:style-name="P145">critical region</text:p>
      <text:p text:style-name="P145">lock</text:p>
      <text:p text:style-name="P248">unlock/ block</text:p>
      <text:p text:style-name="P248">lock</text:p>
      <text:p text:style-name="P229">unlock</text:p>
      <text:p text:style-name="P229"/>
      <text:p text:style-name="P230">Stay in the critical region and block yourself, you need to allow someone else to enter the critical region. While they are in the critical region you’re blocked</text:p>
      <text:p text:style-name="P230"/>
      <text:p text:style-name="P230">What is a condition variable?</text:p>
      <text:p text:style-name="P231"/>
      <text:p text:style-name="P230">lock – <text:span text:style-name="T39">process locks</text:span></text:p>
      <text:p text:style-name="P230">unlock – <text:span text:style-name="T39">another process comes and unlocks?</text:span></text:p>
      <text:p text:style-name="P230">block (like pause)</text:p>
      <text:p text:style-name="P230">lock</text:p>
      <text:p text:style-name="P230"/>
      <text:p text:style-name="P231">When can you not make a mutex global?</text:p>
      <text:list xml:id="list2240865147529321151" text:style-name="L152">
        <text:list-item>
          <text:p text:style-name="P443">Globals are neither static nor dynamic, they are automatic </text:p>
        </text:list-item>
        <text:list-item>
          <text:p text:style-name="P443">Static locals can also be initialized with PTHREAD_COND_INITIALIZER, do not need to use destroy</text:p>
        </text:list-item>
      </text:list>
      <text:p text:style-name="P231"/>
      <text:p text:style-name="P230"/>
      <text:p text:style-name="P230">Producer/ Consumer Data Structure</text:p>
      <text:list xml:id="list8568310608167810898" text:style-name="L153">
        <text:list-item>
          <text:p text:style-name="P445">Bounded buffer <text:span text:style-name="T39">(queue)</text:span></text:p>
        </text:list-item>
        <text:list-item>
          <text:p text:style-name="P445">Why don’t we use something that can dynamically grow?</text:p>
          <text:list>
            <text:list-item>
              <text:p text:style-name="P445">It can grow too much</text:p>
            </text:list-item>
            <text:list-item>
              <text:p text:style-name="P444">Memory in the operating system would be used up</text:p>
            </text:list-item>
          </text:list>
        </text:list-item>
        <text:list-item>
          <text:p text:style-name="P444">Producers: locks the mutex pthread_mutex_lock(&amp;the_mutex)</text:p>
          <text:list>
            <text:list-item>
              <text:p text:style-name="P444">Can I modify it? No?</text:p>
              <text:list>
                <text:list-item>
                  <text:p text:style-name="P444">blocks the condition variable pthread_cond_wait(&amp;condp, &amp;the_mutex)</text:p>
                </text:list-item>
                <text:list-item>
                  <text:p text:style-name="P444">when you come out of the wait you are holding the lock again</text:p>
                </text:list-item>
                <text:list-item>
                  <text:p text:style-name="P446">You must check if the resource was taken as soon as your process wake</text:p>
                </text:list-item>
                <text:list-item>
                  <text:p text:style-name="P446">Sometimes you get spurious wake ups, you always check if the resource is being taken out of a wait</text:p>
                </text:list-item>
              </text:list>
            </text:list-item>
          </text:list>
        </text:list-item>
      </text:list>
      <text:p text:style-name="P146"/>
      <text:p text:style-name="P146">while(buffer != 0){</text:p>
      <text:p text:style-name="P146"><text:tab/>pthread_cond_wait(&amp;condp, &amp;the_mutex);</text:p>
      <text:p text:style-name="P146">}</text:p>
      <text:p text:style-name="P146"/>
      <text:p text:style-name="P147">if I am currently waiting on a condition variable and someone else singals you, that means you are no longer waiitng on the condition variable but I will still be attempting to reacquire the lock</text:p>
      <text:p text:style-name="P147"/>
      <text:p text:style-name="P147">calling wait – atomically releases the lock and block on condition variable </text:p>
      <text:list xml:id="list2604218574747826984" text:style-name="L154">
        <text:list-item>
          <text:p text:style-name="P447">Do not return until signaled AND</text:p>
          <text:list>
            <text:list-item>
              <text:p text:style-name="P447">wake from the condition variable</text:p>
            </text:list-item>
            <text:list-item>
              <text:p text:style-name="P447">acquire lock</text:p>
            </text:list-item>
          </text:list>
        </text:list-item>
      </text:list>
      <text:p text:style-name="P147"><text:soft-page-break/></text:p>
      <text:p text:style-name="P147"/>
      <text:p text:style-name="P147">Make sure you have the lock before you even look at the shared resources</text:p>
      <text:p text:style-name="P147"/>
      <text:p text:style-name="P147">Barrier</text:p>
      <text:list xml:id="list3467384452500800289" text:style-name="L155">
        <text:list-item>
          <text:p text:style-name="P448">Some group of threads or processes that are doing multiple stages of work</text:p>
        </text:list-item>
        <text:list-item>
          <text:p text:style-name="P448">Does not allow a process/thread to continue until every process has gotten there</text:p>
        </text:list-item>
        <text:list-item>
          <text:p text:style-name="P449">init_barrier(NUM_THREADS)</text:p>
        </text:list-item>
        <text:list-item>
          <text:p text:style-name="P449">How is this implemented?</text:p>
        </text:list-item>
        <text:list-item>
          <text:p text:style-name="P449">wait_barrier()</text:p>
          <text:list>
            <text:list-item>
              <text:p text:style-name="P449">lock</text:p>
            </text:list-item>
            <text:list-item>
              <text:p text:style-name="P449">increment a counter</text:p>
            </text:list-item>
            <text:list-item>
              <text:p text:style-name="P449"><text:span text:style-name="T40">while(</text:span> counter != MAX<text:span text:style-name="T40">){cond_wait(&amp;condition_variable, &amp;mutex)}</text:span></text:p>
            </text:list-item>
            <text:list-item>
              <text:p text:style-name="P450">cond_signal (broadcast)</text:p>
            </text:list-item>
            <text:list-item>
              <text:p text:style-name="P449">unlock()</text:p>
            </text:list-item>
          </text:list>
        </text:list-item>
      </text:list>
      <text:p text:style-name="P148"/>
      <text:p text:style-name="P149">How do we have multiple barriers for different groups of threads</text:p>
      <text:list xml:id="list351873459349360329" text:style-name="L156">
        <text:list-item>
          <text:p text:style-name="P451">Create a struct with a condition variable, mutex and barrier</text:p>
        </text:list-item>
      </text:list>
      <text:p text:style-name="P149"/>
      <text:p text:style-name="P149">If not global or static we must initialize and destroy</text:p>
      <text:p text:style-name="P201"/>
      <text:p text:style-name="P150">Thursday April 20<text:span text:style-name="T7">th</text:span>, 2018</text:p>
      <text:p text:style-name="P149"/>
      <text:p text:style-name="P150">A blocked on condition</text:p>
      <text:p text:style-name="P150">B notifies</text:p>
      <text:p text:style-name="P150">C locks before B notifies A</text:p>
      <text:p text:style-name="P150">Fairness is not considered when </text:p>
      <text:p text:style-name="P150"/>
      <text:p text:style-name="P150">How do we ensure A gets an equal shot?</text:p>
      <text:list xml:id="list7189908773790896807" text:style-name="L157">
        <text:list-item>
          <text:p text:style-name="P452">So signal first then unlock</text:p>
        </text:list-item>
      </text:list>
      <text:p text:style-name="P151"/>
      <text:p text:style-name="P150">What happens when you fork a thread?</text:p>
      <text:list xml:id="list7406123898819185203" text:style-name="L158">
        <text:list-item>
          <text:p text:style-name="P453">None of the threads get copied over, a single thread is run on one process</text:p>
        </text:list-item>
        <text:list-item>
          <text:p text:style-name="P453">The state of the mutexes /condition variables/ read write locks are kept, it creates a copy</text:p>
          <text:list>
            <text:list-item>
              <text:p text:style-name="P453">Attempting to acquire a lock as a child with a single thread results in a deadlock</text:p>
            </text:list-item>
          </text:list>
        </text:list-item>
      </text:list>
      <text:p text:style-name="P150"/>
      <text:p text:style-name="P152">int main(){</text:p>
      <text:p text:style-name="P249">pthread_join(tid, NULL);</text:p>
      <text:p text:style-name="P249">fprintf(stderr, “Done\n”);</text:p>
      <text:p text:style-name="P152">}</text:p>
      <text:p text:style-name="P152">we didn’t want main to wait on the threads</text:p>
      <text:list xml:id="list7157469342513662390" text:style-name="L159">
        <text:list-item>
          <text:p text:style-name="P454">call pthread_exit to say that main is finished, the other threads will keep going</text:p>
        </text:list-item>
        <text:list-item>
          <text:p text:style-name="P454">In if we kept it as is main must wait on all other threads</text:p>
        </text:list-item>
      </text:list>
      <text:p text:style-name="P153"/>
      <text:p text:style-name="P153">Bowing multi threading example</text:p>
      <text:list xml:id="list8824767644250169279" text:style-name="L160">
        <text:list-item>
          <text:p text:style-name="P455">Give each friend a mutex, allows sequential bowing while not creating overlap</text:p>
        </text:list-item>
        <text:list-item>
          <text:p text:style-name="P455">Friends have to execute an extra function call, and they also have to be cleaned up</text:p>
        </text:list-item>
        <text:list-item>
          <text:p text:style-name="P455"><text:soft-page-break/>this means we have to keep main around in order to clean them up</text:p>
        </text:list-item>
      </text:list>
      <text:p text:style-name="P153"/>
      <text:p text:style-name="P154">bow4</text:p>
      <text:list xml:id="list203722793849714665" text:style-name="L161">
        <text:list-item>
          <text:p text:style-name="P456">deadlock, Alphonse is trying to get access to lock while Gaston is doing the same</text:p>
        </text:list-item>
      </text:list>
      <text:p text:style-name="P154"/>
      <text:p text:style-name="P154">Deadlock rules</text:p>
      <text:list xml:id="list810112824615386112" text:style-name="L162">
        <text:list-item>
          <text:p text:style-name="P457">Can’t hold a resource and request another</text:p>
        </text:list-item>
        <text:list-item>
          <text:p text:style-name="P457">Do not hold a cycle of resources</text:p>
          <text:list>
            <text:list-item>
              <text:p text:style-name="P457">Programming restriction. Create a list of resources. You can only access resources that are further up in the sequence</text:p>
            </text:list-item>
          </text:list>
        </text:list-item>
      </text:list>
      <text:p text:style-name="P155">Create an ordering property</text:p>
      <text:list xml:id="list2115850026479168241" text:style-name="L163">
        <text:list-item>
          <text:p text:style-name="P458">In this case, lets do it alphabetically</text:p>
        </text:list-item>
        <text:list-item>
          <text:p text:style-name="P458">Alphonse, in both threads, will be the first one to be acquired by either lock</text:p>
        </text:list-item>
        <text:list-item>
          <text:p text:style-name="P458">What if we reach a tie?</text:p>
          <text:list>
            <text:list-item>
              <text:p text:style-name="P458">Solution: Create a global mutex that we ONLY use in the case of a tie</text:p>
            </text:list-item>
          </text:list>
        </text:list-item>
        <text:list-item>
          <text:p text:style-name="P458">Another solution, use the memory address of the mutexes</text:p>
        </text:list-item>
      </text:list>
      <text:p text:style-name="P155">poling</text:p>
      <text:p text:style-name="P155"/>
      <text:p text:style-name="P156">Shuffling</text:p>
      <text:list xml:id="list1460344955527627692" text:style-name="L164">
        <text:list-item>
          <text:p text:style-name="P459">Ordering our mutexes</text:p>
        </text:list-item>
        <text:list-item>
          <text:p text:style-name="P459">Example: you acquire the first five</text:p>
          <text:list>
            <text:list-item>
              <text:p text:style-name="P459">The 6<text:span text:style-name="T7">th</text:span> one denied</text:p>
            </text:list-item>
            <text:list-item>
              <text:p text:style-name="P459">Start with 6 next time, that way if it fails again we only need to check one</text:p>
            </text:list-item>
            <text:list-item>
              <text:p text:style-name="P459">Array of locks</text:p>
            </text:list-item>
          </text:list>
        </text:list-item>
      </text:list>
      <text:p text:style-name="P202"/>
      <text:p text:style-name="P157">April 24<text:span text:style-name="T7">th</text:span>, 2018</text:p>
      <text:p text:style-name="P156"/>
      <text:p text:style-name="P157">Read/ Write Locks</text:p>
      <text:list xml:id="list4186773230382407526" text:style-name="L165">
        <text:list-item>
          <text:p text:style-name="P460">maximize concurrency with readers</text:p>
        </text:list-item>
        <text:list-item>
          <text:p text:style-name="P460">&lt; or = 1 writer, all readers kicked out</text:p>
          <text:list>
            <text:list-item>
              <text:p text:style-name="P460">priority can differ between implementations</text:p>
              <text:list>
                <text:list-item>
                  <text:p text:style-name="P460">do readers have a higher priority?</text:p>
                </text:list-item>
              </text:list>
            </text:list-item>
          </text:list>
        </text:list-item>
        <text:list-item>
          <text:p text:style-name="P460">Readers always see the most current reality (one model)</text:p>
          <text:list>
            <text:list-item>
              <text:p text:style-name="P460">Your policy will 100% favor writers</text:p>
            </text:list-item>
            <text:list-item>
              <text:p text:style-name="P460">Risks starvation of readers</text:p>
            </text:list-item>
          </text:list>
        </text:list-item>
        <text:list-item>
          <text:p text:style-name="P460">Timeout (another model)</text:p>
          <text:list>
            <text:list-item>
              <text:p text:style-name="P460">Check how long something holds a lock, release when timer has been exceeded</text:p>
            </text:list-item>
          </text:list>
        </text:list-item>
        <text:list-item>
          <text:p text:style-name="P460">Limit the amount of readers/ writers that can go one after the other <text:span text:style-name="T41">(best of these three)</text:span></text:p>
          <text:list>
            <text:list-item>
              <text:p text:style-name="P460">This prevents, lets say readers, from being bumped back repeatedly </text:p>
            </text:list-item>
          </text:list>
        </text:list-item>
      </text:list>
      <text:p text:style-name="P157"/>
      <text:list xml:id="list1547037291206737097" text:style-name="L166">
        <text:list-item>
          <text:p text:style-name="P461">Asking for a reader lock</text:p>
        </text:list-item>
        <text:list-item>
          <text:p text:style-name="P461">Asking for a writer lock</text:p>
        </text:list-item>
        <text:list-item>
          <text:p text:style-name="P461">release them</text:p>
        </text:list-item>
      </text:list>
      <table:table table:name="Table20" table:style-name="Table20">
        <table:table-column table:style-name="Table20.A"/>
        <table:table-row>
          <table:table-cell table:style-name="Table20.A1" office:value-type="string">
            <text:p text:style-name="P224">Struct job{</text:p>
            <text:p text:style-name="P247">struct job* j_next;</text:p>
            <text:p text:style-name="P247">struct job* j_prev;</text:p>
            <text:p text:style-name="P247"><text:soft-page-break/>pthread_t j_id; //says which thread handles which job</text:p>
            <text:p text:style-name="P224">};</text:p>
            <text:p text:style-name="P224"/>
            <text:p text:style-name="P224">struct queue{</text:p>
            <text:p text:style-name="P247">struct job* q_head;</text:p>
            <text:p text:style-name="P247">struct job* q_tail;</text:p>
            <text:p text:style-name="P247">pthread_rwlock_t q_lock;</text:p>
            <text:p text:style-name="P224">};</text:p>
          </table:table-cell>
        </table:table-row>
      </table:table>
      <text:p text:style-name="P158"/>
      <text:p text:style-name="P158"/>
      <text:p text:style-name="P158">Assuming this all works correctly, why didnt we need condition variables?</text:p>
      <text:list xml:id="list5120533076544914220" text:style-name="L167">
        <text:list-item>
          <text:p text:style-name="P462">Two functions that were adding something</text:p>
          <text:list>
            <text:list-item>
              <text:p text:style-name="P462">Add and remove</text:p>
            </text:list-item>
            <text:list-item>
              <text:p text:style-name="P462">3 cases</text:p>
              <text:list>
                <text:list-item>
                  <text:p text:style-name="P462">Remove the head</text:p>
                </text:list-item>
                <text:list-item>
                  <text:p text:style-name="P462">Removing the tail</text:p>
                </text:list-item>
                <text:list-item>
                  <text:p text:style-name="P462">Neither</text:p>
                </text:list-item>
              </text:list>
            </text:list-item>
          </text:list>
        </text:list-item>
        <text:list-item>
          <text:p text:style-name="P463">We don’t need a condition variable because job guarantees that it can be completed</text:p>
        </text:list-item>
        <text:list-item>
          <text:p text:style-name="P463">These apis do not have guarantees for policy</text:p>
        </text:list-item>
      </text:list>
      <text:p text:style-name="P159"/>
      <text:p text:style-name="P159">Spinlock – busy/wait</text:p>
      <text:list xml:id="list8174001988198364600" text:style-name="L168">
        <text:list-item>
          <text:p text:style-name="P464">When you need to lock and the lock isn’t available. Poll until it is available (bit spinning)</text:p>
        </text:list-item>
        <text:list-item>
          <text:p text:style-name="P464">If you are sure that your operation would take longer with a context switch, use a spinlock</text:p>
        </text:list-item>
        <text:list-item>
          <text:p text:style-name="P464">You need to have more than 1 core/ processing element</text:p>
        </text:list-item>
        <text:list-item>
          <text:p text:style-name="P464">Spinlocks are used primarily for real time scheduling policies</text:p>
        </text:list-item>
      </text:list>
      <text:p text:style-name="P159"/>
      <text:p text:style-name="P159">Recursive/ Reentrant Lock</text:p>
      <text:list xml:id="list4169433197372523915" text:style-name="L169">
        <text:list-item>
          <text:p text:style-name="P465">Allowed to lock more than once</text:p>
        </text:list-item>
        <text:list-item>
          <text:p text:style-name="P465">By default, pthreads are hostile towards recursive locks</text:p>
          <text:list>
            <text:list-item>
              <text:p text:style-name="P465">The behavior is undefined</text:p>
            </text:list-item>
          </text:list>
        </text:list-item>
        <text:list-item>
          <text:p text:style-name="P465">Java</text:p>
          <text:list>
            <text:list-item>
              <text:p text:style-name="P465">Turns your class into a monitor</text:p>
            </text:list-item>
            <text:list-item>
              <text:p text:style-name="P465">Every method implicitly locks the object</text:p>
            </text:list-item>
            <text:list-item>
              <text:p text:style-name="P465">This prevents anyone else from calling a method on the object you are working on</text:p>
              <text:list>
                <text:list-item>
                  <text:p text:style-name="P465">What if you call a method and then that method calls another lock</text:p>
                </text:list-item>
                <text:list-item>
                  <text:p text:style-name="P465">Recursive lock – you must unlock as many times as you lock</text:p>
                  <text:list>
                    <text:list-item>
                      <text:p text:style-name="P465">It will not be free until this happens</text:p>
                    </text:list-item>
                    <text:list-item>
                      <text:p text:style-name="P465">Marking a method sync, you are implicitly asking for a lock</text:p>
                    </text:list-item>
                  </text:list>
                </text:list-item>
              </text:list>
            </text:list-item>
          </text:list>
        </text:list-item>
      </text:list>
      <text:p text:style-name="P159"/>
      <text:p text:style-name="P160">thread attributes</text:p>
      <text:list xml:id="list5945592655107475226" text:style-name="L170">
        <text:list-item>
          <text:p text:style-name="P466">size of the stack</text:p>
        </text:list-item>
      </text:list>
      <text:p text:style-name="P160">mutex attributes</text:p>
      <text:list xml:id="list8926616989200514239" text:style-name="L171">
        <text:list-item>
          <text:p text:style-name="P467">would you like to be a recursive lock attribute</text:p>
        </text:list-item>
      </text:list>
      <text:p text:style-name="P160"/>
      <text:p text:style-name="P160">How do you kill a thread?</text:p>
      <text:list xml:id="list8280142846157027001" text:style-name="L172">
        <text:list-item>
          <text:p text:style-name="P468">pthread_kill(pthread_id)</text:p>
        </text:list-item>
        <text:list-item>
          <text:p text:style-name="P468"><text:soft-page-break/>Sends a signal to a particular thread</text:p>
        </text:list-item>
        <text:list-item>
          <text:p text:style-name="P468">Signals sent from outside the process it effect all threads</text:p>
        </text:list-item>
      </text:list>
      <text:p text:style-name="P160"/>
      <text:p text:style-name="P160">All threads share a disposition and a signal mask</text:p>
      <text:list xml:id="list6012625436840935712" text:style-name="L173">
        <text:list-item>
          <text:p text:style-name="P469">If you all blocking from every thread except one, then that one is the signal handler </text:p>
        </text:list-item>
        <text:list-item>
          <text:p text:style-name="P469">All threads block all signals except for the signal handler thread </text:p>
          <text:list>
            <text:list-item>
              <text:p text:style-name="P469">Whats the problem with handling them in each thread?</text:p>
            </text:list-item>
            <text:list-item>
              <text:p text:style-name="P469">You could be handling the same signal more than once depending on how many times it was sent</text:p>
            </text:list-item>
          </text:list>
        </text:list-item>
      </text:list>
      <text:p text:style-name="P160"/>
      <text:p text:style-name="P160">How else can we receive signals?</text:p>
      <text:list xml:id="list3910450523184118290" text:style-name="L174">
        <text:list-item>
          <text:p text:style-name="P470">Wrote to a pipe that had read ends being closed</text:p>
        </text:list-item>
        <text:list-item>
          <text:p text:style-name="P470">Divide by zero</text:p>
        </text:list-item>
        <text:list-item>
          <text:p text:style-name="P470">Segv</text:p>
        </text:list-item>
        <text:list-item>
          <text:p text:style-name="P470">These are signals that we can send to ourselves/ out thread, not other threads</text:p>
        </text:list-item>
      </text:list>
      <text:p text:style-name="P161">termination dispositions – kill commands, things that handlers cannot be blocked</text:p>
      <text:p text:style-name="P161"/>
      <text:p text:style-name="P161">How can we kill a thread?</text:p>
      <text:list xml:id="list9219656897540460597" text:style-name="L175">
        <text:list-item>
          <text:p text:style-name="P471">Send a request to die</text:p>
        </text:list-item>
        <text:list-item>
          <text:p text:style-name="P471">The targeted thread is in complete control of whether or not it terminates</text:p>
        </text:list-item>
        <text:list-item>
          <text:p text:style-name="P471">Resources are shared, if we kill a thread without letting it handle itself it can result in deadlocks</text:p>
        </text:list-item>
        <text:list-item>
          <text:p text:style-name="P471">At any moment, a thread could be within a critical region</text:p>
        </text:list-item>
      </text:list>
      <text:p text:style-name="P161"/>
      <text:p text:style-name="P161">You can only send pthread_kill to a cancellation point</text:p>
      <text:list xml:id="list7736365563583965709" text:style-name="L176">
        <text:list-item>
          <text:p text:style-name="P472">If you are in a blocking call and you have enabled cancellation, that is the call where you will be canceled</text:p>
        </text:list-item>
        <text:list-item>
          <text:p text:style-name="P472">However, you can bit spin, do nothing and still not be canceled</text:p>
          <text:list>
            <text:list-item>
              <text:p text:style-name="P473">Solution? That thread must poll</text:p>
              <text:list>
                <text:list-item>
                  <text:p text:style-name="P473">pthread_cancel</text:p>
                  <text:list>
                    <text:list-item>
                      <text:p text:style-name="P473">It will call pthread_testcancel</text:p>
                    </text:list-item>
                  </text:list>
                </text:list-item>
              </text:list>
            </text:list-item>
          </text:list>
        </text:list-item>
      </text:list>
      <text:p text:style-name="P162"/>
      <text:p text:style-name="P162">Why are writes not blocking calls?</text:p>
      <text:list xml:id="list7595104926941913904" text:style-name="L177">
        <text:list-item>
          <text:p text:style-name="P474">Writing to a file → you instead write to a block that is a buffer, then creates a file</text:p>
        </text:list-item>
        <text:list-item>
          <text:p text:style-name="P474">Where does write block? In a pipe where the pipe is completely full</text:p>
        </text:list-item>
      </text:list>
      <text:p text:style-name="P162"/>
      <text:p text:style-name="P162">System5 Interprocess communication API</text:p>
      <text:list xml:id="list9188147273957913816" text:style-name="L178">
        <text:list-item>
          <text:p text:style-name="P475">threads automatically share everything</text:p>
        </text:list-item>
        <text:list-item>
          <text:p text:style-name="P475">process automatically don’t</text:p>
        </text:list-item>
        <text:list-item>
          <text:p text:style-name="P475">We can share memory across processes</text:p>
          <text:list>
            <text:list-item>
              <text:p text:style-name="P475">Page table entry in each process pointing to the same page frame</text:p>
            </text:list-item>
          </text:list>
        </text:list-item>
      </text:list>
      <text:p text:style-name="P163"/>
      <text:p text:style-name="P163"/>
      <text:p text:style-name="P163">Writable by one process but readable by another</text:p>
      <text:list xml:id="list1147816936072465949" text:style-name="L179">
        <text:list-item>
          <text:p text:style-name="P476">This is found in the page entry</text:p>
        </text:list-item>
        <text:list-item>
          <text:p text:style-name="P476">It is per process where you find out the permissions for that particular page frame</text:p>
        </text:list-item>
        <text:list-item>
          <text:p text:style-name="P476">What sort of api are we going to have?</text:p>
          <text:list>
            <text:list-item>
              <text:p text:style-name="P476"><text:soft-page-break/>We have to have a mechanism by which two different processes want to use a page frame</text:p>
              <text:list>
                <text:list-item>
                  <text:p text:style-name="P476">You don’t want a fixed address, your virtual address may not be the same as their virtual address</text:p>
                </text:list-item>
                <text:list-item>
                  <text:p text:style-name="P476">SHM Shared Memory</text:p>
                  <text:list>
                    <text:list-item>
                      <text:p text:style-name="P476">function to get/ allocate it</text:p>
                    </text:list-item>
                    <text:list-item>
                      <text:p text:style-name="P476">function to at/attach</text:p>
                    </text:list-item>
                    <text:list-item>
                      <text:p text:style-name="P476">function to dt/detach/ remove from your memory</text:p>
                    </text:list-item>
                    <text:list-item>
                      <text:p text:style-name="P476">Completely remove it from the OS, SHM_control</text:p>
                    </text:list-item>
                  </text:list>
                </text:list-item>
              </text:list>
            </text:list-item>
          </text:list>
        </text:list-item>
      </text:list>
      <text:p text:style-name="P163"/>
      <text:p text:style-name="P164">IPC (Inter Process Communication)</text:p>
      <text:list xml:id="list4146514817042046513" text:style-name="L180">
        <text:list-item>
          <text:p text:style-name="P477">A resource that two different processes have access to</text:p>
        </text:list-item>
        <text:list-item>
          <text:p text:style-name="P477">System5, shmget, shmat</text:p>
        </text:list-item>
        <text:list-item>
          <text:p text:style-name="P477">All three aspects of the system5 IPC are like this</text:p>
          <text:list>
            <text:list-item>
              <text:p text:style-name="P477">We get the resource</text:p>
              <text:list>
                <text:list-item>
                  <text:p text:style-name="P477">Page Table points to the shared memory</text:p>
                </text:list-item>
              </text:list>
            </text:list-item>
            <text:list-item>
              <text:p text:style-name="P477">shmget – get shared memory</text:p>
            </text:list-item>
            <text:list-item>
              <text:p text:style-name="P478">shmat – shared memory attach</text:p>
            </text:list-item>
            <text:list-item>
              <text:p text:style-name="P477">shmdt – shared memory detach</text:p>
            </text:list-item>
            <text:list-item>
              <text:p text:style-name="P477">shmctl – release the system resource</text:p>
            </text:list-item>
          </text:list>
        </text:list-item>
      </text:list>
      <text:p text:style-name="P164"/>
      <text:p text:style-name="P164"/>
      <text:p text:style-name="P165">ftok</text:p>
      <text:p text:style-name="P165"/>
      <text:p text:style-name="P166">shell command ipc: shows shared memory</text:p>
      <text:list xml:id="list5926083191397657147" text:style-name="L181">
        <text:list-item>
          <text:p text:style-name="P479">If you do not clear your shared memory it ill stay there</text:p>
        </text:list-item>
        <text:list-item>
          <text:p text:style-name="P480">ipcrm -m removes shared memory at the given id</text:p>
        </text:list-item>
      </text:list>
      <text:p text:style-name="P167"/>
      <text:p text:style-name="P168">What does mmap do? shm_open?</text:p>
      <text:list xml:id="list8405418295478698547" text:style-name="L182">
        <text:list-item>
          <text:p text:style-name="P481">Mmap maps a file to your virtual address space</text:p>
        </text:list-item>
        <text:list-item>
          <text:p text:style-name="P481">munmap removes the file from virtual memory</text:p>
        </text:list-item>
        <text:list-item>
          <text:p text:style-name="P481">unlink does the same</text:p>
        </text:list-item>
      </text:list>
      <text:p text:style-name="P168"/>
      <text:p text:style-name="P169">Shared memory on line → /mymem</text:p>
      <text:p text:style-name="P169"/>
      <text:p text:style-name="P169"/>
      <text:p text:style-name="P169">using fine to search for your shared memory</text:p>
      <text:p text:style-name="P169"/>
      <text:p text:style-name="P169"/>
      <text:p text:style-name="P169">find / -name “mymem” 2&gt; /dev/null</text:p>
      <text:p text:style-name="P169">2&gt; /dev/null <text:s/>means redirecting standard error to null</text:p>
      <text:p text:style-name="P169"/>
      <text:p text:style-name="P170">int fd = shm_open(…)</text:p>
      <text:p text:style-name="P170">printf(“fd: %d\n”, fd);</text:p>
      <text:p text:style-name="P170">What file descriptor will this be?</text:p>
      <text:p text:style-name="P170">3</text:p>
      <text:p text:style-name="P170">0 1 and 2 are already occupied</text:p>
      <text:p text:style-name="P170">When you open it, it is defined with a size of 0</text:p>
      <text:p text:style-name="P170"><text:soft-page-break/>in order to print it oyu wuld need to use ftruncate();</text:p>
      <text:p text:style-name="P169"/>
      <text:p text:style-name="P203"/>
      <text:p text:style-name="P171">May 1<text:span text:style-name="T7">st</text:span></text:p>
      <text:p text:style-name="P178">POSIX Semaphores</text:p>
      <text:p text:style-name="P178"/>
      <text:p text:style-name="P178">What makes them different from pthread_mutex?</text:p>
      <text:list xml:id="list4837582509309507091" text:style-name="L183">
        <text:list-item>
          <text:p text:style-name="P482">multiple threads can take a lock (counting semaphore)</text:p>
          <text:list>
            <text:list-item>
              <text:p text:style-name="P482">What does it mean to initialize one?</text:p>
              <text:list>
                <text:list-item>
                  <text:p text:style-name="P482">INIT</text:p>
                </text:list-item>
                <text:list-item>
                  <text:p text:style-name="P482">DESTROY</text:p>
                </text:list-item>
                <text:list-item>
                  <text:p text:style-name="P482">UP (POST)</text:p>
                </text:list-item>
                <text:list-item>
                  <text:p text:style-name="P489"><text:span text:style-name="T42">DOWN </text:span><text:span text:style-name="T43">(WAIT)</text:span></text:p>
                </text:list-item>
                <text:list-item>
                  <text:p text:style-name="P482">You can start your counting semaphore in a locked state</text:p>
                  <text:list>
                    <text:list-item>
                      <text:p text:style-name="P482">Adding one to the counter when it is currently locked gives the count to who ever was waiting</text:p>
                    </text:list-item>
                  </text:list>
                </text:list-item>
              </text:list>
            </text:list-item>
          </text:list>
        </text:list-item>
      </text:list>
      <text:p text:style-name="P178"/>
      <text:p text:style-name="P178">Essential Idea of a producer/consumer (Modifying a shared resource)</text:p>
      <text:list xml:id="list1045305439189640232" text:style-name="L184">
        <text:list-item>
          <text:p text:style-name="P483">Consumer will remove things from the buffer</text:p>
        </text:list-item>
        <text:list-item>
          <text:p text:style-name="P483">Producer will add things to the buffer</text:p>
        </text:list-item>
        <text:list-item>
          <text:p text:style-name="P483">mutexes and condition variables</text:p>
        </text:list-item>
      </text:list>
      <text:p text:style-name="P178"/>
      <text:p text:style-name="P178">Semaphore API does not have this?</text:p>
      <text:p text:style-name="P178">How do we approach the same problems?</text:p>
      <text:p text:style-name="P178"/>
      <text:p text:style-name="P178">Creating a semaphore:</text:p>
      <text:list xml:id="list7951565501027039101" text:style-name="L185">
        <text:list-item>
          <text:p text:style-name="P484">sem_t* my_sem = sem_open(“my_sem”, O_CREAT, 0666, 2);</text:p>
        </text:list-item>
      </text:list>
      <text:list xml:id="list1562279444023902859" text:style-name="L186">
        <text:list-item>
          <text:p text:style-name="P485">You supply a file name (ftok – took a file name and an integer. It returned an identifier)</text:p>
        </text:list-item>
        <text:list-item>
          <text:p text:style-name="P486">Flag – O_EXCL, create a file and fail if it was already created</text:p>
        </text:list-item>
        <text:list-item>
          <text:p text:style-name="P486">2 → initial value, represent a count of how many resources there could be</text:p>
        </text:list-item>
      </text:list>
      <text:p text:style-name="P179">Waiting on a semaphore:</text:p>
      <text:list xml:id="list2870976137664601188" text:style-name="L187">
        <text:list-item>
          <text:p text:style-name="P487">sem_t* my_sem = sem_open(“my_sem”, 0);</text:p>
        </text:list-item>
        <text:list-item>
          <text:p text:style-name="P487">Not creating it, it already exists</text:p>
        </text:list-item>
      </text:list>
      <text:p text:style-name="P179"/>
      <text:p text:style-name="P179">… notation for undefined amount of arguments</text:p>
      <text:p text:style-name="P179"/>
      <text:p text:style-name="P179">Why can’t we check the value immediately after we use sem_open</text:p>
      <text:list xml:id="list8655059436822887715" text:style-name="L188">
        <text:list-item>
          <text:p text:style-name="P488">sem_getvalue(my_sem, &amp;val); //Not supported on mac</text:p>
        </text:list-item>
      </text:list>
      <text:p text:style-name="P179"/>
      <text:p text:style-name="P179"/>
      <text:p text:style-name="P179">create semaphore with value 2</text:p>
      <text:p text:style-name="P179">wait</text:p>
      <text:p text:style-name="P179">wait</text:p>
      <text:p text:style-name="P179">wait [BLOCKED]</text:p>
      <text:p text:style-name="P179">------</text:p>
      <text:p text:style-name="P172">If we POST, it stops blocking the last wait</text:p>
      <text:p text:style-name="P172"/>
      <text:p text:style-name="P172"><text:soft-page-break/></text:p>
      <text:p text:style-name="P173">Counting Semaphores only block when it is at 0 and you try to do DOWN</text:p>
      <text:p text:style-name="P173"/>
      <text:p text:style-name="P173"/>
      <text:p text:style-name="P173">Implementing a circular queue with concurrency</text:p>
      <text:list xml:id="list1838372088657057335" text:style-name="L189">
        <text:list-item>
          <text:p text:style-name="P490">two semaphores</text:p>
        </text:list-item>
        <text:list-item>
          <text:p text:style-name="P490">Every time you add or remove you something you increment one and decrement the other</text:p>
        </text:list-item>
        <text:list-item>
          <text:p text:style-name="P490">One is initialized at the full capacity of the data while the other is initialized to what is currently in it (n and 0)</text:p>
        </text:list-item>
      </text:list>
      <text:p text:style-name="P173"/>
      <text:p text:style-name="P174">Shared memory</text:p>
      <text:p text:style-name="P174">shm_open()</text:p>
      <text:p text:style-name="P174">ftruncate(fd, sizeof(type)) //You must declare a size, compile time</text:p>
      <text:p text:style-name="P174">– </text:p>
      <text:p text:style-name="P174">struct definition for Bounded Buffer</text:p>
      <text:p text:style-name="P174"/>
      <text:p text:style-name="P174">struct BB{</text:p>
      <text:p text:style-name="P174"><text:tab/>int first</text:p>
      <text:p text:style-name="P174"><text:tab/>int next</text:p>
      <text:p text:style-name="P174"><text:tab/>int size</text:p>
      <text:p text:style-name="P174"><text:tab/>int data[1] //Nothing prevents you from writing beyond 1 byte</text:p>
      <text:p text:style-name="P174">} //Cannot allocate to the heap as the heap is process specific</text:p>
      <text:p text:style-name="P174"/>
      <text:p text:style-name="P175">ftruncate(fd, sizeof(type)); // plus however much we plan to allocate into that space</text:p>
      <text:p text:style-name="P175"/>
      <text:p text:style-name="P175">Overview</text:p>
      <text:list xml:id="list7896609197749253145" text:style-name="L190">
        <text:list-item>
          <text:p text:style-name="P491">2 Semaphores Used for adding or removing from the buffer</text:p>
        </text:list-item>
        <text:list-item>
          <text:p text:style-name="P491">A mutex that prevents modification to the buffer</text:p>
        </text:list-item>
      </text:list>
      <text:p text:style-name="P175"/>
      <text:p text:style-name="P176">implement a semaphore with a mutex and a condition variable</text:p>
      <text:p text:style-name="P176"/>
      <text:p text:style-name="P177">each thread has its own signal mask</text:p>
      <text:p text:style-name="P177"/>
      <text:p text:style-name="P177">Signals</text:p>
      <text:p text:style-name="P177">Under what condition will they go to specific threads?</text:p>
      <text:list xml:id="list2701255705274595244" text:style-name="L191">
        <text:list-item>
          <text:p text:style-name="P492">If one of your threads sent a signal to another thread (pthread kill)</text:p>
        </text:list-item>
        <text:list-item>
          <text:p text:style-name="P492">If a thread did something wrong( seg fault or divide by zero)</text:p>
          <text:list>
            <text:list-item>
              <text:p text:style-name="P492">The system sends the signal to the offending thread</text:p>
            </text:list-item>
          </text:list>
        </text:list-item>
      </text:list>
      <text:p text:style-name="P208"/>
      <text:p text:style-name="P180"/>
      <text:p text:style-name="P180">Regular Expressions</text:p>
      <text:p text:style-name="P180"/>
      <text:p text:style-name="P180">First and Last</text:p>
      <text:list xml:id="list4879896415420367732" text:style-name="L192">
        <text:list-item>
          <text:p text:style-name="P493">simplest case: specific sequence of characters: cat</text:p>
          <text:list>
            <text:list-item>
              <text:p text:style-name="P493">grep cat files match if line contains cat anywhere</text:p>
            </text:list-item>
          </text:list>
        </text:list-item>
        <text:list-item>
          <text:p text:style-name="P493">Common wildcards</text:p>
        </text:list-item>
        <text:list-item>
          <text:p text:style-name="P493">If^ is at the beginning of the pattern then match must be at the beginning of the line</text:p>
        </text:list-item>
        <text:list-item>
          <text:p text:style-name="P493"><text:soft-page-break/>$ if $ is at the end of the pattern then match must be at the end of a line</text:p>
        </text:list-item>
        <text:list-item>
          <text:p text:style-name="P493">Can be combined to specif y the expression match the entire line</text:p>
        </text:list-item>
      </text:list>
      <text:p text:style-name="P180">Wildcards</text:p>
      <text:list xml:id="list832848809961525287" text:style-name="L193">
        <text:list-item>
          <text:p text:style-name="P494">Match any single character</text:p>
          <text:list>
            <text:list-item>
              <text:p text:style-name="P494">the dot or preiod: .</text:p>
            </text:list-item>
            <text:list-item>
              <text:p text:style-name="P494">Serverse the same purpose as globbing’s question mark</text:p>
            </text:list-item>
          </text:list>
        </text:list-item>
        <text:list-item>
          <text:p text:style-name="P494">Match zero or one of the previous expression</text:p>
          <text:list>
            <text:list-item>
              <text:p text:style-name="P494">The question mark: ?</text:p>
            </text:list-item>
            <text:list-item>
              <text:p text:style-name="P494">Always succeeds</text:p>
            </text:list-item>
            <text:list-item>
              <text:p text:style-name="P494">Needs a \</text:p>
            </text:list-item>
          </text:list>
        </text:list-item>
        <text:list-item>
          <text:p text:style-name="P494">Match zero or more of the previous expression</text:p>
          <text:list>
            <text:list-item>
              <text:p text:style-name="P494">Asterix *</text:p>
            </text:list-item>
            <text:list-item>
              <text:p text:style-name="P494">Always succeeds</text:p>
            </text:list-item>
            <text:list-item>
              <text:p text:style-name="P494">Commonly known as the “kleene star”</text:p>
            </text:list-item>
          </text:list>
        </text:list-item>
        <text:list-item>
          <text:p text:style-name="P494">Match one or more of the previous expression</text:p>
          <text:list>
            <text:list-item>
              <text:p text:style-name="P494">The plus sign: +</text:p>
            </text:list-item>
            <text:list-item>
              <text:p text:style-name="P494">Needs a \</text:p>
            </text:list-item>
          </text:list>
        </text:list-item>
      </text:list>
      <text:p text:style-name="P180"/>
      <text:p text:style-name="P180"/>
      <text:p text:style-name="P180">grep examples</text:p>
      <text:list xml:id="list1006924371446024179" text:style-name="L194">
        <text:list-item>
          <text:p text:style-name="P495">a.cpp matches</text:p>
          <text:list>
            <text:list-item>
              <text:p text:style-name="P495">a.cpp</text:p>
            </text:list-item>
            <text:list-item>
              <text:p text:style-name="P495">abcpp</text:p>
            </text:list-item>
            <text:list-item>
              <text:p text:style-name="P495">accpp</text:p>
            </text:list-item>
            <text:list-item>
              <text:p text:style-name="P495">a8cpp</text:p>
            </text:list-item>
            <text:list-item>
              <text:p text:style-name="P495">azcpp</text:p>
            </text:list-item>
          </text:list>
        </text:list-item>
        <text:list-item>
          <text:p text:style-name="P495">a\.cpp matches</text:p>
          <text:list>
            <text:list-item>
              <text:p text:style-name="P495">a.cpp</text:p>
            </text:list-item>
          </text:list>
        </text:list-item>
        <text:list-item>
          <text:p text:style-name="P495">ab\?c matches</text:p>
          <text:list>
            <text:list-item>
              <text:p text:style-name="P495">ac</text:p>
            </text:list-item>
            <text:list-item>
              <text:p text:style-name="P495">abc</text:p>
            </text:list-item>
            <text:list-item>
              <text:p text:style-name="P495">thats all</text:p>
            </text:list-item>
          </text:list>
        </text:list-item>
        <text:list-item>
          <text:p text:style-name="P495">ab*c matches</text:p>
          <text:list>
            <text:list-item>
              <text:p text:style-name="P495">ac</text:p>
            </text:list-item>
            <text:list-item>
              <text:p text:style-name="P495">abc</text:p>
            </text:list-item>
          </text:list>
        </text:list-item>
        <text:list-item>
          <text:p text:style-name="P495">ab\+c matches</text:p>
          <text:list>
            <text:list-item>
              <text:p text:style-name="P495">abc</text:p>
            </text:list-item>
          </text:list>
        </text:list-item>
        <text:list-item>
          <text:p text:style-name="P495">^ *$</text:p>
          <text:list>
            <text:list-item>
              <text:p text:style-name="P495">A line that has nothing but blanks(and maybe nothing at all)</text:p>
            </text:list-item>
          </text:list>
        </text:list-item>
      </text:list>
      <text:p text:style-name="P180"/>
      <text:p text:style-name="P180">Other Quantifiers</text:p>
      <text:p text:style-name="P180"/>
      <text:p text:style-name="P180">Character Classes</text:p>
      <text:list xml:id="list213538701961725033" text:style-name="L195">
        <text:list-item>
          <text:p text:style-name="P496">Square brackets introduce a character class</text:p>
        </text:list-item>
        <text:list-item>
          <text:p text:style-name="P496">[aqz] matches an a or a q or a z</text:p>
        </text:list-item>
        <text:list-item>
          <text:p text:style-name="P496">[a-z] matches any lowercase alphabetic character</text:p>
        </text:list-item>
        <text:list-item>
          <text:p text:style-name="P496"><text:soft-page-break/>[-a-z] matches any lowercase alphabetic character or the dash</text:p>
        </text:list-item>
        <text:list-item>
          <text:p text:style-name="P496">[^a-z] matches anything other than a lowercase alphabetic</text:p>
        </text:list-item>
        <text:list-item>
          <text:p text:style-name="P496">[a-z^] matches any lowercase alphabetic character or the caret</text:p>
        </text:list-item>
        <text:list-item>
          <text:p text:style-name="P496">[a-zA-Z] matches any alphabetic characters<text:tab/>-You are not limited to a single range within the brackets</text:p>
        </text:list-item>
        <text:list-item>
          <text:p text:style-name="P496">q[^u] matches a q followed by any character other than u</text:p>
        </text:list-item>
        <text:list-item>
          <text:p text:style-name="P496">Remember patterns match part of lines. So if Iraq was the last word on a line, the above</text:p>
        </text:list-item>
      </text:list>
      <text:p text:style-name="P180">Grouping</text:p>
      <text:list xml:id="list6102344288990210097" text:style-name="L196">
        <text:list-item>
          <text:p text:style-name="P497">The metacharacters *, + and ? All apply to the prior expression</text:p>
        </text:list-item>
        <text:list-item>
          <text:p text:style-name="P497">But what can that be?</text:p>
        </text:list-item>
        <text:list-item>
          <text:p text:style-name="P497">It can be a single letter</text:p>
          <text:list>
            <text:list-item>
              <text:p text:style-name="P497">a*</text:p>
            </text:list-item>
          </text:list>
        </text:list-item>
        <text:list-item>
          <text:p text:style-name="P497">Or a character class</text:p>
          <text:list>
            <text:list-item>
              <text:p text:style-name="P497">[a-z]?</text:p>
            </text:list-item>
          </text:list>
        </text:list-item>
      </text:list>
      <text:p text:style-name="P180"/>
      <text:p text:style-name="P180">Or</text:p>
      <text:list xml:id="list3390849275345159013" text:style-name="L197">
        <text:list-item>
          <text:p text:style-name="P498">But how can we match this expression or that expression?</text:p>
        </text:list-item>
        <text:list-item>
          <text:p text:style-name="P498">The “or operator” |</text:p>
        </text:list-item>
        <text:list-item>
          <text:p text:style-name="P498">hw01.cpp|hw01.zip</text:p>
        </text:list-item>
        <text:list-item>
          <text:p text:style-name="P498">Thats strange</text:p>
          <text:list>
            <text:list-item>
              <text:p text:style-name="P498">| operates on expressions, not characters</text:p>
            </text:list-item>
            <text:list-item>
              <text:p text:style-name="P498">Since the HW01. Is common on both</text:p>
            </text:list-item>
          </text:list>
        </text:list-item>
      </text:list>
      <text:p text:style-name="P180"/>
      <text:p text:style-name="P181">Globbing (Shell is an example of globbing)</text:p>
      <text:list xml:id="list7763651497127025937" text:style-name="L198">
        <text:list-item>
          <text:p text:style-name="P499">An asterisk matches any string (even a zero length)</text:p>
          <text:list>
            <text:list-item>
              <text:p text:style-name="P499">ls * .c</text:p>
            </text:list-item>
          </text:list>
        </text:list-item>
        <text:list-item>
          <text:p text:style-name="P499">A question mark matches any single character</text:p>
          <text:list>
            <text:list-item>
              <text:p text:style-name="P499">ls ?.c</text:p>
            </text:list-item>
          </text:list>
        </text:list-item>
        <text:list-item>
          <text:p text:style-name="P499">Square brackets can specify a “character class” or a range:</text:p>
          <text:list>
            <text:list-item>
              <text:p text:style-name="P499">ls [abcd].c</text:p>
            </text:list-item>
            <text:list-item>
              <text:p text:style-name="P499">ls [a-d].c</text:p>
            </text:list-item>
          </text:list>
        </text:list-item>
        <text:list-item>
          <text:p text:style-name="P499">Caret at the beginning negates the selection in the class:</text:p>
          <text:list>
            <text:list-item>
              <text:p text:style-name="P499">ls [^a-zA-Z]*</text:p>
            </text:list-item>
            <text:list-item>
              <text:p text:style-name="P499">Matches any file name beginning with something other than a letter</text:p>
            </text:list-item>
          </text:list>
        </text:list-item>
        <text:list-item>
          <text:p text:style-name="P499">Use of quotes prevents globbing</text:p>
          <text:list>
            <text:list-item>
              <text:p text:style-name="P499">ls “?.c”</text:p>
            </text:list-item>
            <text:list-item>
              <text:p text:style-name="P499">Only matches the file oddly named ?.c</text:p>
            </text:list-item>
          </text:list>
        </text:list-item>
      </text:list>
      <text:p text:style-name="P181"/>
      <text:p text:style-name="P181">Utilities can glob but the shell will always blob</text:p>
      <text:p text:style-name="P181"/>
      <text:p text:style-name="P181">find (recursive and walks down the directory tree)</text:p>
      <text:list xml:id="list9157183166256250067" text:style-name="L199">
        <text:list-item>
          <text:p text:style-name="P500">Figure ot where you put your files</text:p>
          <text:list>
            <text:list-item>
              <text:p text:style-name="P500">find start options…</text:p>
            </text:list-item>
          </text:list>
        </text:list-item>
        <text:list-item>
          <text:p text:style-name="P500">find . -name pattern -print</text:p>
        </text:list-item>
        <text:list-item>
          <text:p text:style-name="P500">Lists all files that match the pattern in the current directory and any subdirectories</text:p>
        </text:list-item>
        <text:list-item>
          <text:p text:style-name="P500">The pattern should be in quotes to prevent the shell from using globbing in the current directory</text:p>
        </text:list-item>
        <text:list-item>
          <text:p text:style-name="P500"><text:soft-page-break/>-print is a default action so it can be omitted if there is no other action</text:p>
        </text:list-item>
        <text:list-item>
          <text:p text:style-name="P500">find . -name “*.exe” -print -delete</text:p>
          <text:list>
            <text:list-item>
              <text:p text:style-name="P500">Says I want to find any executable in the directory hierarchy</text:p>
            </text:list-item>
            <text:list-item>
              <text:p text:style-name="P500">Without quotes what happens?</text:p>
              <text:list>
                <text:list-item>
                  <text:p text:style-name="P500">Globs the items in the directory, <text:span text:style-name="T44">searches all items in the subdirectories with the matching name and deletes them</text:span></text:p>
                </text:list-item>
                <text:list-item>
                  <text:p text:style-name="P501">Would only work for 1 item, more than one causes a failure</text:p>
                </text:list-item>
              </text:list>
            </text:list-item>
          </text:list>
        </text:list-item>
      </text:list>
      <text:p text:style-name="P181"/>
      <text:p text:style-name="P181">grep(find looks inside of each file and is not recursive)</text:p>
      <text:p text:style-name="P181"/>
      <text:p text:style-name="P182">Does Globbing mean you concat all strings and do a command on that one string?</text:p>
      <text:p text:style-name="P182"/>
      <text:p text:style-name="P182"/>
      <text:p text:style-name="P182">"globbing" is an alternative name for "filename expansion" in bash (and other shells but let's keep this simple). During filename expansion, bash substitutes a pattern such as *.jpg with the names of any files matching the pattern. <text:line-break/><text:line-break/>Regular expressions are also patterns which can be used to match things. For historical reasons, not all programs using regular expressions use identical regular expressions. The different regular expressions use similar ideas but differ in detail and power.<text:line-break/><text:line-break/>Bash <text:a xlink:type="simple" xlink:href="http://www.gnu.org/software/bash/manual/bashref.html#Pattern-Matching" office:target-frame-name="_blank" xlink:show="new" text:style-name="Internet_20_link" text:visited-style-name="Visited_20_Internet_20_Link">pattern matching</text:a> is essentially just another variety of regular expression. Historically it was one of the simplest regular expressions for ease of typing (for example it uses * to mean "any number of any character" while all the others use .*).</text:p>
      <text:p text:style-name="P182"/>
      <text:p text:style-name="P183">Demon Processes</text:p>
      <text:list xml:id="list5027280604025026876" text:style-name="L200">
        <text:list-item>
          <text:p text:style-name="P502">Cannot have more than one instance of the process running</text:p>
        </text:list-item>
        <text:list-item>
          <text:p text:style-name="P502">Stick the process id into the file, the new instance checks if the process is alive with kill pid, 0</text:p>
          <text:list>
            <text:list-item>
              <text:p text:style-name="P502">open with O_EXCL,</text:p>
            </text:list-item>
          </text:list>
        </text:list-item>
      </text:list>
      <text:p text:style-name="P183"/>
      <text:p text:style-name="P184">FLOCK</text:p>
      <text:p text:style-name="P184">When you fork, your file descriptor table is duplicated</text:p>
      <text:list xml:id="list8310290353990172387" text:style-name="L201">
        <text:list-item>
          <text:p text:style-name="P503">Two ways to unlock something</text:p>
          <text:list>
            <text:list-item>
              <text:p text:style-name="P503">If all the file descriptors get closed</text:p>
            </text:list-item>
            <text:list-item>
              <text:p text:style-name="P503">fcntl(fd, cmd, optional third argument)</text:p>
              <text:list>
                <text:list-item>
                  <text:p text:style-name="P503">LOCK_EX - Exclusive</text:p>
                </text:list-item>
                <text:list-item>
                  <text:p text:style-name="P503">LOCK_SH - Shared</text:p>
                </text:list-item>
                <text:list-item>
                  <text:p text:style-name="P503">LOCK_UN – unlock → doesn’t matter who does it, it unlocks for everyone</text:p>
                  <text:list>
                    <text:list-item>
                      <text:p text:style-name="P504">Anyone with a file open for that particular file description call call LOCK_UN</text:p>
                    </text:list-item>
                  </text:list>
                </text:list-item>
                <text:list-item>
                  <text:p text:style-name="P504">LOCK_NB – No Block, you can OR this if you wanted to do a non blocking lock</text:p>
                </text:list-item>
              </text:list>
            </text:list-item>
          </text:list>
        </text:list-item>
        <text:list-item>
          <text:p text:style-name="P504">Children inherits all locks the parent had</text:p>
          <text:list>
            <text:list-item>
              <text:p text:style-name="P504">This means you can have two exclusive locks</text:p>
            </text:list-item>
            <text:list-item>
              <text:p text:style-name="P504">Two unlocks are not an error</text:p>
            </text:list-item>
          </text:list>
        </text:list-item>
      </text:list>
      <text:p text:style-name="P185">Every locking mechanism we have used is voluntary</text:p>
      <text:list xml:id="list8679460566452758756" text:style-name="L202">
        <text:list-item>
          <text:p text:style-name="P505">You must request the mutex whenever you enter a critical region</text:p>
        </text:list-item>
      </text:list>
      <text:p text:style-name="P185"/>
      <text:p text:style-name="P185"/>
      <text:p text:style-name="P185"><text:soft-page-break/>What does touch do?</text:p>
      <text:list xml:id="list2659191422435105666" text:style-name="L203">
        <text:list-item>
          <text:p text:style-name="P506">Creates a file that wasn’t there,</text:p>
          <text:list>
            <text:list-item>
              <text:p text:style-name="P506">If it was it would modify the time stamp to now</text:p>
            </text:list-item>
          </text:list>
        </text:list-item>
      </text:list>
      <text:p text:style-name="P186">last time it was looked at</text:p>
      <text:p text:style-name="P186">Last time it was modified</text:p>
      <text:p text:style-name="P186">Last time the meta data was modify</text:p>
      <text:p text:style-name="P186"/>
      <text:p text:style-name="P187">FLOCK allows you specify the range of the data being looked at, you can lock a part of a file</text:p>
      <text:p text:style-name="P187"/>
      <text:p text:style-name="P187">NFS – Network File System</text:p>
      <text:list xml:id="list4650612815385080484" text:style-name="L204">
        <text:list-item>
          <text:p text:style-name="P507">Allows network machines to mount remote file systems</text:p>
        </text:list-item>
      </text:list>
      <text:p text:style-name="P187"/>
      <text:p text:style-name="P188">(Non atomic)</text:p>
      <text:p text:style-name="P187">Shared lock to be promoted to an exclusive lock</text:p>
      <text:list xml:id="list2052270115006756237" text:style-name="L205">
        <text:list-item>
          <text:p text:style-name="P508">give up lock and someone else could take up the exclusive lock</text:p>
        </text:list-item>
        <text:list-item>
          <text:p text:style-name="P508">These constraints an be overcome with fcntl</text:p>
        </text:list-item>
      </text:list>
      <text:p text:style-name="P187"/>
      <text:p text:style-name="P188">Writers Locks and Readers Locks</text:p>
      <text:p text:style-name="P188">Promoting and Demoting Locks (Atomic)</text:p>
      <text:p text:style-name="P188"/>
      <text:p text:style-name="P189">fctrl will always find out if there was a deadlock</text:p>
      <text:list xml:id="list527788677387276118" text:style-name="L206">
        <text:list-item>
          <text:p text:style-name="P509">works at the inode level</text:p>
        </text:list-item>
        <text:list-item>
          <text:p text:style-name="P509">FLOCK Works on the file descript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6:04:34.336304296</meta:creation-date>
    <dc:date>2018-05-12T12:30:29.137818742</dc:date>
    <meta:editing-duration>P11DT31M55S</meta:editing-duration>
    <meta:editing-cycles>70</meta:editing-cycles>
    <meta:generator>LibreOffice/5.1.6.2$Linux_X86_64 LibreOffice_project/10m0$Build-2</meta:generator>
    <meta:document-statistic meta:table-count="20" meta:image-count="0" meta:object-count="0" meta:page-count="48" meta:paragraph-count="1726" meta:word-count="12395" meta:character-count="66116" meta:non-whitespace-character-count="55991"/>
  </office:meta>
</office:document-meta>
</file>